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/>
    </style:style>
    <style:style style:name="P2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! Socket.IO.js build:0.9.16, development. Copyright(c) 2011 LearnBoost &lt;dev@learnboost.com&gt; MIT Licensed */</text:p>
      <text:p text:style-name="Preformatted_20_Text"/>
      <text:p text:style-name="P2">var io = ('undefined' === typeof module ? {} : module.exports);</text:p>
      <text:p text:style-name="P2">(function() {</text:p>
      <text:p text:style-name="Preformatted_20_Text"/>
      <text:p text:style-name="P2">/**</text:p>
      <text:p text:style-name="P1"><text:s/><text:span text:style-name="T1">* socket.io</text:span></text:p>
      <text:p text:style-name="P1"><text:s/><text:span text:style-name="T1">* Copyright(c) 2011 LearnBoost &lt;dev@learnboost.com&gt;</text:span></text:p>
      <text:p text:style-name="P1"><text:s/><text:span text:style-name="T1">* MIT Licensed</text:span></text:p>
      <text:p text:style-name="P1"><text:s/><text:span text:style-name="T1">*/</text:span></text:p>
      <text:p text:style-name="Preformatted_20_Text"/>
      <text:p text:style-name="P2">(function (exports, global) {</text:p>
      <text:p text:style-name="Preformatted_20_Text"/>
      <text:p text:style-name="P1"><text:s text:c="2"/><text:span text:style-name="T1">/**</text:span></text:p>
      <text:p text:style-name="P1"><text:s text:c="3"/><text:span text:style-name="T1">* IO namespace.</text:span></text:p>
      <text:p text:style-name="P1"><text:s text:c="3"/><text:span text:style-name="T1">*</text:span></text:p>
      <text:p text:style-name="P1"><text:s text:c="3"/><text:span text:style-name="T1">* @namespace</text:span></text:p>
      <text:p text:style-name="P1"><text:s text:c="3"/><text:span text:style-name="T1">*/</text:span></text:p>
      <text:p text:style-name="Preformatted_20_Text"/>
      <text:p text:style-name="P1"><text:s text:c="2"/><text:span text:style-name="T1">var io = exports;</text:span></text:p>
      <text:p text:style-name="Preformatted_20_Text"/>
      <text:p text:style-name="P1"><text:s text:c="2"/><text:span text:style-name="T1">/**</text:span></text:p>
      <text:p text:style-name="P1"><text:s text:c="3"/><text:span text:style-name="T1">* Socket.IO version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io.version = '0.9.16';</text:span></text:p>
      <text:p text:style-name="Preformatted_20_Text"/>
      <text:p text:style-name="P1"><text:s text:c="2"/><text:span text:style-name="T1">/**</text:span></text:p>
      <text:p text:style-name="P1"><text:s text:c="3"/><text:span text:style-name="T1">* Protocol implemented.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io.protocol = 1;</text:span></text:p>
      <text:p text:style-name="Preformatted_20_Text"/>
      <text:p text:style-name="P1"><text:s text:c="2"/><text:span text:style-name="T1">/**</text:span></text:p>
      <text:p text:style-name="P1"><text:s text:c="3"/><text:span text:style-name="T1">* Available transports, these will be populated with the available transports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io.transports = [];</text:span></text:p>
      <text:p text:style-name="Preformatted_20_Text"/>
      <text:p text:style-name="P1"><text:s text:c="2"/><text:span text:style-name="T1">/**</text:span></text:p>
      <text:p text:style-name="P1"><text:s text:c="3"/><text:span text:style-name="T1">* Keep track of jsonp callbacks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io.j = [];</text:span></text:p>
      <text:p text:style-name="Preformatted_20_Text"/>
      <text:p text:style-name="P1"><text:s text:c="2"/><text:span text:style-name="T1">/**</text:span></text:p>
      <text:p text:style-name="P1"><text:s text:c="3"/><text:span text:style-name="T1">* Keep track of our io.Sockets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oft-page-break/><text:s text:c="3"/><text:span text:style-name="T1">*/</text:span></text:p>
      <text:p text:style-name="P1"><text:s text:c="2"/><text:span text:style-name="T1">io.sockets = {};</text:span></text:p>
      <text:p text:style-name="Preformatted_20_Text"/>
      <text:p text:style-name="Preformatted_20_Text"/>
      <text:p text:style-name="P1"><text:s text:c="2"/><text:span text:style-name="T1">/**</text:span></text:p>
      <text:p text:style-name="P1"><text:s text:c="3"/><text:span text:style-name="T1">* Manages connections to hosts.</text:span></text:p>
      <text:p text:style-name="P1"><text:s text:c="3"/><text:span text:style-name="T1">*</text:span></text:p>
      <text:p text:style-name="P1"><text:s text:c="3"/><text:span text:style-name="T1">* @param {String} uri</text:span></text:p>
      <text:p text:style-name="P1"><text:s text:c="3"/><text:span text:style-name="T1">* @Param {Boolean} force creation of new socket (defaults to false)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io.connect = function (host, details) {</text:span></text:p>
      <text:p text:style-name="P1"><text:s text:c="4"/><text:span text:style-name="T1">var uri = io.util.parseUri(host)</text:span></text:p>
      <text:p text:style-name="P1"><text:s text:c="6"/><text:span text:style-name="T1">, uuri</text:span></text:p>
      <text:p text:style-name="P1"><text:s text:c="6"/><text:span text:style-name="T1">, socket;</text:span></text:p>
      <text:p text:style-name="Preformatted_20_Text"/>
      <text:p text:style-name="P1"><text:s text:c="4"/><text:span text:style-name="T1">if (global &amp;&amp; global.location) {</text:span></text:p>
      <text:p text:style-name="P1"><text:s text:c="6"/><text:span text:style-name="T1">uri.protocol = uri.protocol || global.location.protocol.slice(0, -1);</text:span></text:p>
      <text:p text:style-name="P1"><text:s text:c="6"/><text:span text:style-name="T1">uri.host = uri.host || (global.document</text:span></text:p>
      <text:p text:style-name="P1"><text:s text:c="8"/><text:span text:style-name="T1">? global.document.domain : global.location.hostname);</text:span></text:p>
      <text:p text:style-name="P1"><text:s text:c="6"/><text:span text:style-name="T1">uri.port = uri.port || global.location.port;</text:span></text:p>
      <text:p text:style-name="P1"><text:s text:c="4"/><text:span text:style-name="T1">}</text:span></text:p>
      <text:p text:style-name="Preformatted_20_Text"/>
      <text:p text:style-name="P1"><text:s text:c="4"/><text:span text:style-name="T1">uuri = io.util.uniqueUri(uri);</text:span></text:p>
      <text:p text:style-name="Preformatted_20_Text"/>
      <text:p text:style-name="P1"><text:s text:c="4"/><text:span text:style-name="T1">var options = {</text:span></text:p>
      <text:p text:style-name="P1"><text:s text:c="8"/><text:span text:style-name="T1">host: uri.host</text:span></text:p>
      <text:p text:style-name="P1"><text:s text:c="6"/><text:span text:style-name="T1">, secure: 'https' == uri.protocol</text:span></text:p>
      <text:p text:style-name="P1"><text:s text:c="6"/><text:span text:style-name="T1">, port: uri.port || ('https' == uri.protocol ? 443 : 80)</text:span></text:p>
      <text:p text:style-name="P1"><text:s text:c="6"/><text:span text:style-name="T1">, query: uri.query || ''</text:span></text:p>
      <text:p text:style-name="P1"><text:s text:c="4"/><text:span text:style-name="T1">};</text:span></text:p>
      <text:p text:style-name="Preformatted_20_Text"/>
      <text:p text:style-name="P1"><text:s text:c="4"/><text:span text:style-name="T1">io.util.merge(options, details);</text:span></text:p>
      <text:p text:style-name="Preformatted_20_Text"/>
      <text:p text:style-name="P1"><text:s text:c="4"/><text:span text:style-name="T1">if (options['force new connection'] || !io.sockets[uuri]) {</text:span></text:p>
      <text:p text:style-name="P1"><text:s text:c="6"/><text:span text:style-name="T1">socket = new io.Socket(options);</text:span></text:p>
      <text:p text:style-name="P1"><text:s text:c="4"/><text:span text:style-name="T1">}</text:span></text:p>
      <text:p text:style-name="Preformatted_20_Text"/>
      <text:p text:style-name="P1"><text:s text:c="4"/><text:span text:style-name="T1">if (!options['force new connection'] &amp;&amp; socket) {</text:span></text:p>
      <text:p text:style-name="P1"><text:s text:c="6"/><text:span text:style-name="T1">io.sockets[uuri] = socket;</text:span></text:p>
      <text:p text:style-name="P1"><text:s text:c="4"/><text:span text:style-name="T1">}</text:span></text:p>
      <text:p text:style-name="Preformatted_20_Text"/>
      <text:p text:style-name="P1"><text:s text:c="4"/><text:span text:style-name="T1">socket = socket || io.sockets[uuri];</text:span></text:p>
      <text:p text:style-name="Preformatted_20_Text"/>
      <text:p text:style-name="P1"><text:s text:c="4"/><text:span text:style-name="T1">// if path is different from '' or /</text:span></text:p>
      <text:p text:style-name="P1"><text:s text:c="4"/><text:span text:style-name="T1">return socket.of(uri.path.length &gt; 1 ? uri.path : '');</text:span></text:p>
      <text:p text:style-name="P1"><text:s text:c="2"/><text:span text:style-name="T1">};</text:span></text:p>
      <text:p text:style-name="Preformatted_20_Text"/>
      <text:p text:style-name="P2">})('object' === typeof module ? module.exports : (this.io = {}), this);</text:p>
      <text:p text:style-name="P2">/**</text:p>
      <text:p text:style-name="P1"><text:s/><text:span text:style-name="T1">* socket.io</text:span></text:p>
      <text:p text:style-name="P1"><text:s/><text:span text:style-name="T1">* Copyright(c) 2011 LearnBoost &lt;dev@learnboost.com&gt;</text:span></text:p>
      <text:p text:style-name="P1"><text:s/><text:span text:style-name="T1">* MIT Licensed</text:span></text:p>
      <text:p text:style-name="P1"><text:s/><text:span text:style-name="T1">*/</text:span></text:p>
      <text:p text:style-name="Preformatted_20_Text"/>
      <text:p text:style-name="P2">(function (exports, global) {</text:p>
      <text:p text:style-name="Preformatted_20_Text"/>
      <text:p text:style-name="P1"><text:soft-page-break/><text:s text:c="2"/><text:span text:style-name="T1">/**</text:span></text:p>
      <text:p text:style-name="P1"><text:s text:c="3"/><text:span text:style-name="T1">* Utilities namespace.</text:span></text:p>
      <text:p text:style-name="P1"><text:s text:c="3"/><text:span text:style-name="T1">*</text:span></text:p>
      <text:p text:style-name="P1"><text:s text:c="3"/><text:span text:style-name="T1">* @namespace</text:span></text:p>
      <text:p text:style-name="P1"><text:s text:c="3"/><text:span text:style-name="T1">*/</text:span></text:p>
      <text:p text:style-name="Preformatted_20_Text"/>
      <text:p text:style-name="P1"><text:s text:c="2"/><text:span text:style-name="T1">var util = exports.util = {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Parses an URI</text:span></text:p>
      <text:p text:style-name="P1"><text:s text:c="3"/><text:span text:style-name="T1">*</text:span></text:p>
      <text:p text:style-name="P1"><text:s text:c="3"/><text:span text:style-name="T1">* @author Steven Levithan &lt;stevenlevithan.com&gt; (MIT license)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var re = /^(?:(?![^:@]+:[^:@\/]*@)([^:\/?#.]+):)?(?:\/\/)?((?:(([^:@]*)(?::([^:@]*))?)?@)?([^:\/?#]*)(?::(\d*))?)(((\/(?:[^?#](?![^?#\/]*\.[^?#\/.]+(?:[?#]|$)))*\/?)?([^?#\/]*))(?:\?([^#]*))?(?:#(.*))?)/;</text:span></text:p>
      <text:p text:style-name="Preformatted_20_Text"/>
      <text:p text:style-name="P1"><text:s text:c="2"/><text:span text:style-name="T1">var parts = ['source', 'protocol', 'authority', 'userInfo', 'user', 'password',</text:span></text:p>
      <text:p text:style-name="P1"><text:s text:c="15"/><text:span text:style-name="T1">'host', 'port', 'relative', 'path', 'directory', 'file', 'query',</text:span></text:p>
      <text:p text:style-name="P1"><text:s text:c="15"/><text:span text:style-name="T1">'anchor'];</text:span></text:p>
      <text:p text:style-name="Preformatted_20_Text"/>
      <text:p text:style-name="P1"><text:s text:c="2"/><text:span text:style-name="T1">util.parseUri = function (str) {</text:span></text:p>
      <text:p text:style-name="P1"><text:s text:c="4"/><text:span text:style-name="T1">var m = re.exec(str || '')</text:span></text:p>
      <text:p text:style-name="P1"><text:s text:c="6"/><text:span text:style-name="T1">, uri = {}</text:span></text:p>
      <text:p text:style-name="P1"><text:s text:c="6"/><text:span text:style-name="T1">, i = 14;</text:span></text:p>
      <text:p text:style-name="Preformatted_20_Text"/>
      <text:p text:style-name="P1"><text:s text:c="4"/><text:span text:style-name="T1">while (i--) {</text:span></text:p>
      <text:p text:style-name="P1"><text:s text:c="6"/><text:span text:style-name="T1">uri[parts[i]] = m[i] || '';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uri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Produces a unique url that identifies a Socket.IO connection.</text:span></text:p>
      <text:p text:style-name="P1"><text:s text:c="3"/><text:span text:style-name="T1">*</text:span></text:p>
      <text:p text:style-name="P1"><text:s text:c="3"/><text:span text:style-name="T1">* @param {Object} uri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util.uniqueUri = function (uri) {</text:span></text:p>
      <text:p text:style-name="P1"><text:s text:c="4"/><text:span text:style-name="T1">var protocol = uri.protocol</text:span></text:p>
      <text:p text:style-name="P1"><text:s text:c="6"/><text:span text:style-name="T1">, host = uri.host</text:span></text:p>
      <text:p text:style-name="P1"><text:s text:c="6"/><text:span text:style-name="T1">, port = uri.port;</text:span></text:p>
      <text:p text:style-name="Preformatted_20_Text"/>
      <text:p text:style-name="P1"><text:s text:c="4"/><text:span text:style-name="T1">if ('document' in global) {</text:span></text:p>
      <text:p text:style-name="P1"><text:s text:c="6"/><text:span text:style-name="T1">host = host || document.domain;</text:span></text:p>
      <text:p text:style-name="P1"><text:s text:c="6"/><text:span text:style-name="T1">port = port || (protocol == 'https'</text:span></text:p>
      <text:p text:style-name="P1"><text:s text:c="8"/><text:span text:style-name="T1">&amp;&amp; document.location.protocol !== 'https:' ? 443 : document.location.port);</text:span></text:p>
      <text:p text:style-name="P1"><text:s text:c="4"/><text:span text:style-name="T1">} else {</text:span></text:p>
      <text:p text:style-name="P1"><text:s text:c="6"/><text:span text:style-name="T1">host = host || 'localhost';</text:span></text:p>
      <text:p text:style-name="Preformatted_20_Text"/>
      <text:p text:style-name="P1"><text:s text:c="6"/><text:span text:style-name="T1">if (!port &amp;&amp; protocol == 'https') {</text:span></text:p>
      <text:p text:style-name="P1"><text:s text:c="8"/><text:span text:style-name="T1">port = 443;</text:span></text:p>
      <text:p text:style-name="P1"><text:s text:c="6"/><text:span text:style-name="T1">}</text:span></text:p>
      <text:p text:style-name="P1"><text:soft-page-break/><text:s text:c="4"/><text:span text:style-name="T1">}</text:span></text:p>
      <text:p text:style-name="Preformatted_20_Text"/>
      <text:p text:style-name="P1"><text:s text:c="4"/><text:span text:style-name="T1">return (protocol || 'http') + '://' + host + ':' + (port || 80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Mergest 2 query strings in to once unique query string</text:span></text:p>
      <text:p text:style-name="P1"><text:s text:c="3"/><text:span text:style-name="T1">*</text:span></text:p>
      <text:p text:style-name="P1"><text:s text:c="3"/><text:span text:style-name="T1">* @param {String} base</text:span></text:p>
      <text:p text:style-name="P1"><text:s text:c="3"/><text:span text:style-name="T1">* @param {String} addition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util.query = function (base, addition) {</text:span></text:p>
      <text:p text:style-name="P1"><text:s text:c="4"/><text:span text:style-name="T1">var query = util.chunkQuery(base || '')</text:span></text:p>
      <text:p text:style-name="P1"><text:s text:c="6"/><text:span text:style-name="T1">, components = [];</text:span></text:p>
      <text:p text:style-name="Preformatted_20_Text"/>
      <text:p text:style-name="P1"><text:s text:c="4"/><text:span text:style-name="T1">util.merge(query, util.chunkQuery(addition || ''));</text:span></text:p>
      <text:p text:style-name="P1"><text:s text:c="4"/><text:span text:style-name="T1">for (var part in query) {</text:span></text:p>
      <text:p text:style-name="P1"><text:s text:c="6"/><text:span text:style-name="T1">if (query.hasOwnProperty(part)) {</text:span></text:p>
      <text:p text:style-name="P1"><text:s text:c="8"/><text:span text:style-name="T1">components.push(part + '=' + query[part]);</text:span></text:p>
      <text:p text:style-name="P1"><text:s text:c="6"/><text:span text:style-name="T1">}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components.length ? '?' + components.join('&amp;') : ''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Transforms a querystring in to an object</text:span></text:p>
      <text:p text:style-name="P1"><text:s text:c="3"/><text:span text:style-name="T1">*</text:span></text:p>
      <text:p text:style-name="P1"><text:s text:c="3"/><text:span text:style-name="T1">* @param {String} qs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util.chunkQuery = function (qs) {</text:span></text:p>
      <text:p text:style-name="P1"><text:s text:c="4"/><text:span text:style-name="T1">var query = {}</text:span></text:p>
      <text:p text:style-name="P1"><text:s text:c="6"/><text:span text:style-name="T1">, params = qs.split('&amp;')</text:span></text:p>
      <text:p text:style-name="P1"><text:s text:c="6"/><text:span text:style-name="T1">, i = 0</text:span></text:p>
      <text:p text:style-name="P1"><text:s text:c="6"/><text:span text:style-name="T1">, l = params.length</text:span></text:p>
      <text:p text:style-name="P1"><text:s text:c="6"/><text:span text:style-name="T1">, kv;</text:span></text:p>
      <text:p text:style-name="Preformatted_20_Text"/>
      <text:p text:style-name="P1"><text:s text:c="4"/><text:span text:style-name="T1">for (; i &lt; l; ++i) {</text:span></text:p>
      <text:p text:style-name="P1"><text:s text:c="6"/><text:span text:style-name="T1">kv = params[i].split('=');</text:span></text:p>
      <text:p text:style-name="P1"><text:s text:c="6"/><text:span text:style-name="T1">if (kv[0]) {</text:span></text:p>
      <text:p text:style-name="P1"><text:s text:c="8"/><text:span text:style-name="T1">query[kv[0]] = kv[1];</text:span></text:p>
      <text:p text:style-name="P1"><text:s text:c="6"/><text:span text:style-name="T1">}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query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Executes the given function when the page is loaded.</text:span></text:p>
      <text:p text:style-name="P1"><text:s text:c="3"/><text:span text:style-name="T1">*</text:span></text:p>
      <text:p text:style-name="P1"><text:s text:c="3"/><text:span text:style-name="T1">* <text:s text:c="4"/>io.util.load(function () { console.log('page loaded'); });</text:span></text:p>
      <text:p text:style-name="P1"><text:s text:c="3"/><text:span text:style-name="T1">*</text:span></text:p>
      <text:p text:style-name="P1"><text:s text:c="3"/><text:span text:style-name="T1">* @param {Function} fn</text:span></text:p>
      <text:p text:style-name="P1"><text:s text:c="3"/><text:span text:style-name="T1">* @api public</text:span></text:p>
      <text:p text:style-name="P1"><text:soft-page-break/><text:s text:c="3"/><text:span text:style-name="T1">*/</text:span></text:p>
      <text:p text:style-name="Preformatted_20_Text"/>
      <text:p text:style-name="P1"><text:s text:c="2"/><text:span text:style-name="T1">var pageLoaded = false;</text:span></text:p>
      <text:p text:style-name="Preformatted_20_Text"/>
      <text:p text:style-name="P1"><text:s text:c="2"/><text:span text:style-name="T1">util.load = function (fn) {</text:span></text:p>
      <text:p text:style-name="P1"><text:s text:c="4"/><text:span text:style-name="T1">if ('document' in global &amp;&amp; document.readyState === 'complete' || pageLoaded) {</text:span></text:p>
      <text:p text:style-name="P1"><text:s text:c="6"/><text:span text:style-name="T1">return fn();</text:span></text:p>
      <text:p text:style-name="P1"><text:s text:c="4"/><text:span text:style-name="T1">}</text:span></text:p>
      <text:p text:style-name="Preformatted_20_Text"/>
      <text:p text:style-name="P1"><text:s text:c="4"/><text:span text:style-name="T1">util.on(global, 'load', fn, false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Adds an event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util.on = function (element, event, fn, capture) {</text:span></text:p>
      <text:p text:style-name="P1"><text:s text:c="4"/><text:span text:style-name="T1">if (element.attachEvent) {</text:span></text:p>
      <text:p text:style-name="P1"><text:s text:c="6"/><text:span text:style-name="T1">element.attachEvent('on' + event, fn);</text:span></text:p>
      <text:p text:style-name="P1"><text:s text:c="4"/><text:span text:style-name="T1">} else if (element.addEventListener) {</text:span></text:p>
      <text:p text:style-name="P1"><text:s text:c="6"/><text:span text:style-name="T1">element.addEventListener(event, fn, capture);</text:span></text:p>
      <text:p text:style-name="P1"><text:s text:c="4"/><text:span text:style-name="T1">}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Generates the correct `XMLHttpRequest` for regular and cross domain requests.</text:span></text:p>
      <text:p text:style-name="P1"><text:s text:c="3"/><text:span text:style-name="T1">*</text:span></text:p>
      <text:p text:style-name="P1"><text:s text:c="3"/><text:span text:style-name="T1">* @param {Boolean} [xdomain] Create a request that can be used cross domain.</text:span></text:p>
      <text:p text:style-name="P1"><text:s text:c="3"/><text:span text:style-name="T1">* @returns {XMLHttpRequest|false} If we can create a XMLHttpRequest.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util.request = function (xdomain) {</text:span></text:p>
      <text:p text:style-name="Preformatted_20_Text"/>
      <text:p text:style-name="P1"><text:s text:c="4"/><text:span text:style-name="T1">if (xdomain &amp;&amp; 'undefined' != typeof XDomainRequest &amp;&amp; !util.ua.hasCORS) {</text:span></text:p>
      <text:p text:style-name="P1"><text:s text:c="6"/><text:span text:style-name="T1">return new XDomainRequest();</text:span></text:p>
      <text:p text:style-name="P1"><text:s text:c="4"/><text:span text:style-name="T1">}</text:span></text:p>
      <text:p text:style-name="Preformatted_20_Text"/>
      <text:p text:style-name="P1"><text:s text:c="4"/><text:span text:style-name="T1">if ('undefined' != typeof XMLHttpRequest &amp;&amp; (!xdomain || util.ua.hasCORS)) {</text:span></text:p>
      <text:p text:style-name="P1"><text:s text:c="6"/><text:span text:style-name="T1">return new XMLHttpRequest();</text:span></text:p>
      <text:p text:style-name="P1"><text:s text:c="4"/><text:span text:style-name="T1">}</text:span></text:p>
      <text:p text:style-name="Preformatted_20_Text"/>
      <text:p text:style-name="P1"><text:s text:c="4"/><text:span text:style-name="T1">if (!xdomain) {</text:span></text:p>
      <text:p text:style-name="P1"><text:s text:c="6"/><text:span text:style-name="T1">try {</text:span></text:p>
      <text:p text:style-name="P1"><text:s text:c="8"/><text:span text:style-name="T1">return new window[(['Active'].concat('Object').join('X'))]('Microsoft.XMLHTTP');</text:span></text:p>
      <text:p text:style-name="P1"><text:s text:c="6"/><text:span text:style-name="T1">} catch(e) { }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null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XHR based transport constructor.</text:span></text:p>
      <text:p text:style-name="P1"><text:s text:c="3"/><text:span text:style-name="T1">*</text:span></text:p>
      <text:p text:style-name="P1"><text:soft-page-break/><text:s text:c="3"/><text:span text:style-name="T1">* @constructor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/**</text:span></text:p>
      <text:p text:style-name="P1"><text:s text:c="3"/><text:span text:style-name="T1">* Change the internal pageLoaded value.</text:span></text:p>
      <text:p text:style-name="P1"><text:s text:c="3"/><text:span text:style-name="T1">*/</text:span></text:p>
      <text:p text:style-name="Preformatted_20_Text"/>
      <text:p text:style-name="P1"><text:s text:c="2"/><text:span text:style-name="T1">if ('undefined' != typeof window) {</text:span></text:p>
      <text:p text:style-name="P1"><text:s text:c="4"/><text:span text:style-name="T1">util.load(function () {</text:span></text:p>
      <text:p text:style-name="P1"><text:s text:c="6"/><text:span text:style-name="T1">pageLoaded = true;</text:span></text:p>
      <text:p text:style-name="P1"><text:s text:c="4"/><text:span text:style-name="T1">});</text:span></text:p>
      <text:p text:style-name="P1"><text:s text:c="2"/><text:span text:style-name="T1">}</text:span></text:p>
      <text:p text:style-name="Preformatted_20_Text"/>
      <text:p text:style-name="P1"><text:s text:c="2"/><text:span text:style-name="T1">/**</text:span></text:p>
      <text:p text:style-name="P1"><text:s text:c="3"/><text:span text:style-name="T1">* Defers a function to ensure a spinner is not displayed by the browser</text:span></text:p>
      <text:p text:style-name="P1"><text:s text:c="3"/><text:span text:style-name="T1">*</text:span></text:p>
      <text:p text:style-name="P1"><text:s text:c="3"/><text:span text:style-name="T1">* @param {Function} fn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util.defer = function (fn) {</text:span></text:p>
      <text:p text:style-name="P1"><text:s text:c="4"/><text:span text:style-name="T1">if (!util.ua.webkit || 'undefined' != typeof importScripts) {</text:span></text:p>
      <text:p text:style-name="P1"><text:s text:c="6"/><text:span text:style-name="T1">return fn();</text:span></text:p>
      <text:p text:style-name="P1"><text:s text:c="4"/><text:span text:style-name="T1">}</text:span></text:p>
      <text:p text:style-name="Preformatted_20_Text"/>
      <text:p text:style-name="P1"><text:s text:c="4"/><text:span text:style-name="T1">util.load(function () {</text:span></text:p>
      <text:p text:style-name="P1"><text:s text:c="6"/><text:span text:style-name="T1">setTimeout(fn, 100);</text:span></text:p>
      <text:p text:style-name="P1"><text:s text:c="4"/><text:span text:style-name="T1">}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Merges two objects.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util.merge = function merge (target, additional, deep, lastseen) {</text:span></text:p>
      <text:p text:style-name="P1"><text:s text:c="4"/><text:span text:style-name="T1">var seen = lastseen || []</text:span></text:p>
      <text:p text:style-name="P1"><text:s text:c="6"/><text:span text:style-name="T1">, depth = typeof deep == 'undefined' ? 2 : deep</text:span></text:p>
      <text:p text:style-name="P1"><text:s text:c="6"/><text:span text:style-name="T1">, prop;</text:span></text:p>
      <text:p text:style-name="Preformatted_20_Text"/>
      <text:p text:style-name="P1"><text:s text:c="4"/><text:span text:style-name="T1">for (prop in additional) {</text:span></text:p>
      <text:p text:style-name="P1"><text:s text:c="6"/><text:span text:style-name="T1">if (additional.hasOwnProperty(prop) &amp;&amp; util.indexOf(seen, prop) &lt; 0) {</text:span></text:p>
      <text:p text:style-name="P1"><text:s text:c="8"/><text:span text:style-name="T1">if (typeof target[prop] !== 'object' || !depth) {</text:span></text:p>
      <text:p text:style-name="P1"><text:s text:c="10"/><text:span text:style-name="T1">target[prop] = additional[prop];</text:span></text:p>
      <text:p text:style-name="P1"><text:s text:c="10"/><text:span text:style-name="T1">seen.push(additional[prop]);</text:span></text:p>
      <text:p text:style-name="P1"><text:s text:c="8"/><text:span text:style-name="T1">} else {</text:span></text:p>
      <text:p text:style-name="P1"><text:s text:c="10"/><text:span text:style-name="T1">util.merge(target[prop], additional[prop], depth - 1, seen);</text:span></text:p>
      <text:p text:style-name="P1"><text:s text:c="8"/><text:span text:style-name="T1">}</text:span></text:p>
      <text:p text:style-name="P1"><text:s text:c="6"/><text:span text:style-name="T1">}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target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Merges prototypes from objects</text:span></text:p>
      <text:p text:style-name="P1"><text:soft-page-break/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util.mixin = function (ctor, ctor2) {</text:span></text:p>
      <text:p text:style-name="P1"><text:s text:c="4"/><text:span text:style-name="T1">util.merge(ctor.prototype, ctor2.prototype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Shortcut for prototypical and static inheritance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util.inherit = function (ctor, ctor2) {</text:span></text:p>
      <text:p text:style-name="P1"><text:s text:c="4"/><text:span text:style-name="T1">function f() {};</text:span></text:p>
      <text:p text:style-name="P1"><text:s text:c="4"/><text:span text:style-name="T1">f.prototype = ctor2.prototype;</text:span></text:p>
      <text:p text:style-name="P1"><text:s text:c="4"/><text:span text:style-name="T1">ctor.prototype = new f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hecks if the given object is an Array.</text:span></text:p>
      <text:p text:style-name="P1"><text:s text:c="3"/><text:span text:style-name="T1">*</text:span></text:p>
      <text:p text:style-name="P1"><text:s text:c="3"/><text:span text:style-name="T1">* <text:s text:c="4"/>io.util.isArray([]); // true</text:span></text:p>
      <text:p text:style-name="P1"><text:s text:c="3"/><text:span text:style-name="T1">* <text:s text:c="4"/>io.util.isArray({}); // false</text:span></text:p>
      <text:p text:style-name="P1"><text:s text:c="3"/><text:span text:style-name="T1">*</text:span></text:p>
      <text:p text:style-name="P1"><text:s text:c="3"/><text:span text:style-name="T1">* @param Object obj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util.isArray = Array.isArray || function (obj) {</text:span></text:p>
      <text:p text:style-name="P1"><text:s text:c="4"/><text:span text:style-name="T1">return Object.prototype.toString.call(obj) === '[object Array]'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Intersects values of two arrays into a third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util.intersect = function (arr, arr2) {</text:span></text:p>
      <text:p text:style-name="P1"><text:s text:c="4"/><text:span text:style-name="T1">var ret = []</text:span></text:p>
      <text:p text:style-name="P1"><text:s text:c="6"/><text:span text:style-name="T1">, longest = arr.length &gt; arr2.length ? arr : arr2</text:span></text:p>
      <text:p text:style-name="P1"><text:s text:c="6"/><text:span text:style-name="T1">, shortest = arr.length &gt; arr2.length ? arr2 : arr;</text:span></text:p>
      <text:p text:style-name="Preformatted_20_Text"/>
      <text:p text:style-name="P1"><text:s text:c="4"/><text:span text:style-name="T1">for (var i = 0, l = shortest.length; i &lt; l; i++) {</text:span></text:p>
      <text:p text:style-name="P1"><text:s text:c="6"/><text:span text:style-name="T1">if (~util.indexOf(longest, shortest[i]))</text:span></text:p>
      <text:p text:style-name="P1"><text:s text:c="8"/><text:span text:style-name="T1">ret.push(shortest[i]);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ret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Array indexOf compatibility.</text:span></text:p>
      <text:p text:style-name="P1"><text:s text:c="3"/><text:span text:style-name="T1">*</text:span></text:p>
      <text:p text:style-name="P1"><text:s text:c="3"/><text:span text:style-name="T1">* @see bit.ly/a5Dxa2</text:span></text:p>
      <text:p text:style-name="P1"><text:s text:c="3"/><text:span text:style-name="T1">* @api public</text:span></text:p>
      <text:p text:style-name="P1"><text:soft-page-break/><text:s text:c="3"/><text:span text:style-name="T1">*/</text:span></text:p>
      <text:p text:style-name="Preformatted_20_Text"/>
      <text:p text:style-name="P1"><text:s text:c="2"/><text:span text:style-name="T1">util.indexOf = function (arr, o, i) {</text:span></text:p>
      <text:p text:style-name="Preformatted_20_Text"/>
      <text:p text:style-name="P1"><text:s text:c="4"/><text:span text:style-name="T1">for (var j = arr.length, i = i &lt; 0 ? i + j &lt; 0 ? 0 : i + j : i || 0;</text:span></text:p>
      <text:p text:style-name="P1"><text:s text:c="9"/><text:span text:style-name="T1">i &lt; j &amp;&amp; arr[i] !== o; i++) {}</text:span></text:p>
      <text:p text:style-name="Preformatted_20_Text"/>
      <text:p text:style-name="P1"><text:s text:c="4"/><text:span text:style-name="T1">return j &lt;= i ? -1 : i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onverts enumerables to array.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util.toArray = function (enu) {</text:span></text:p>
      <text:p text:style-name="P1"><text:s text:c="4"/><text:span text:style-name="T1">var arr = [];</text:span></text:p>
      <text:p text:style-name="Preformatted_20_Text"/>
      <text:p text:style-name="P1"><text:s text:c="4"/><text:span text:style-name="T1">for (var i = 0, l = enu.length; i &lt; l; i++)</text:span></text:p>
      <text:p text:style-name="P1"><text:s text:c="6"/><text:span text:style-name="T1">arr.push(enu[i]);</text:span></text:p>
      <text:p text:style-name="Preformatted_20_Text"/>
      <text:p text:style-name="P1"><text:s text:c="4"/><text:span text:style-name="T1">return arr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UA / engines detection namespace.</text:span></text:p>
      <text:p text:style-name="P1"><text:s text:c="3"/><text:span text:style-name="T1">*</text:span></text:p>
      <text:p text:style-name="P1"><text:s text:c="3"/><text:span text:style-name="T1">* @namespace</text:span></text:p>
      <text:p text:style-name="P1"><text:s text:c="3"/><text:span text:style-name="T1">*/</text:span></text:p>
      <text:p text:style-name="Preformatted_20_Text"/>
      <text:p text:style-name="P1"><text:s text:c="2"/><text:span text:style-name="T1">util.ua = {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Whether the UA supports CORS for XHR.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util.ua.hasCORS = 'undefined' != typeof XMLHttpRequest &amp;&amp; (function () {</text:span></text:p>
      <text:p text:style-name="P1"><text:s text:c="4"/><text:span text:style-name="T1">try {</text:span></text:p>
      <text:p text:style-name="P1"><text:s text:c="6"/><text:span text:style-name="T1">var a = new XMLHttpRequest();</text:span></text:p>
      <text:p text:style-name="P1"><text:s text:c="4"/><text:span text:style-name="T1">} catch (e) {</text:span></text:p>
      <text:p text:style-name="P1"><text:s text:c="6"/><text:span text:style-name="T1">return false;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a.withCredentials != undefined;</text:span></text:p>
      <text:p text:style-name="P1"><text:s text:c="2"/><text:span text:style-name="T1">})();</text:span></text:p>
      <text:p text:style-name="Preformatted_20_Text"/>
      <text:p text:style-name="P1"><text:s text:c="2"/><text:span text:style-name="T1">/**</text:span></text:p>
      <text:p text:style-name="P1"><text:s text:c="3"/><text:span text:style-name="T1">* Detect webkit.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util.ua.webkit = 'undefined' != typeof navigator</text:span></text:p>
      <text:p text:style-name="P1"><text:s text:c="4"/><text:span text:style-name="T1">&amp;&amp; /webkit/i.test(navigator.userAgent);</text:span></text:p>
      <text:p text:style-name="Preformatted_20_Text"/>
      <text:p text:style-name="P1"><text:soft-page-break/><text:s text:c="3"/><text:span text:style-name="T1">/**</text:span></text:p>
      <text:p text:style-name="P1"><text:s text:c="3"/><text:span text:style-name="T1">* Detect iPad/iPhone/iPod.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util.ua.iDevice = 'undefined' != typeof navigator</text:span></text:p>
      <text:p text:style-name="P1"><text:s text:c="6"/><text:span text:style-name="T1">&amp;&amp; /iPad|iPhone|iPod/i.test(navigator.userAgent);</text:span></text:p>
      <text:p text:style-name="Preformatted_20_Text"/>
      <text:p text:style-name="P2">})('undefined' != typeof io ? io : module.exports, this);</text:p>
      <text:p text:style-name="P2">/**</text:p>
      <text:p text:style-name="P1"><text:s/><text:span text:style-name="T1">* socket.io</text:span></text:p>
      <text:p text:style-name="P1"><text:s/><text:span text:style-name="T1">* Copyright(c) 2011 LearnBoost &lt;dev@learnboost.com&gt;</text:span></text:p>
      <text:p text:style-name="P1"><text:s/><text:span text:style-name="T1">* MIT Licensed</text:span></text:p>
      <text:p text:style-name="P1"><text:s/><text:span text:style-name="T1">*/</text:span></text:p>
      <text:p text:style-name="Preformatted_20_Text"/>
      <text:p text:style-name="P2">(function (exports, io) {</text:p>
      <text:p text:style-name="Preformatted_20_Text"/>
      <text:p text:style-name="P1"><text:s text:c="2"/><text:span text:style-name="T1">/**</text:span></text:p>
      <text:p text:style-name="P1"><text:s text:c="3"/><text:span text:style-name="T1">* Expose constructor.</text:span></text:p>
      <text:p text:style-name="P1"><text:s text:c="3"/><text:span text:style-name="T1">*/</text:span></text:p>
      <text:p text:style-name="Preformatted_20_Text"/>
      <text:p text:style-name="P1"><text:s text:c="2"/><text:span text:style-name="T1">exports.EventEmitter = EventEmitter;</text:span></text:p>
      <text:p text:style-name="Preformatted_20_Text"/>
      <text:p text:style-name="P1"><text:s text:c="2"/><text:span text:style-name="T1">/**</text:span></text:p>
      <text:p text:style-name="P1"><text:s text:c="3"/><text:span text:style-name="T1">* Event emitter constructor.</text:span></text:p>
      <text:p text:style-name="P1"><text:s text:c="3"/><text:span text:style-name="T1">*</text:span></text:p>
      <text:p text:style-name="P1"><text:s text:c="3"/><text:span text:style-name="T1">* @api public.</text:span></text:p>
      <text:p text:style-name="P1"><text:s text:c="3"/><text:span text:style-name="T1">*/</text:span></text:p>
      <text:p text:style-name="Preformatted_20_Text"/>
      <text:p text:style-name="P1"><text:s text:c="2"/><text:span text:style-name="T1">function EventEmitter () {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Adds a listener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EventEmitter.prototype.on = function (name, fn) {</text:span></text:p>
      <text:p text:style-name="P1"><text:s text:c="4"/><text:span text:style-name="T1">if (!this.$events) {</text:span></text:p>
      <text:p text:style-name="P1"><text:s text:c="6"/><text:span text:style-name="T1">this.$events = {};</text:span></text:p>
      <text:p text:style-name="P1"><text:s text:c="4"/><text:span text:style-name="T1">}</text:span></text:p>
      <text:p text:style-name="Preformatted_20_Text"/>
      <text:p text:style-name="P1"><text:s text:c="4"/><text:span text:style-name="T1">if (!this.$events[name]) {</text:span></text:p>
      <text:p text:style-name="P1"><text:s text:c="6"/><text:span text:style-name="T1">this.$events[name] = fn;</text:span></text:p>
      <text:p text:style-name="P1"><text:s text:c="4"/><text:span text:style-name="T1">} else if (io.util.isArray(this.$events[name])) {</text:span></text:p>
      <text:p text:style-name="P1"><text:s text:c="6"/><text:span text:style-name="T1">this.$events[name].push(fn);</text:span></text:p>
      <text:p text:style-name="P1"><text:s text:c="4"/><text:span text:style-name="T1">} else {</text:span></text:p>
      <text:p text:style-name="P1"><text:s text:c="6"/><text:span text:style-name="T1">this.$events[name] = [this.$events[name], fn];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EventEmitter.prototype.addListener = EventEmitter.prototype.on;</text:span></text:p>
      <text:p text:style-name="Preformatted_20_Text"/>
      <text:p text:style-name="P1"><text:s text:c="2"/><text:span text:style-name="T1">/**</text:span></text:p>
      <text:p text:style-name="P1"><text:s text:c="3"/><text:span text:style-name="T1">* Adds a volatile listener.</text:span></text:p>
      <text:p text:style-name="P1"><text:soft-page-break/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EventEmitter.prototype.once = function (name, fn) {</text:span></text:p>
      <text:p text:style-name="P1"><text:s text:c="4"/><text:span text:style-name="T1">var self = this;</text:span></text:p>
      <text:p text:style-name="Preformatted_20_Text"/>
      <text:p text:style-name="P1"><text:s text:c="4"/><text:span text:style-name="T1">function on () {</text:span></text:p>
      <text:p text:style-name="P1"><text:s text:c="6"/><text:span text:style-name="T1">self.removeListener(name, on);</text:span></text:p>
      <text:p text:style-name="P1"><text:s text:c="6"/><text:span text:style-name="T1">fn.apply(this, arguments);</text:span></text:p>
      <text:p text:style-name="P1"><text:s text:c="4"/><text:span text:style-name="T1">};</text:span></text:p>
      <text:p text:style-name="Preformatted_20_Text"/>
      <text:p text:style-name="P1"><text:s text:c="4"/><text:span text:style-name="T1">on.listener = fn;</text:span></text:p>
      <text:p text:style-name="P1"><text:s text:c="4"/><text:span text:style-name="T1">this.on(name, on);</text:span></text:p>
      <text:p text:style-name="Preformatted_20_Text"/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Removes a listener.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EventEmitter.prototype.removeListener = function (name, fn) {</text:span></text:p>
      <text:p text:style-name="P1"><text:s text:c="4"/><text:span text:style-name="T1">if (this.$events &amp;&amp; this.$events[name]) {</text:span></text:p>
      <text:p text:style-name="P1"><text:s text:c="6"/><text:span text:style-name="T1">var list = this.$events[name];</text:span></text:p>
      <text:p text:style-name="Preformatted_20_Text"/>
      <text:p text:style-name="P1"><text:s text:c="6"/><text:span text:style-name="T1">if (io.util.isArray(list)) {</text:span></text:p>
      <text:p text:style-name="P1"><text:s text:c="8"/><text:span text:style-name="T1">var pos = -1;</text:span></text:p>
      <text:p text:style-name="Preformatted_20_Text"/>
      <text:p text:style-name="P1"><text:s text:c="8"/><text:span text:style-name="T1">for (var i = 0, l = list.length; i &lt; l; i++) {</text:span></text:p>
      <text:p text:style-name="P1"><text:s text:c="10"/><text:span text:style-name="T1">if (list[i] === fn || (list[i].listener &amp;&amp; list[i].listener === fn)) {</text:span></text:p>
      <text:p text:style-name="P1"><text:s text:c="12"/><text:span text:style-name="T1">pos = i;</text:span></text:p>
      <text:p text:style-name="P1"><text:s text:c="12"/><text:span text:style-name="T1">break;</text:span></text:p>
      <text:p text:style-name="P1"><text:s text:c="10"/><text:span text:style-name="T1">}</text:span></text:p>
      <text:p text:style-name="P1"><text:s text:c="8"/><text:span text:style-name="T1">}</text:span></text:p>
      <text:p text:style-name="Preformatted_20_Text"/>
      <text:p text:style-name="P1"><text:s text:c="8"/><text:span text:style-name="T1">if (pos &lt; 0) {</text:span></text:p>
      <text:p text:style-name="P1"><text:s text:c="10"/><text:span text:style-name="T1">return this;</text:span></text:p>
      <text:p text:style-name="P1"><text:s text:c="8"/><text:span text:style-name="T1">}</text:span></text:p>
      <text:p text:style-name="Preformatted_20_Text"/>
      <text:p text:style-name="P1"><text:s text:c="8"/><text:span text:style-name="T1">list.splice(pos, 1);</text:span></text:p>
      <text:p text:style-name="Preformatted_20_Text"/>
      <text:p text:style-name="P1"><text:s text:c="8"/><text:span text:style-name="T1">if (!list.length) {</text:span></text:p>
      <text:p text:style-name="P1"><text:s text:c="10"/><text:span text:style-name="T1">delete this.$events[name];</text:span></text:p>
      <text:p text:style-name="P1"><text:s text:c="8"/><text:span text:style-name="T1">}</text:span></text:p>
      <text:p text:style-name="P1"><text:s text:c="6"/><text:span text:style-name="T1">} else if (list === fn || (list.listener &amp;&amp; list.listener === fn)) {</text:span></text:p>
      <text:p text:style-name="P1"><text:s text:c="8"/><text:span text:style-name="T1">delete this.$events[name];</text:span></text:p>
      <text:p text:style-name="P1"><text:s text:c="6"/><text:span text:style-name="T1">}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Removes all listeners for an event.</text:span></text:p>
      <text:p text:style-name="P1"><text:s text:c="3"/><text:span text:style-name="T1">*</text:span></text:p>
      <text:p text:style-name="P1"><text:soft-page-break/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EventEmitter.prototype.removeAllListeners = function (name) {</text:span></text:p>
      <text:p text:style-name="P1"><text:s text:c="4"/><text:span text:style-name="T1">if (name === undefined) {</text:span></text:p>
      <text:p text:style-name="P1"><text:s text:c="6"/><text:span text:style-name="T1">this.$events = {};</text:span></text:p>
      <text:p text:style-name="P1"><text:s text:c="6"/><text:span text:style-name="T1">return this;</text:span></text:p>
      <text:p text:style-name="P1"><text:s text:c="4"/><text:span text:style-name="T1">}</text:span></text:p>
      <text:p text:style-name="Preformatted_20_Text"/>
      <text:p text:style-name="P1"><text:s text:c="4"/><text:span text:style-name="T1">if (this.$events &amp;&amp; this.$events[name]) {</text:span></text:p>
      <text:p text:style-name="P1"><text:s text:c="6"/><text:span text:style-name="T1">this.$events[name] = null;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Gets all listeners for a certain event.</text:span></text:p>
      <text:p text:style-name="P1"><text:s text:c="3"/><text:span text:style-name="T1">*</text:span></text:p>
      <text:p text:style-name="P1"><text:s text:c="3"/><text:span text:style-name="T1">* @api publci</text:span></text:p>
      <text:p text:style-name="P1"><text:s text:c="3"/><text:span text:style-name="T1">*/</text:span></text:p>
      <text:p text:style-name="Preformatted_20_Text"/>
      <text:p text:style-name="P1"><text:s text:c="2"/><text:span text:style-name="T1">EventEmitter.prototype.listeners = function (name) {</text:span></text:p>
      <text:p text:style-name="P1"><text:s text:c="4"/><text:span text:style-name="T1">if (!this.$events) {</text:span></text:p>
      <text:p text:style-name="P1"><text:s text:c="6"/><text:span text:style-name="T1">this.$events = {};</text:span></text:p>
      <text:p text:style-name="P1"><text:s text:c="4"/><text:span text:style-name="T1">}</text:span></text:p>
      <text:p text:style-name="Preformatted_20_Text"/>
      <text:p text:style-name="P1"><text:s text:c="4"/><text:span text:style-name="T1">if (!this.$events[name]) {</text:span></text:p>
      <text:p text:style-name="P1"><text:s text:c="6"/><text:span text:style-name="T1">this.$events[name] = [];</text:span></text:p>
      <text:p text:style-name="P1"><text:s text:c="4"/><text:span text:style-name="T1">}</text:span></text:p>
      <text:p text:style-name="Preformatted_20_Text"/>
      <text:p text:style-name="P1"><text:s text:c="4"/><text:span text:style-name="T1">if (!io.util.isArray(this.$events[name])) {</text:span></text:p>
      <text:p text:style-name="P1"><text:s text:c="6"/><text:span text:style-name="T1">this.$events[name] = [this.$events[name]];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this.$events[name]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Emits an event.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EventEmitter.prototype.emit = function (name) {</text:span></text:p>
      <text:p text:style-name="P1"><text:s text:c="4"/><text:span text:style-name="T1">if (!this.$events) {</text:span></text:p>
      <text:p text:style-name="P1"><text:s text:c="6"/><text:span text:style-name="T1">return false;</text:span></text:p>
      <text:p text:style-name="P1"><text:s text:c="4"/><text:span text:style-name="T1">}</text:span></text:p>
      <text:p text:style-name="Preformatted_20_Text"/>
      <text:p text:style-name="P1"><text:s text:c="4"/><text:span text:style-name="T1">var handler = this.$events[name];</text:span></text:p>
      <text:p text:style-name="Preformatted_20_Text"/>
      <text:p text:style-name="P1"><text:s text:c="4"/><text:span text:style-name="T1">if (!handler) {</text:span></text:p>
      <text:p text:style-name="P1"><text:s text:c="6"/><text:span text:style-name="T1">return false;</text:span></text:p>
      <text:p text:style-name="P1"><text:s text:c="4"/><text:span text:style-name="T1">}</text:span></text:p>
      <text:p text:style-name="Preformatted_20_Text"/>
      <text:p text:style-name="P1"><text:s text:c="4"/><text:span text:style-name="T1">var args = Array.prototype.slice.call(arguments, 1);</text:span></text:p>
      <text:p text:style-name="Preformatted_20_Text"/>
      <text:p text:style-name="P1"><text:s text:c="4"/><text:span text:style-name="T1">if ('function' == typeof handler) {</text:span></text:p>
      <text:p text:style-name="P1"><text:soft-page-break/><text:s text:c="6"/><text:span text:style-name="T1">handler.apply(this, args);</text:span></text:p>
      <text:p text:style-name="P1"><text:s text:c="4"/><text:span text:style-name="T1">} else if (io.util.isArray(handler)) {</text:span></text:p>
      <text:p text:style-name="P1"><text:s text:c="6"/><text:span text:style-name="T1">var listeners = handler.slice();</text:span></text:p>
      <text:p text:style-name="Preformatted_20_Text"/>
      <text:p text:style-name="P1"><text:s text:c="6"/><text:span text:style-name="T1">for (var i = 0, l = listeners.length; i &lt; l; i++) {</text:span></text:p>
      <text:p text:style-name="P1"><text:s text:c="8"/><text:span text:style-name="T1">listeners[i].apply(this, args);</text:span></text:p>
      <text:p text:style-name="P1"><text:s text:c="6"/><text:span text:style-name="T1">}</text:span></text:p>
      <text:p text:style-name="P1"><text:s text:c="4"/><text:span text:style-name="T1">} else {</text:span></text:p>
      <text:p text:style-name="P1"><text:s text:c="6"/><text:span text:style-name="T1">return false;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true;</text:span></text:p>
      <text:p text:style-name="P1"><text:s text:c="2"/><text:span text:style-name="T1">};</text:span></text:p>
      <text:p text:style-name="Preformatted_20_Text"/>
      <text:p text:style-name="P2">})(</text:p>
      <text:p text:style-name="P1"><text:s text:c="4"/><text:span text:style-name="T1">'undefined' != typeof io ? io : module.exports</text:span></text:p>
      <text:p text:style-name="P1"><text:s text:c="2"/><text:span text:style-name="T1">, 'undefined' != typeof io ? io : module.parent.exports</text:span></text:p>
      <text:p text:style-name="P2">);</text:p>
      <text:p text:style-name="Preformatted_20_Text"/>
      <text:p text:style-name="P2">/**</text:p>
      <text:p text:style-name="P1"><text:s/><text:span text:style-name="T1">* socket.io</text:span></text:p>
      <text:p text:style-name="P1"><text:s/><text:span text:style-name="T1">* Copyright(c) 2011 LearnBoost &lt;dev@learnboost.com&gt;</text:span></text:p>
      <text:p text:style-name="P1"><text:s/><text:span text:style-name="T1">* MIT Licensed</text:span></text:p>
      <text:p text:style-name="P1"><text:s/><text:span text:style-name="T1">*/</text:span></text:p>
      <text:p text:style-name="Preformatted_20_Text"/>
      <text:p text:style-name="P2">/**</text:p>
      <text:p text:style-name="P1"><text:s/><text:span text:style-name="T1">* Based on JSON2 (http://www.JSON.org/js.html).</text:span></text:p>
      <text:p text:style-name="P1"><text:s/><text:span text:style-name="T1">*/</text:span></text:p>
      <text:p text:style-name="Preformatted_20_Text"/>
      <text:p text:style-name="P2">(function (exports, nativeJSON) {</text:p>
      <text:p text:style-name="P1"><text:s text:c="2"/><text:span text:style-name="T1">"use strict";</text:span></text:p>
      <text:p text:style-name="Preformatted_20_Text"/>
      <text:p text:style-name="P1"><text:s text:c="2"/><text:span text:style-name="T1">// use native JSON if it's available</text:span></text:p>
      <text:p text:style-name="P1"><text:s text:c="2"/><text:span text:style-name="T1">if (nativeJSON &amp;&amp; nativeJSON.parse){</text:span></text:p>
      <text:p text:style-name="P1"><text:s text:c="4"/><text:span text:style-name="T1">return exports.JSON = {</text:span></text:p>
      <text:p text:style-name="P1"><text:s text:c="6"/><text:span text:style-name="T1">parse: nativeJSON.parse</text:span></text:p>
      <text:p text:style-name="P1"><text:s text:c="4"/><text:span text:style-name="T1">, stringify: nativeJSON.stringify</text:span></text:p>
      <text:p text:style-name="P1"><text:s text:c="4"/><text:span text:style-name="T1">};</text:span></text:p>
      <text:p text:style-name="P1"><text:s text:c="2"/><text:span text:style-name="T1">}</text:span></text:p>
      <text:p text:style-name="Preformatted_20_Text"/>
      <text:p text:style-name="P1"><text:s text:c="2"/><text:span text:style-name="T1">var JSON = exports.JSON = {};</text:span></text:p>
      <text:p text:style-name="Preformatted_20_Text"/>
      <text:p text:style-name="P1"><text:s text:c="2"/><text:span text:style-name="T1">function f(n) {</text:span></text:p>
      <text:p text:style-name="P1"><text:s text:c="6"/><text:span text:style-name="T1">// Format integers to have at least two digits.</text:span></text:p>
      <text:p text:style-name="P1"><text:s text:c="6"/><text:span text:style-name="T1">return n &lt; 10 ? '0' + n : n;</text:span></text:p>
      <text:p text:style-name="P1"><text:s text:c="2"/><text:span text:style-name="T1">}</text:span></text:p>
      <text:p text:style-name="Preformatted_20_Text"/>
      <text:p text:style-name="P1"><text:s text:c="2"/><text:span text:style-name="T1">function date(d, key) {</text:span></text:p>
      <text:p text:style-name="P1"><text:s text:c="4"/><text:span text:style-name="T1">return isFinite(d.valueOf()) ?</text:span></text:p>
      <text:p text:style-name="P1"><text:s text:c="8"/><text:span text:style-name="T1">d.getUTCFullYear() <text:s text:c="4"/>+ '-' +</text:span></text:p>
      <text:p text:style-name="P1"><text:s text:c="8"/><text:span text:style-name="T1">f(d.getUTCMonth() + 1) + '-' +</text:span></text:p>
      <text:p text:style-name="P1"><text:s text:c="8"/><text:span text:style-name="T1">f(d.getUTCDate()) <text:s text:c="5"/>+ 'T' +</text:span></text:p>
      <text:p text:style-name="P1"><text:s text:c="8"/><text:span text:style-name="T1">f(d.getUTCHours()) <text:s text:c="4"/>+ ':' +</text:span></text:p>
      <text:p text:style-name="P1"><text:s text:c="8"/><text:span text:style-name="T1">f(d.getUTCMinutes()) <text:s text:c="2"/>+ ':' +</text:span></text:p>
      <text:p text:style-name="P1"><text:s text:c="8"/><text:span text:style-name="T1">f(d.getUTCSeconds()) <text:s text:c="2"/>+ 'Z' : null;</text:span></text:p>
      <text:p text:style-name="P1"><text:s text:c="2"/><text:span text:style-name="T1">};</text:span></text:p>
      <text:p text:style-name="Preformatted_20_Text"/>
      <text:p text:style-name="P1"><text:s text:c="2"/><text:span text:style-name="T1">var cx = /</text:span><text:soft-page-break/><text:span text:style-name="T1">[\u0000\u00ad\u0600-\u0604\u070f\u17b4\u17b5\u200c-\u200f\u2028-\u202f\u2060-\u206f\ufeff\ufff0-\uffff]/g,</text:span></text:p>
      <text:p text:style-name="P1"><text:s text:c="6"/><text:span text:style-name="T1">escapable = /[\\\"\x00-\x1f\x7f-\x9f\u00ad\u0600-\u0604\u070f\u17b4\u17b5\u200c-\u200f\u2028-\u202f\u2060-\u206f\ufeff\ufff0-\uffff]/g,</text:span></text:p>
      <text:p text:style-name="P1"><text:s text:c="6"/><text:span text:style-name="T1">gap,</text:span></text:p>
      <text:p text:style-name="P1"><text:s text:c="6"/><text:span text:style-name="T1">indent,</text:span></text:p>
      <text:p text:style-name="P1"><text:s text:c="6"/><text:span text:style-name="T1">meta = { <text:s text:c="3"/>// table of character substitutions</text:span></text:p>
      <text:p text:style-name="P1"><text:s text:c="10"/><text:span text:style-name="T1">'\b': '\\b',</text:span></text:p>
      <text:p text:style-name="P1"><text:s text:c="10"/><text:span text:style-name="T1">'\t': '\\t',</text:span></text:p>
      <text:p text:style-name="P1"><text:s text:c="10"/><text:span text:style-name="T1">'\n': '\\n',</text:span></text:p>
      <text:p text:style-name="P1"><text:s text:c="10"/><text:span text:style-name="T1">'\f': '\\f',</text:span></text:p>
      <text:p text:style-name="P1"><text:s text:c="10"/><text:span text:style-name="T1">'\r': '\\r',</text:span></text:p>
      <text:p text:style-name="P1"><text:s text:c="10"/><text:span text:style-name="T1">'"' : '\\"',</text:span></text:p>
      <text:p text:style-name="P1"><text:s text:c="10"/><text:span text:style-name="T1">'\\': '\\\\'</text:span></text:p>
      <text:p text:style-name="P1"><text:s text:c="6"/><text:span text:style-name="T1">},</text:span></text:p>
      <text:p text:style-name="P1"><text:s text:c="6"/><text:span text:style-name="T1">rep;</text:span></text:p>
      <text:p text:style-name="Preformatted_20_Text"/>
      <text:p text:style-name="Preformatted_20_Text"/>
      <text:p text:style-name="P1"><text:s text:c="2"/><text:span text:style-name="T1">function quote(string) {</text:span></text:p>
      <text:p text:style-name="Preformatted_20_Text"/>
      <text:p text:style-name="P2">// If the string contains no control characters, no quote characters, and no</text:p>
      <text:p text:style-name="P2">// backslash characters, then we can safely slap some quotes around it.</text:p>
      <text:p text:style-name="P2">// Otherwise we must also replace the offending characters with safe escape</text:p>
      <text:p text:style-name="P2">// sequences.</text:p>
      <text:p text:style-name="Preformatted_20_Text"/>
      <text:p text:style-name="P1"><text:s text:c="6"/><text:span text:style-name="T1">escapable.lastIndex = 0;</text:span></text:p>
      <text:p text:style-name="P1"><text:s text:c="6"/><text:span text:style-name="T1">return escapable.test(string) ? '"' + string.replace(escapable, function (a) {</text:span></text:p>
      <text:p text:style-name="P1"><text:s text:c="10"/><text:span text:style-name="T1">var c = meta[a];</text:span></text:p>
      <text:p text:style-name="P1"><text:s text:c="10"/><text:span text:style-name="T1">return typeof c === 'string' ? c :</text:span></text:p>
      <text:p text:style-name="P1"><text:s text:c="14"/><text:span text:style-name="T1">'\\u' + ('0000' + a.charCodeAt(0).toString(16)).slice(-4);</text:span></text:p>
      <text:p text:style-name="P1"><text:s text:c="6"/><text:span text:style-name="T1">}) + '"' : '"' + string + '"';</text:span></text:p>
      <text:p text:style-name="P1"><text:s text:c="2"/><text:span text:style-name="T1">}</text:span></text:p>
      <text:p text:style-name="Preformatted_20_Text"/>
      <text:p text:style-name="Preformatted_20_Text"/>
      <text:p text:style-name="P1"><text:s text:c="2"/><text:span text:style-name="T1">function str(key, holder) {</text:span></text:p>
      <text:p text:style-name="Preformatted_20_Text"/>
      <text:p text:style-name="P2">// Produce a string from holder[key].</text:p>
      <text:p text:style-name="Preformatted_20_Text"/>
      <text:p text:style-name="P1"><text:s text:c="6"/><text:span text:style-name="T1">var i, <text:s text:c="9"/>// The loop counter.</text:span></text:p>
      <text:p text:style-name="P1"><text:s text:c="10"/><text:span text:style-name="T1">k, <text:s text:c="9"/>// The member key.</text:span></text:p>
      <text:p text:style-name="P1"><text:s text:c="10"/><text:span text:style-name="T1">v, <text:s text:c="9"/>// The member value.</text:span></text:p>
      <text:p text:style-name="P1"><text:s text:c="10"/><text:span text:style-name="T1">length,</text:span></text:p>
      <text:p text:style-name="P1"><text:s text:c="10"/><text:span text:style-name="T1">mind = gap,</text:span></text:p>
      <text:p text:style-name="P1"><text:s text:c="10"/><text:span text:style-name="T1">partial,</text:span></text:p>
      <text:p text:style-name="P1"><text:s text:c="10"/><text:span text:style-name="T1">value = holder[key];</text:span></text:p>
      <text:p text:style-name="Preformatted_20_Text"/>
      <text:p text:style-name="P2">// If the value has a toJSON method, call it to obtain a replacement value.</text:p>
      <text:p text:style-name="Preformatted_20_Text"/>
      <text:p text:style-name="P1"><text:s text:c="6"/><text:span text:style-name="T1">if (value instanceof Date) {</text:span></text:p>
      <text:p text:style-name="P1"><text:s text:c="10"/><text:span text:style-name="T1">value = date(key);</text:span></text:p>
      <text:p text:style-name="P1"><text:s text:c="6"/><text:span text:style-name="T1">}</text:span></text:p>
      <text:p text:style-name="Preformatted_20_Text"/>
      <text:p text:style-name="P2">// If we were called with a replacer function, then call the replacer to</text:p>
      <text:p text:style-name="P2">// obtain a replacement value.</text:p>
      <text:p text:style-name="Preformatted_20_Text"/>
      <text:p text:style-name="P1"><text:s text:c="6"/><text:span text:style-name="T1">if (typeof rep === 'function') {</text:span></text:p>
      <text:p text:style-name="P1"><text:soft-page-break/><text:s text:c="10"/><text:span text:style-name="T1">value = rep.call(holder, key, value);</text:span></text:p>
      <text:p text:style-name="P1"><text:s text:c="6"/><text:span text:style-name="T1">}</text:span></text:p>
      <text:p text:style-name="Preformatted_20_Text"/>
      <text:p text:style-name="P2">// What happens next depends on the value's type.</text:p>
      <text:p text:style-name="Preformatted_20_Text"/>
      <text:p text:style-name="P1"><text:s text:c="6"/><text:span text:style-name="T1">switch (typeof value) {</text:span></text:p>
      <text:p text:style-name="P1"><text:s text:c="6"/><text:span text:style-name="T1">case 'string':</text:span></text:p>
      <text:p text:style-name="P1"><text:s text:c="10"/><text:span text:style-name="T1">return quote(value);</text:span></text:p>
      <text:p text:style-name="Preformatted_20_Text"/>
      <text:p text:style-name="P1"><text:s text:c="6"/><text:span text:style-name="T1">case 'number':</text:span></text:p>
      <text:p text:style-name="Preformatted_20_Text"/>
      <text:p text:style-name="P2">// JSON numbers must be finite. Encode non-finite numbers as null.</text:p>
      <text:p text:style-name="Preformatted_20_Text"/>
      <text:p text:style-name="P1"><text:s text:c="10"/><text:span text:style-name="T1">return isFinite(value) ? String(value) : 'null';</text:span></text:p>
      <text:p text:style-name="Preformatted_20_Text"/>
      <text:p text:style-name="P1"><text:s text:c="6"/><text:span text:style-name="T1">case 'boolean':</text:span></text:p>
      <text:p text:style-name="P1"><text:s text:c="6"/><text:span text:style-name="T1">case 'null':</text:span></text:p>
      <text:p text:style-name="Preformatted_20_Text"/>
      <text:p text:style-name="P2">// If the value is a boolean or null, convert it to a string. Note:</text:p>
      <text:p text:style-name="P2">// typeof null does not produce 'null'. The case is included here in</text:p>
      <text:p text:style-name="P2">// the remote chance that this gets fixed someday.</text:p>
      <text:p text:style-name="Preformatted_20_Text"/>
      <text:p text:style-name="P1"><text:s text:c="10"/><text:span text:style-name="T1">return String(value);</text:span></text:p>
      <text:p text:style-name="Preformatted_20_Text"/>
      <text:p text:style-name="P2">// If the type is 'object', we might be dealing with an object or an array or</text:p>
      <text:p text:style-name="P2">// null.</text:p>
      <text:p text:style-name="Preformatted_20_Text"/>
      <text:p text:style-name="P1"><text:s text:c="6"/><text:span text:style-name="T1">case 'object':</text:span></text:p>
      <text:p text:style-name="Preformatted_20_Text"/>
      <text:p text:style-name="P2">// Due to a specification blunder in ECMAScript, typeof null is 'object',</text:p>
      <text:p text:style-name="P2">// so watch out for that case.</text:p>
      <text:p text:style-name="Preformatted_20_Text"/>
      <text:p text:style-name="P1"><text:s text:c="10"/><text:span text:style-name="T1">if (!value) {</text:span></text:p>
      <text:p text:style-name="P1"><text:s text:c="14"/><text:span text:style-name="T1">return 'null';</text:span></text:p>
      <text:p text:style-name="P1"><text:s text:c="10"/><text:span text:style-name="T1">}</text:span></text:p>
      <text:p text:style-name="Preformatted_20_Text"/>
      <text:p text:style-name="P2">// Make an array to hold the partial results of stringifying this object value.</text:p>
      <text:p text:style-name="Preformatted_20_Text"/>
      <text:p text:style-name="P1"><text:s text:c="10"/><text:span text:style-name="T1">gap += indent;</text:span></text:p>
      <text:p text:style-name="P1"><text:s text:c="10"/><text:span text:style-name="T1">partial = [];</text:span></text:p>
      <text:p text:style-name="Preformatted_20_Text"/>
      <text:p text:style-name="P2">// Is the value an array?</text:p>
      <text:p text:style-name="Preformatted_20_Text"/>
      <text:p text:style-name="P1"><text:s text:c="10"/><text:span text:style-name="T1">if (Object.prototype.toString.apply(value) === '[object Array]') {</text:span></text:p>
      <text:p text:style-name="Preformatted_20_Text"/>
      <text:p text:style-name="P2">// The value is an array. Stringify every element. Use null as a placeholder</text:p>
      <text:p text:style-name="P2">// for non-JSON values.</text:p>
      <text:p text:style-name="Preformatted_20_Text"/>
      <text:p text:style-name="P1"><text:s text:c="14"/><text:span text:style-name="T1">length = value.length;</text:span></text:p>
      <text:p text:style-name="P1"><text:s text:c="14"/><text:span text:style-name="T1">for (i = 0; i &lt; length; i += 1) {</text:span></text:p>
      <text:p text:style-name="P1"><text:s text:c="18"/><text:span text:style-name="T1">partial[i] = str(i, value) || 'null';</text:span></text:p>
      <text:p text:style-name="P1"><text:s text:c="14"/><text:span text:style-name="T1">}</text:span></text:p>
      <text:p text:style-name="Preformatted_20_Text"/>
      <text:p text:style-name="P2">// Join all of the elements together, separated with commas, and wrap them in</text:p>
      <text:p text:style-name="P2">// brackets.</text:p>
      <text:p text:style-name="Preformatted_20_Text"/>
      <text:p text:style-name="P1"><text:s text:c="14"/><text:span text:style-name="T1">v = partial.length === 0 ? '[]' : gap ?</text:span></text:p>
      <text:p text:style-name="P1"><text:s text:c="18"/><text:span text:style-name="T1">'[\n' + gap + partial.join(',\n' + gap) + '\n' + mind + ']' :</text:span></text:p>
      <text:p text:style-name="P1"><text:soft-page-break/><text:s text:c="18"/><text:span text:style-name="T1">'[' + partial.join(',') + ']';</text:span></text:p>
      <text:p text:style-name="P1"><text:s text:c="14"/><text:span text:style-name="T1">gap = mind;</text:span></text:p>
      <text:p text:style-name="P1"><text:s text:c="14"/><text:span text:style-name="T1">return v;</text:span></text:p>
      <text:p text:style-name="P1"><text:s text:c="10"/><text:span text:style-name="T1">}</text:span></text:p>
      <text:p text:style-name="Preformatted_20_Text"/>
      <text:p text:style-name="P2">// If the replacer is an array, use it to select the members to be stringified.</text:p>
      <text:p text:style-name="Preformatted_20_Text"/>
      <text:p text:style-name="P1"><text:s text:c="10"/><text:span text:style-name="T1">if (rep &amp;&amp; typeof rep === 'object') {</text:span></text:p>
      <text:p text:style-name="P1"><text:s text:c="14"/><text:span text:style-name="T1">length = rep.length;</text:span></text:p>
      <text:p text:style-name="P1"><text:s text:c="14"/><text:span text:style-name="T1">for (i = 0; i &lt; length; i += 1) {</text:span></text:p>
      <text:p text:style-name="P1"><text:s text:c="18"/><text:span text:style-name="T1">if (typeof rep[i] === 'string') {</text:span></text:p>
      <text:p text:style-name="P1"><text:s text:c="22"/><text:span text:style-name="T1">k = rep[i];</text:span></text:p>
      <text:p text:style-name="P1"><text:s text:c="22"/><text:span text:style-name="T1">v = str(k, value);</text:span></text:p>
      <text:p text:style-name="P1"><text:s text:c="22"/><text:span text:style-name="T1">if (v) {</text:span></text:p>
      <text:p text:style-name="P1"><text:s text:c="26"/><text:span text:style-name="T1">partial.push(quote(k) + (gap ? ': ' : ':') + v);</text:span></text:p>
      <text:p text:style-name="P1"><text:s text:c="22"/><text:span text:style-name="T1">}</text:span></text:p>
      <text:p text:style-name="P1"><text:s text:c="18"/><text:span text:style-name="T1">}</text:span></text:p>
      <text:p text:style-name="P1"><text:s text:c="14"/><text:span text:style-name="T1">}</text:span></text:p>
      <text:p text:style-name="P1"><text:s text:c="10"/><text:span text:style-name="T1">} else {</text:span></text:p>
      <text:p text:style-name="Preformatted_20_Text"/>
      <text:p text:style-name="P2">// Otherwise, iterate through all of the keys in the object.</text:p>
      <text:p text:style-name="Preformatted_20_Text"/>
      <text:p text:style-name="P1"><text:s text:c="14"/><text:span text:style-name="T1">for (k in value) {</text:span></text:p>
      <text:p text:style-name="P1"><text:s text:c="18"/><text:span text:style-name="T1">if (Object.prototype.hasOwnProperty.call(value, k)) {</text:span></text:p>
      <text:p text:style-name="P1"><text:s text:c="22"/><text:span text:style-name="T1">v = str(k, value);</text:span></text:p>
      <text:p text:style-name="P1"><text:s text:c="22"/><text:span text:style-name="T1">if (v) {</text:span></text:p>
      <text:p text:style-name="P1"><text:s text:c="26"/><text:span text:style-name="T1">partial.push(quote(k) + (gap ? ': ' : ':') + v);</text:span></text:p>
      <text:p text:style-name="P1"><text:s text:c="22"/><text:span text:style-name="T1">}</text:span></text:p>
      <text:p text:style-name="P1"><text:s text:c="18"/><text:span text:style-name="T1">}</text:span></text:p>
      <text:p text:style-name="P1"><text:s text:c="14"/><text:span text:style-name="T1">}</text:span></text:p>
      <text:p text:style-name="P1"><text:s text:c="10"/><text:span text:style-name="T1">}</text:span></text:p>
      <text:p text:style-name="Preformatted_20_Text"/>
      <text:p text:style-name="P2">// Join all of the member texts together, separated with commas,</text:p>
      <text:p text:style-name="P2">// and wrap them in braces.</text:p>
      <text:p text:style-name="Preformatted_20_Text"/>
      <text:p text:style-name="P1"><text:s text:c="10"/><text:span text:style-name="T1">v = partial.length === 0 ? '{}' : gap ?</text:span></text:p>
      <text:p text:style-name="P1"><text:s text:c="14"/><text:span text:style-name="T1">'{\n' + gap + partial.join(',\n' + gap) + '\n' + mind + '}' :</text:span></text:p>
      <text:p text:style-name="P1"><text:s text:c="14"/><text:span text:style-name="T1">'{' + partial.join(',') + '}';</text:span></text:p>
      <text:p text:style-name="P1"><text:s text:c="10"/><text:span text:style-name="T1">gap = mind;</text:span></text:p>
      <text:p text:style-name="P1"><text:s text:c="10"/><text:span text:style-name="T1">return v;</text:span></text:p>
      <text:p text:style-name="P1"><text:s text:c="6"/><text:span text:style-name="T1">}</text:span></text:p>
      <text:p text:style-name="P1"><text:s text:c="2"/><text:span text:style-name="T1">}</text:span></text:p>
      <text:p text:style-name="Preformatted_20_Text"/>
      <text:p text:style-name="P2">// If the JSON object does not yet have a stringify method, give it one.</text:p>
      <text:p text:style-name="Preformatted_20_Text"/>
      <text:p text:style-name="P1"><text:s text:c="2"/><text:span text:style-name="T1">JSON.stringify = function (value, replacer, space) {</text:span></text:p>
      <text:p text:style-name="Preformatted_20_Text"/>
      <text:p text:style-name="P2">// The stringify method takes a value and an optional replacer, and an optional</text:p>
      <text:p text:style-name="P2">// space parameter, and returns a JSON text. The replacer can be a function</text:p>
      <text:p text:style-name="P2">// that can replace values, or an array of strings that will select the keys.</text:p>
      <text:p text:style-name="P2">// A default replacer method can be provided. Use of the space parameter can</text:p>
      <text:p text:style-name="P2">// produce text that is more easily readable.</text:p>
      <text:p text:style-name="Preformatted_20_Text"/>
      <text:p text:style-name="P1"><text:s text:c="6"/><text:span text:style-name="T1">var i;</text:span></text:p>
      <text:p text:style-name="P1"><text:s text:c="6"/><text:span text:style-name="T1">gap = '';</text:span></text:p>
      <text:p text:style-name="P1"><text:s text:c="6"/><text:span text:style-name="T1">indent = '';</text:span></text:p>
      <text:p text:style-name="Preformatted_20_Text"/>
      <text:p text:style-name="P2">// If the space parameter is a number, make an indent string containing that</text:p>
      <text:p text:style-name="P2"><text:soft-page-break/>// many spaces.</text:p>
      <text:p text:style-name="Preformatted_20_Text"/>
      <text:p text:style-name="P1"><text:s text:c="6"/><text:span text:style-name="T1">if (typeof space === 'number') {</text:span></text:p>
      <text:p text:style-name="P1"><text:s text:c="10"/><text:span text:style-name="T1">for (i = 0; i &lt; space; i += 1) {</text:span></text:p>
      <text:p text:style-name="P1"><text:s text:c="14"/><text:span text:style-name="T1">indent += ' ';</text:span></text:p>
      <text:p text:style-name="P1"><text:s text:c="10"/><text:span text:style-name="T1">}</text:span></text:p>
      <text:p text:style-name="Preformatted_20_Text"/>
      <text:p text:style-name="P2">// If the space parameter is a string, it will be used as the indent string.</text:p>
      <text:p text:style-name="Preformatted_20_Text"/>
      <text:p text:style-name="P1"><text:s text:c="6"/><text:span text:style-name="T1">} else if (typeof space === 'string') {</text:span></text:p>
      <text:p text:style-name="P1"><text:s text:c="10"/><text:span text:style-name="T1">indent = space;</text:span></text:p>
      <text:p text:style-name="P1"><text:s text:c="6"/><text:span text:style-name="T1">}</text:span></text:p>
      <text:p text:style-name="Preformatted_20_Text"/>
      <text:p text:style-name="P2">// If there is a replacer, it must be a function or an array.</text:p>
      <text:p text:style-name="P2">// Otherwise, throw an error.</text:p>
      <text:p text:style-name="Preformatted_20_Text"/>
      <text:p text:style-name="P1"><text:s text:c="6"/><text:span text:style-name="T1">rep = replacer;</text:span></text:p>
      <text:p text:style-name="P1"><text:s text:c="6"/><text:span text:style-name="T1">if (replacer &amp;&amp; typeof replacer !== 'function' &amp;&amp;</text:span></text:p>
      <text:p text:style-name="P1"><text:s text:c="14"/><text:span text:style-name="T1">(typeof replacer !== 'object' ||</text:span></text:p>
      <text:p text:style-name="P1"><text:s text:c="14"/><text:span text:style-name="T1">typeof replacer.length !== 'number')) {</text:span></text:p>
      <text:p text:style-name="P1"><text:s text:c="10"/><text:span text:style-name="T1">throw new Error('JSON.stringify');</text:span></text:p>
      <text:p text:style-name="P1"><text:s text:c="6"/><text:span text:style-name="T1">}</text:span></text:p>
      <text:p text:style-name="Preformatted_20_Text"/>
      <text:p text:style-name="P2">// Make a fake root object containing our value under the key of ''.</text:p>
      <text:p text:style-name="P2">// Return the result of stringifying the value.</text:p>
      <text:p text:style-name="Preformatted_20_Text"/>
      <text:p text:style-name="P1"><text:s text:c="6"/><text:span text:style-name="T1">return str('', {'': value});</text:span></text:p>
      <text:p text:style-name="P1"><text:s text:c="2"/><text:span text:style-name="T1">};</text:span></text:p>
      <text:p text:style-name="Preformatted_20_Text"/>
      <text:p text:style-name="P2">// If the JSON object does not yet have a parse method, give it one.</text:p>
      <text:p text:style-name="Preformatted_20_Text"/>
      <text:p text:style-name="P1"><text:s text:c="2"/><text:span text:style-name="T1">JSON.parse = function (text, reviver) {</text:span></text:p>
      <text:p text:style-name="P1"><text:s text:c="2"/><text:span text:style-name="T1">// The parse method takes a text and an optional reviver function, and returns</text:span></text:p>
      <text:p text:style-name="P1"><text:s text:c="2"/><text:span text:style-name="T1">// a JavaScript value if the text is a valid JSON text.</text:span></text:p>
      <text:p text:style-name="Preformatted_20_Text"/>
      <text:p text:style-name="P1"><text:s text:c="6"/><text:span text:style-name="T1">var j;</text:span></text:p>
      <text:p text:style-name="Preformatted_20_Text"/>
      <text:p text:style-name="P1"><text:s text:c="6"/><text:span text:style-name="T1">function walk(holder, key) {</text:span></text:p>
      <text:p text:style-name="Preformatted_20_Text"/>
      <text:p text:style-name="P1"><text:s text:c="2"/><text:span text:style-name="T1">// The walk method is used to recursively walk the resulting structure so</text:span></text:p>
      <text:p text:style-name="P1"><text:s text:c="2"/><text:span text:style-name="T1">// that modifications can be made.</text:span></text:p>
      <text:p text:style-name="Preformatted_20_Text"/>
      <text:p text:style-name="P1"><text:s text:c="10"/><text:span text:style-name="T1">var k, v, value = holder[key];</text:span></text:p>
      <text:p text:style-name="P1"><text:s text:c="10"/><text:span text:style-name="T1">if (value &amp;&amp; typeof value === 'object') {</text:span></text:p>
      <text:p text:style-name="P1"><text:s text:c="14"/><text:span text:style-name="T1">for (k in value) {</text:span></text:p>
      <text:p text:style-name="P1"><text:s text:c="18"/><text:span text:style-name="T1">if (Object.prototype.hasOwnProperty.call(value, k)) {</text:span></text:p>
      <text:p text:style-name="P1"><text:s text:c="22"/><text:span text:style-name="T1">v = walk(value, k);</text:span></text:p>
      <text:p text:style-name="P1"><text:s text:c="22"/><text:span text:style-name="T1">if (v !== undefined) {</text:span></text:p>
      <text:p text:style-name="P1"><text:s text:c="26"/><text:span text:style-name="T1">value[k] = v;</text:span></text:p>
      <text:p text:style-name="P1"><text:s text:c="22"/><text:span text:style-name="T1">} else {</text:span></text:p>
      <text:p text:style-name="P1"><text:s text:c="26"/><text:span text:style-name="T1">delete value[k];</text:span></text:p>
      <text:p text:style-name="P1"><text:s text:c="22"/><text:span text:style-name="T1">}</text:span></text:p>
      <text:p text:style-name="P1"><text:s text:c="18"/><text:span text:style-name="T1">}</text:span></text:p>
      <text:p text:style-name="P1"><text:s text:c="14"/><text:span text:style-name="T1">}</text:span></text:p>
      <text:p text:style-name="P1"><text:s text:c="10"/><text:span text:style-name="T1">}</text:span></text:p>
      <text:p text:style-name="P1"><text:s text:c="10"/><text:span text:style-name="T1">return reviver.call(holder, key, value);</text:span></text:p>
      <text:p text:style-name="P1"><text:s text:c="6"/><text:span text:style-name="T1">}</text:span></text:p>
      <text:p text:style-name="Preformatted_20_Text"/>
      <text:p text:style-name="Preformatted_20_Text"><text:soft-page-break/></text:p>
      <text:p text:style-name="P1"><text:s text:c="2"/><text:span text:style-name="T1">// Parsing happens in four stages. In the first stage, we replace certain</text:span></text:p>
      <text:p text:style-name="P1"><text:s text:c="2"/><text:span text:style-name="T1">// Unicode characters with escape sequences. JavaScript handles many characters</text:span></text:p>
      <text:p text:style-name="P1"><text:s text:c="2"/><text:span text:style-name="T1">// incorrectly, either silently deleting them, or treating them as line endings.</text:span></text:p>
      <text:p text:style-name="Preformatted_20_Text"/>
      <text:p text:style-name="P1"><text:s text:c="6"/><text:span text:style-name="T1">text = String(text);</text:span></text:p>
      <text:p text:style-name="P1"><text:s text:c="6"/><text:span text:style-name="T1">cx.lastIndex = 0;</text:span></text:p>
      <text:p text:style-name="P1"><text:s text:c="6"/><text:span text:style-name="T1">if (cx.test(text)) {</text:span></text:p>
      <text:p text:style-name="P1"><text:s text:c="10"/><text:span text:style-name="T1">text = text.replace(cx, function (a) {</text:span></text:p>
      <text:p text:style-name="P1"><text:s text:c="14"/><text:span text:style-name="T1">return '\\u' +</text:span></text:p>
      <text:p text:style-name="P1"><text:s text:c="18"/><text:span text:style-name="T1">('0000' + a.charCodeAt(0).toString(16)).slice(-4);</text:span></text:p>
      <text:p text:style-name="P1"><text:s text:c="10"/><text:span text:style-name="T1">});</text:span></text:p>
      <text:p text:style-name="P1"><text:s text:c="6"/><text:span text:style-name="T1">}</text:span></text:p>
      <text:p text:style-name="Preformatted_20_Text"/>
      <text:p text:style-name="P1"><text:s text:c="2"/><text:span text:style-name="T1">// In the second stage, we run the text against regular expressions that look</text:span></text:p>
      <text:p text:style-name="P1"><text:s text:c="2"/><text:span text:style-name="T1">// for non-JSON patterns. We are especially concerned with '()' and 'new'</text:span></text:p>
      <text:p text:style-name="P1"><text:s text:c="2"/><text:span text:style-name="T1">// because they can cause invocation, and '=' because it can cause mutation.</text:span></text:p>
      <text:p text:style-name="P1"><text:s text:c="2"/><text:span text:style-name="T1">// But just to be safe, we want to reject all unexpected forms.</text:span></text:p>
      <text:p text:style-name="Preformatted_20_Text"/>
      <text:p text:style-name="P1"><text:s text:c="2"/><text:span text:style-name="T1">// We split the second stage into 4 regexp operations in order to work around</text:span></text:p>
      <text:p text:style-name="P1"><text:s text:c="2"/><text:span text:style-name="T1">// crippling inefficiencies in IE's and Safari's regexp engines. First we</text:span></text:p>
      <text:p text:style-name="P1"><text:s text:c="2"/><text:span text:style-name="T1">// replace the JSON backslash pairs with '@' (a non-JSON character). Second, we</text:span></text:p>
      <text:p text:style-name="P1"><text:s text:c="2"/><text:span text:style-name="T1">// replace all simple value tokens with ']' characters. Third, we delete all</text:span></text:p>
      <text:p text:style-name="P1"><text:s text:c="2"/><text:span text:style-name="T1">// open brackets that follow a colon or comma or that begin the text. Finally,</text:span></text:p>
      <text:p text:style-name="P1"><text:s text:c="2"/><text:span text:style-name="T1">// we look to see that the remaining characters are only whitespace or ']' or</text:span></text:p>
      <text:p text:style-name="P1"><text:s text:c="2"/><text:span text:style-name="T1">// ',' or ':' or '{' or '}'. If that is so, then the text is safe for eval.</text:span></text:p>
      <text:p text:style-name="Preformatted_20_Text"/>
      <text:p text:style-name="P1"><text:s text:c="6"/><text:span text:style-name="T1">if (/^[\],:{}\s]*$/</text:span></text:p>
      <text:p text:style-name="P1"><text:s text:c="14"/><text:span text:style-name="T1">.test(text.replace(/\\(?:["\\\/bfnrt]|u[0-9a-fA-F]{4})/g, '@')</text:span></text:p>
      <text:p text:style-name="P1"><text:s text:c="18"/><text:span text:style-name="T1">.replace(/"[^"\\\n\r]*"|true|false|null|-?\d+(?:\.\d*)?(?:[eE][+\-]?\d+)?/g, ']')</text:span></text:p>
      <text:p text:style-name="P1"><text:s text:c="18"/><text:span text:style-name="T1">.replace(/(?:^|:|,)(?:\s*\[)+/g, ''))) {</text:span></text:p>
      <text:p text:style-name="Preformatted_20_Text"/>
      <text:p text:style-name="P1"><text:s text:c="2"/><text:span text:style-name="T1">// In the third stage we use the eval function to compile the text into a</text:span></text:p>
      <text:p text:style-name="P1"><text:s text:c="2"/><text:span text:style-name="T1">// JavaScript structure. The '{' operator is subject to a syntactic ambiguity</text:span></text:p>
      <text:p text:style-name="P1"><text:s text:c="2"/><text:span text:style-name="T1">// in JavaScript: it can begin a block or an object literal. We wrap the text</text:span></text:p>
      <text:p text:style-name="P1"><text:s text:c="2"/><text:span text:style-name="T1">// in parens to eliminate the ambiguity.</text:span></text:p>
      <text:p text:style-name="Preformatted_20_Text"/>
      <text:p text:style-name="P1"><text:s text:c="10"/><text:span text:style-name="T1">j = eval('(' + text + ')');</text:span></text:p>
      <text:p text:style-name="Preformatted_20_Text"/>
      <text:p text:style-name="P1"><text:s text:c="2"/><text:span text:style-name="T1">// In the optional fourth stage, we recursively walk the new structure, passing</text:span></text:p>
      <text:p text:style-name="P1"><text:s text:c="2"/><text:span text:style-name="T1">// each name/value pair to a reviver function for possible transformation.</text:span></text:p>
      <text:p text:style-name="Preformatted_20_Text"/>
      <text:p text:style-name="P1"><text:s text:c="10"/><text:span text:style-name="T1">return typeof reviver === 'function' ?</text:span></text:p>
      <text:p text:style-name="P1"><text:s text:c="14"/><text:span text:style-name="T1">walk({'': j}, '') : j;</text:span></text:p>
      <text:p text:style-name="P1"><text:s text:c="6"/><text:span text:style-name="T1">}</text:span></text:p>
      <text:p text:style-name="Preformatted_20_Text"/>
      <text:p text:style-name="P1"><text:s text:c="2"/><text:span text:style-name="T1">// If the text is not JSON parseable, then a SyntaxError is thrown.</text:span></text:p>
      <text:p text:style-name="Preformatted_20_Text"/>
      <text:p text:style-name="P1"><text:s text:c="6"/><text:span text:style-name="T1">throw new SyntaxError('JSON.parse');</text:span></text:p>
      <text:p text:style-name="P1"><text:s text:c="2"/><text:span text:style-name="T1">};</text:span></text:p>
      <text:p text:style-name="Preformatted_20_Text"/>
      <text:p text:style-name="P2">})(</text:p>
      <text:p text:style-name="P1"><text:s text:c="4"/><text:span text:style-name="T1">'undefined' != typeof io ? io : module.exports</text:span></text:p>
      <text:p text:style-name="P1"><text:s text:c="2"/><text:span text:style-name="T1">, typeof JSON !== 'undefined' ? JSON : undefined</text:span></text:p>
      <text:p text:style-name="P2">);</text:p>
      <text:p text:style-name="Preformatted_20_Text"/>
      <text:p text:style-name="P2">/**</text:p>
      <text:p text:style-name="P1"><text:soft-page-break/><text:s/><text:span text:style-name="T1">* socket.io</text:span></text:p>
      <text:p text:style-name="P1"><text:s/><text:span text:style-name="T1">* Copyright(c) 2011 LearnBoost &lt;dev@learnboost.com&gt;</text:span></text:p>
      <text:p text:style-name="P1"><text:s/><text:span text:style-name="T1">* MIT Licensed</text:span></text:p>
      <text:p text:style-name="P1"><text:s/><text:span text:style-name="T1">*/</text:span></text:p>
      <text:p text:style-name="Preformatted_20_Text"/>
      <text:p text:style-name="P2">(function (exports, io) {</text:p>
      <text:p text:style-name="Preformatted_20_Text"/>
      <text:p text:style-name="P1"><text:s text:c="2"/><text:span text:style-name="T1">/**</text:span></text:p>
      <text:p text:style-name="P1"><text:s text:c="3"/><text:span text:style-name="T1">* Parser namespace.</text:span></text:p>
      <text:p text:style-name="P1"><text:s text:c="3"/><text:span text:style-name="T1">*</text:span></text:p>
      <text:p text:style-name="P1"><text:s text:c="3"/><text:span text:style-name="T1">* @namespace</text:span></text:p>
      <text:p text:style-name="P1"><text:s text:c="3"/><text:span text:style-name="T1">*/</text:span></text:p>
      <text:p text:style-name="Preformatted_20_Text"/>
      <text:p text:style-name="P1"><text:s text:c="2"/><text:span text:style-name="T1">var parser = exports.parser = {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Packet types.</text:span></text:p>
      <text:p text:style-name="P1"><text:s text:c="3"/><text:span text:style-name="T1">*/</text:span></text:p>
      <text:p text:style-name="Preformatted_20_Text"/>
      <text:p text:style-name="P1"><text:s text:c="2"/><text:span text:style-name="T1">var packets = parser.packets = [</text:span></text:p>
      <text:p text:style-name="P1"><text:s text:c="6"/><text:span text:style-name="T1">'disconnect'</text:span></text:p>
      <text:p text:style-name="P1"><text:s text:c="4"/><text:span text:style-name="T1">, 'connect'</text:span></text:p>
      <text:p text:style-name="P1"><text:s text:c="4"/><text:span text:style-name="T1">, 'heartbeat'</text:span></text:p>
      <text:p text:style-name="P1"><text:s text:c="4"/><text:span text:style-name="T1">, 'message'</text:span></text:p>
      <text:p text:style-name="P1"><text:s text:c="4"/><text:span text:style-name="T1">, 'json'</text:span></text:p>
      <text:p text:style-name="P1"><text:s text:c="4"/><text:span text:style-name="T1">, 'event'</text:span></text:p>
      <text:p text:style-name="P1"><text:s text:c="4"/><text:span text:style-name="T1">, 'ack'</text:span></text:p>
      <text:p text:style-name="P1"><text:s text:c="4"/><text:span text:style-name="T1">, 'error'</text:span></text:p>
      <text:p text:style-name="P1"><text:s text:c="4"/><text:span text:style-name="T1">, 'noop'</text:span></text:p>
      <text:p text:style-name="P1"><text:s text:c="2"/><text:span text:style-name="T1">];</text:span></text:p>
      <text:p text:style-name="Preformatted_20_Text"/>
      <text:p text:style-name="P1"><text:s text:c="2"/><text:span text:style-name="T1">/**</text:span></text:p>
      <text:p text:style-name="P1"><text:s text:c="3"/><text:span text:style-name="T1">* Errors reasons.</text:span></text:p>
      <text:p text:style-name="P1"><text:s text:c="3"/><text:span text:style-name="T1">*/</text:span></text:p>
      <text:p text:style-name="Preformatted_20_Text"/>
      <text:p text:style-name="P1"><text:s text:c="2"/><text:span text:style-name="T1">var reasons = parser.reasons = [</text:span></text:p>
      <text:p text:style-name="P1"><text:s text:c="6"/><text:span text:style-name="T1">'transport not supported'</text:span></text:p>
      <text:p text:style-name="P1"><text:s text:c="4"/><text:span text:style-name="T1">, 'client not handshaken'</text:span></text:p>
      <text:p text:style-name="P1"><text:s text:c="4"/><text:span text:style-name="T1">, 'unauthorized'</text:span></text:p>
      <text:p text:style-name="P1"><text:s text:c="2"/><text:span text:style-name="T1">];</text:span></text:p>
      <text:p text:style-name="Preformatted_20_Text"/>
      <text:p text:style-name="P1"><text:s text:c="2"/><text:span text:style-name="T1">/**</text:span></text:p>
      <text:p text:style-name="P1"><text:s text:c="3"/><text:span text:style-name="T1">* Errors advice.</text:span></text:p>
      <text:p text:style-name="P1"><text:s text:c="3"/><text:span text:style-name="T1">*/</text:span></text:p>
      <text:p text:style-name="Preformatted_20_Text"/>
      <text:p text:style-name="P1"><text:s text:c="2"/><text:span text:style-name="T1">var advice = parser.advice = [</text:span></text:p>
      <text:p text:style-name="P1"><text:s text:c="6"/><text:span text:style-name="T1">'reconnect'</text:span></text:p>
      <text:p text:style-name="P1"><text:s text:c="2"/><text:span text:style-name="T1">];</text:span></text:p>
      <text:p text:style-name="Preformatted_20_Text"/>
      <text:p text:style-name="P1"><text:s text:c="2"/><text:span text:style-name="T1">/**</text:span></text:p>
      <text:p text:style-name="P1"><text:s text:c="3"/><text:span text:style-name="T1">* Shortcuts.</text:span></text:p>
      <text:p text:style-name="P1"><text:s text:c="3"/><text:span text:style-name="T1">*/</text:span></text:p>
      <text:p text:style-name="Preformatted_20_Text"/>
      <text:p text:style-name="P1"><text:s text:c="2"/><text:span text:style-name="T1">var JSON = io.JSON</text:span></text:p>
      <text:p text:style-name="P1"><text:s text:c="4"/><text:span text:style-name="T1">, indexOf = io.util.indexOf;</text:span></text:p>
      <text:p text:style-name="Preformatted_20_Text"/>
      <text:p text:style-name="P1"><text:s text:c="2"/><text:span text:style-name="T1">/**</text:span></text:p>
      <text:p text:style-name="P1"><text:s text:c="3"/><text:span text:style-name="T1">* Encodes a packet.</text:span></text:p>
      <text:p text:style-name="P1"><text:soft-page-break/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parser.encodePacket = function (packet) {</text:span></text:p>
      <text:p text:style-name="P1"><text:s text:c="4"/><text:span text:style-name="T1">var type = indexOf(packets, packet.type)</text:span></text:p>
      <text:p text:style-name="P1"><text:s text:c="6"/><text:span text:style-name="T1">, id = packet.id || ''</text:span></text:p>
      <text:p text:style-name="P1"><text:s text:c="6"/><text:span text:style-name="T1">, endpoint = packet.endpoint || ''</text:span></text:p>
      <text:p text:style-name="P1"><text:s text:c="6"/><text:span text:style-name="T1">, ack = packet.ack</text:span></text:p>
      <text:p text:style-name="P1"><text:s text:c="6"/><text:span text:style-name="T1">, data = null;</text:span></text:p>
      <text:p text:style-name="Preformatted_20_Text"/>
      <text:p text:style-name="P1"><text:s text:c="4"/><text:span text:style-name="T1">switch (packet.type) {</text:span></text:p>
      <text:p text:style-name="P1"><text:s text:c="6"/><text:span text:style-name="T1">case 'error':</text:span></text:p>
      <text:p text:style-name="P1"><text:s text:c="8"/><text:span text:style-name="T1">var reason = packet.reason ? indexOf(reasons, packet.reason) : ''</text:span></text:p>
      <text:p text:style-name="P1"><text:s text:c="10"/><text:span text:style-name="T1">, adv = packet.advice ? indexOf(advice, packet.advice) : '';</text:span></text:p>
      <text:p text:style-name="Preformatted_20_Text"/>
      <text:p text:style-name="P1"><text:s text:c="8"/><text:span text:style-name="T1">if (reason !== '' || adv !== '')</text:span></text:p>
      <text:p text:style-name="P1"><text:s text:c="10"/><text:span text:style-name="T1">data = reason + (adv !== '' ? ('+' + adv) : '');</text:span></text:p>
      <text:p text:style-name="Preformatted_20_Text"/>
      <text:p text:style-name="P1"><text:s text:c="8"/><text:span text:style-name="T1">break;</text:span></text:p>
      <text:p text:style-name="Preformatted_20_Text"/>
      <text:p text:style-name="P1"><text:s text:c="6"/><text:span text:style-name="T1">case 'message':</text:span></text:p>
      <text:p text:style-name="P1"><text:s text:c="8"/><text:span text:style-name="T1">if (packet.data !== '')</text:span></text:p>
      <text:p text:style-name="P1"><text:s text:c="10"/><text:span text:style-name="T1">data = packet.data;</text:span></text:p>
      <text:p text:style-name="P1"><text:s text:c="8"/><text:span text:style-name="T1">break;</text:span></text:p>
      <text:p text:style-name="Preformatted_20_Text"/>
      <text:p text:style-name="P1"><text:s text:c="6"/><text:span text:style-name="T1">case 'event':</text:span></text:p>
      <text:p text:style-name="P1"><text:s text:c="8"/><text:span text:style-name="T1">var ev = { name: packet.name };</text:span></text:p>
      <text:p text:style-name="Preformatted_20_Text"/>
      <text:p text:style-name="P1"><text:s text:c="8"/><text:span text:style-name="T1">if (packet.args &amp;&amp; packet.args.length) {</text:span></text:p>
      <text:p text:style-name="P1"><text:s text:c="10"/><text:span text:style-name="T1">ev.args = packet.args;</text:span></text:p>
      <text:p text:style-name="P1"><text:s text:c="8"/><text:span text:style-name="T1">}</text:span></text:p>
      <text:p text:style-name="Preformatted_20_Text"/>
      <text:p text:style-name="P1"><text:s text:c="8"/><text:span text:style-name="T1">data = JSON.stringify(ev);</text:span></text:p>
      <text:p text:style-name="P1"><text:s text:c="8"/><text:span text:style-name="T1">break;</text:span></text:p>
      <text:p text:style-name="Preformatted_20_Text"/>
      <text:p text:style-name="P1"><text:s text:c="6"/><text:span text:style-name="T1">case 'json':</text:span></text:p>
      <text:p text:style-name="P1"><text:s text:c="8"/><text:span text:style-name="T1">data = JSON.stringify(packet.data);</text:span></text:p>
      <text:p text:style-name="P1"><text:s text:c="8"/><text:span text:style-name="T1">break;</text:span></text:p>
      <text:p text:style-name="Preformatted_20_Text"/>
      <text:p text:style-name="P1"><text:s text:c="6"/><text:span text:style-name="T1">case 'connect':</text:span></text:p>
      <text:p text:style-name="P1"><text:s text:c="8"/><text:span text:style-name="T1">if (packet.qs)</text:span></text:p>
      <text:p text:style-name="P1"><text:s text:c="10"/><text:span text:style-name="T1">data = packet.qs;</text:span></text:p>
      <text:p text:style-name="P1"><text:s text:c="8"/><text:span text:style-name="T1">break;</text:span></text:p>
      <text:p text:style-name="Preformatted_20_Text"/>
      <text:p text:style-name="P1"><text:s text:c="6"/><text:span text:style-name="T1">case 'ack':</text:span></text:p>
      <text:p text:style-name="P1"><text:s text:c="8"/><text:span text:style-name="T1">data = packet.ackId</text:span></text:p>
      <text:p text:style-name="P1"><text:s text:c="10"/><text:span text:style-name="T1">+ (packet.args &amp;&amp; packet.args.length</text:span></text:p>
      <text:p text:style-name="P1"><text:s text:c="14"/><text:span text:style-name="T1">? '+' + JSON.stringify(packet.args) : '');</text:span></text:p>
      <text:p text:style-name="P1"><text:s text:c="8"/><text:span text:style-name="T1">break;</text:span></text:p>
      <text:p text:style-name="P1"><text:s text:c="4"/><text:span text:style-name="T1">}</text:span></text:p>
      <text:p text:style-name="Preformatted_20_Text"/>
      <text:p text:style-name="P1"><text:s text:c="4"/><text:span text:style-name="T1">// construct packet with required fragments</text:span></text:p>
      <text:p text:style-name="P1"><text:s text:c="4"/><text:span text:style-name="T1">var encoded = [</text:span></text:p>
      <text:p text:style-name="P1"><text:s text:c="8"/><text:span text:style-name="T1">type</text:span></text:p>
      <text:p text:style-name="P1"><text:s text:c="6"/><text:span text:style-name="T1">, id + (ack == 'data' ? '+' : '')</text:span></text:p>
      <text:p text:style-name="P1"><text:s text:c="6"/><text:span text:style-name="T1">, endpoint</text:span></text:p>
      <text:p text:style-name="P1"><text:s text:c="4"/><text:span text:style-name="T1">];</text:span></text:p>
      <text:p text:style-name="Preformatted_20_Text"><text:soft-page-break/></text:p>
      <text:p text:style-name="P1"><text:s text:c="4"/><text:span text:style-name="T1">// data fragment is optional</text:span></text:p>
      <text:p text:style-name="P1"><text:s text:c="4"/><text:span text:style-name="T1">if (data !== null &amp;&amp; data !== undefined)</text:span></text:p>
      <text:p text:style-name="P1"><text:s text:c="6"/><text:span text:style-name="T1">encoded.push(data);</text:span></text:p>
      <text:p text:style-name="Preformatted_20_Text"/>
      <text:p text:style-name="P1"><text:s text:c="4"/><text:span text:style-name="T1">return encoded.join(':'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Encodes multiple messages (payload).</text:span></text:p>
      <text:p text:style-name="P1"><text:s text:c="3"/><text:span text:style-name="T1">*</text:span></text:p>
      <text:p text:style-name="P1"><text:s text:c="3"/><text:span text:style-name="T1">* @param {Array} messages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parser.encodePayload = function (packets) {</text:span></text:p>
      <text:p text:style-name="P1"><text:s text:c="4"/><text:span text:style-name="T1">var decoded = '';</text:span></text:p>
      <text:p text:style-name="Preformatted_20_Text"/>
      <text:p text:style-name="P1"><text:s text:c="4"/><text:span text:style-name="T1">if (packets.length == 1)</text:span></text:p>
      <text:p text:style-name="P1"><text:s text:c="6"/><text:span text:style-name="T1">return packets[0];</text:span></text:p>
      <text:p text:style-name="Preformatted_20_Text"/>
      <text:p text:style-name="P1"><text:s text:c="4"/><text:span text:style-name="T1">for (var i = 0, l = packets.length; i &lt; l; i++) {</text:span></text:p>
      <text:p text:style-name="P1"><text:s text:c="6"/><text:span text:style-name="T1">var packet = packets[i];</text:span></text:p>
      <text:p text:style-name="P1"><text:s text:c="6"/><text:span text:style-name="T1">decoded += '\ufffd' + packet.length + '\ufffd' + packets[i];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decoded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Decodes a packet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var regexp = /([^:]+):([0-9]+)?(\+)?:([^:]+)?:?([\s\S]*)?/;</text:span></text:p>
      <text:p text:style-name="Preformatted_20_Text"/>
      <text:p text:style-name="P1"><text:s text:c="2"/><text:span text:style-name="T1">parser.decodePacket = function (data) {</text:span></text:p>
      <text:p text:style-name="P1"><text:s text:c="4"/><text:span text:style-name="T1">var pieces = data.match(regexp);</text:span></text:p>
      <text:p text:style-name="Preformatted_20_Text"/>
      <text:p text:style-name="P1"><text:s text:c="4"/><text:span text:style-name="T1">if (!pieces) return {};</text:span></text:p>
      <text:p text:style-name="Preformatted_20_Text"/>
      <text:p text:style-name="P1"><text:s text:c="4"/><text:span text:style-name="T1">var id = pieces[2] || ''</text:span></text:p>
      <text:p text:style-name="P1"><text:s text:c="6"/><text:span text:style-name="T1">, data = pieces[5] || ''</text:span></text:p>
      <text:p text:style-name="P1"><text:s text:c="6"/><text:span text:style-name="T1">, packet = {</text:span></text:p>
      <text:p text:style-name="P1"><text:s text:c="12"/><text:span text:style-name="T1">type: packets[pieces[1]]</text:span></text:p>
      <text:p text:style-name="P1"><text:s text:c="10"/><text:span text:style-name="T1">, endpoint: pieces[4] || ''</text:span></text:p>
      <text:p text:style-name="P1"><text:s text:c="8"/><text:span text:style-name="T1">};</text:span></text:p>
      <text:p text:style-name="Preformatted_20_Text"/>
      <text:p text:style-name="P1"><text:s text:c="4"/><text:span text:style-name="T1">// whether we need to acknowledge the packet</text:span></text:p>
      <text:p text:style-name="P1"><text:s text:c="4"/><text:span text:style-name="T1">if (id) {</text:span></text:p>
      <text:p text:style-name="P1"><text:s text:c="6"/><text:span text:style-name="T1">packet.id = id;</text:span></text:p>
      <text:p text:style-name="P1"><text:s text:c="6"/><text:span text:style-name="T1">if (pieces[3])</text:span></text:p>
      <text:p text:style-name="P1"><text:s text:c="8"/><text:span text:style-name="T1">packet.ack = 'data';</text:span></text:p>
      <text:p text:style-name="P1"><text:s text:c="6"/><text:span text:style-name="T1">else</text:span></text:p>
      <text:p text:style-name="P1"><text:s text:c="8"/><text:span text:style-name="T1">packet.ack = true;</text:span></text:p>
      <text:p text:style-name="P1"><text:s text:c="4"/><text:span text:style-name="T1">}</text:span></text:p>
      <text:p text:style-name="Preformatted_20_Text"/>
      <text:p text:style-name="P1"><text:soft-page-break/><text:s text:c="4"/><text:span text:style-name="T1">// handle different packet types</text:span></text:p>
      <text:p text:style-name="P1"><text:s text:c="4"/><text:span text:style-name="T1">switch (packet.type) {</text:span></text:p>
      <text:p text:style-name="P1"><text:s text:c="6"/><text:span text:style-name="T1">case 'error':</text:span></text:p>
      <text:p text:style-name="P1"><text:s text:c="8"/><text:span text:style-name="T1">var pieces = data.split('+');</text:span></text:p>
      <text:p text:style-name="P1"><text:s text:c="8"/><text:span text:style-name="T1">packet.reason = reasons[pieces[0]] || '';</text:span></text:p>
      <text:p text:style-name="P1"><text:s text:c="8"/><text:span text:style-name="T1">packet.advice = advice[pieces[1]] || '';</text:span></text:p>
      <text:p text:style-name="P1"><text:s text:c="8"/><text:span text:style-name="T1">break;</text:span></text:p>
      <text:p text:style-name="Preformatted_20_Text"/>
      <text:p text:style-name="P1"><text:s text:c="6"/><text:span text:style-name="T1">case 'message':</text:span></text:p>
      <text:p text:style-name="P1"><text:s text:c="8"/><text:span text:style-name="T1">packet.data = data || '';</text:span></text:p>
      <text:p text:style-name="P1"><text:s text:c="8"/><text:span text:style-name="T1">break;</text:span></text:p>
      <text:p text:style-name="Preformatted_20_Text"/>
      <text:p text:style-name="P1"><text:s text:c="6"/><text:span text:style-name="T1">case 'event':</text:span></text:p>
      <text:p text:style-name="P1"><text:s text:c="8"/><text:span text:style-name="T1">try {</text:span></text:p>
      <text:p text:style-name="P1"><text:s text:c="10"/><text:span text:style-name="T1">var opts = JSON.parse(data);</text:span></text:p>
      <text:p text:style-name="P1"><text:s text:c="10"/><text:span text:style-name="T1">packet.name = opts.name;</text:span></text:p>
      <text:p text:style-name="P1"><text:s text:c="10"/><text:span text:style-name="T1">packet.args = opts.args;</text:span></text:p>
      <text:p text:style-name="P1"><text:s text:c="8"/><text:span text:style-name="T1">} catch (e) { }</text:span></text:p>
      <text:p text:style-name="Preformatted_20_Text"/>
      <text:p text:style-name="P1"><text:s text:c="8"/><text:span text:style-name="T1">packet.args = packet.args || [];</text:span></text:p>
      <text:p text:style-name="P1"><text:s text:c="8"/><text:span text:style-name="T1">break;</text:span></text:p>
      <text:p text:style-name="Preformatted_20_Text"/>
      <text:p text:style-name="P1"><text:s text:c="6"/><text:span text:style-name="T1">case 'json':</text:span></text:p>
      <text:p text:style-name="P1"><text:s text:c="8"/><text:span text:style-name="T1">try {</text:span></text:p>
      <text:p text:style-name="P1"><text:s text:c="10"/><text:span text:style-name="T1">packet.data = JSON.parse(data);</text:span></text:p>
      <text:p text:style-name="P1"><text:s text:c="8"/><text:span text:style-name="T1">} catch (e) { }</text:span></text:p>
      <text:p text:style-name="P1"><text:s text:c="8"/><text:span text:style-name="T1">break;</text:span></text:p>
      <text:p text:style-name="Preformatted_20_Text"/>
      <text:p text:style-name="P1"><text:s text:c="6"/><text:span text:style-name="T1">case 'connect':</text:span></text:p>
      <text:p text:style-name="P1"><text:s text:c="8"/><text:span text:style-name="T1">packet.qs = data || '';</text:span></text:p>
      <text:p text:style-name="P1"><text:s text:c="8"/><text:span text:style-name="T1">break;</text:span></text:p>
      <text:p text:style-name="Preformatted_20_Text"/>
      <text:p text:style-name="P1"><text:s text:c="6"/><text:span text:style-name="T1">case 'ack':</text:span></text:p>
      <text:p text:style-name="P1"><text:s text:c="8"/><text:span text:style-name="T1">var pieces = data.match(/^([0-9]+)(\+)?(.*)/);</text:span></text:p>
      <text:p text:style-name="P1"><text:s text:c="8"/><text:span text:style-name="T1">if (pieces) {</text:span></text:p>
      <text:p text:style-name="P1"><text:s text:c="10"/><text:span text:style-name="T1">packet.ackId = pieces[1];</text:span></text:p>
      <text:p text:style-name="P1"><text:s text:c="10"/><text:span text:style-name="T1">packet.args = [];</text:span></text:p>
      <text:p text:style-name="Preformatted_20_Text"/>
      <text:p text:style-name="P1"><text:s text:c="10"/><text:span text:style-name="T1">if (pieces[3]) {</text:span></text:p>
      <text:p text:style-name="P1"><text:s text:c="12"/><text:span text:style-name="T1">try {</text:span></text:p>
      <text:p text:style-name="P1"><text:s text:c="14"/><text:span text:style-name="T1">packet.args = pieces[3] ? JSON.parse(pieces[3]) : [];</text:span></text:p>
      <text:p text:style-name="P1"><text:s text:c="12"/><text:span text:style-name="T1">} catch (e) { }</text:span></text:p>
      <text:p text:style-name="P1"><text:s text:c="10"/><text:span text:style-name="T1">}</text:span></text:p>
      <text:p text:style-name="P1"><text:s text:c="8"/><text:span text:style-name="T1">}</text:span></text:p>
      <text:p text:style-name="P1"><text:s text:c="8"/><text:span text:style-name="T1">break;</text:span></text:p>
      <text:p text:style-name="Preformatted_20_Text"/>
      <text:p text:style-name="P1"><text:s text:c="6"/><text:span text:style-name="T1">case 'disconnect':</text:span></text:p>
      <text:p text:style-name="P1"><text:s text:c="6"/><text:span text:style-name="T1">case 'heartbeat':</text:span></text:p>
      <text:p text:style-name="P1"><text:s text:c="8"/><text:span text:style-name="T1">break;</text:span></text:p>
      <text:p text:style-name="P1"><text:s text:c="4"/><text:span text:style-name="T1">};</text:span></text:p>
      <text:p text:style-name="Preformatted_20_Text"/>
      <text:p text:style-name="P1"><text:s text:c="4"/><text:span text:style-name="T1">return packet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Decodes data payload. Detects multiple messages</text:span></text:p>
      <text:p text:style-name="P1"><text:s text:c="3"/><text:span text:style-name="T1">*</text:span></text:p>
      <text:p text:style-name="P1"><text:s text:c="3"/><text:span text:style-name="T1">* @return {Array} messages</text:span></text:p>
      <text:p text:style-name="P1"><text:soft-page-break/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parser.decodePayload = function (data) {</text:span></text:p>
      <text:p text:style-name="P1"><text:s text:c="4"/><text:span text:style-name="T1">// IE doesn't like data[i] for unicode chars, charAt works fine</text:span></text:p>
      <text:p text:style-name="P1"><text:s text:c="4"/><text:span text:style-name="T1">if (data.charAt(0) == '\ufffd') {</text:span></text:p>
      <text:p text:style-name="P1"><text:s text:c="6"/><text:span text:style-name="T1">var ret = [];</text:span></text:p>
      <text:p text:style-name="Preformatted_20_Text"/>
      <text:p text:style-name="P1"><text:s text:c="6"/><text:span text:style-name="T1">for (var i = 1, length = ''; i &lt; data.length; i++) {</text:span></text:p>
      <text:p text:style-name="P1"><text:s text:c="8"/><text:span text:style-name="T1">if (data.charAt(i) == '\ufffd') {</text:span></text:p>
      <text:p text:style-name="P1"><text:s text:c="10"/><text:span text:style-name="T1">ret.push(parser.decodePacket(data.substr(i + 1).substr(0, length)));</text:span></text:p>
      <text:p text:style-name="P1"><text:s text:c="10"/><text:span text:style-name="T1">i += Number(length) + 1;</text:span></text:p>
      <text:p text:style-name="P1"><text:s text:c="10"/><text:span text:style-name="T1">length = '';</text:span></text:p>
      <text:p text:style-name="P1"><text:s text:c="8"/><text:span text:style-name="T1">} else {</text:span></text:p>
      <text:p text:style-name="P1"><text:s text:c="10"/><text:span text:style-name="T1">length += data.charAt(i);</text:span></text:p>
      <text:p text:style-name="P1"><text:s text:c="8"/><text:span text:style-name="T1">}</text:span></text:p>
      <text:p text:style-name="P1"><text:s text:c="6"/><text:span text:style-name="T1">}</text:span></text:p>
      <text:p text:style-name="Preformatted_20_Text"/>
      <text:p text:style-name="P1"><text:s text:c="6"/><text:span text:style-name="T1">return ret;</text:span></text:p>
      <text:p text:style-name="P1"><text:s text:c="4"/><text:span text:style-name="T1">} else {</text:span></text:p>
      <text:p text:style-name="P1"><text:s text:c="6"/><text:span text:style-name="T1">return [parser.decodePacket(data)];</text:span></text:p>
      <text:p text:style-name="P1"><text:s text:c="4"/><text:span text:style-name="T1">}</text:span></text:p>
      <text:p text:style-name="P1"><text:s text:c="2"/><text:span text:style-name="T1">};</text:span></text:p>
      <text:p text:style-name="Preformatted_20_Text"/>
      <text:p text:style-name="P2">})(</text:p>
      <text:p text:style-name="P1"><text:s text:c="4"/><text:span text:style-name="T1">'undefined' != typeof io ? io : module.exports</text:span></text:p>
      <text:p text:style-name="P1"><text:s text:c="2"/><text:span text:style-name="T1">, 'undefined' != typeof io ? io : module.parent.exports</text:span></text:p>
      <text:p text:style-name="P2">);</text:p>
      <text:p text:style-name="P2">/**</text:p>
      <text:p text:style-name="P1"><text:s/><text:span text:style-name="T1">* socket.io</text:span></text:p>
      <text:p text:style-name="P1"><text:s/><text:span text:style-name="T1">* Copyright(c) 2011 LearnBoost &lt;dev@learnboost.com&gt;</text:span></text:p>
      <text:p text:style-name="P1"><text:s/><text:span text:style-name="T1">* MIT Licensed</text:span></text:p>
      <text:p text:style-name="P1"><text:s/><text:span text:style-name="T1">*/</text:span></text:p>
      <text:p text:style-name="Preformatted_20_Text"/>
      <text:p text:style-name="P2">(function (exports, io) {</text:p>
      <text:p text:style-name="Preformatted_20_Text"/>
      <text:p text:style-name="P1"><text:s text:c="2"/><text:span text:style-name="T1">/**</text:span></text:p>
      <text:p text:style-name="P1"><text:s text:c="3"/><text:span text:style-name="T1">* Expose constructor.</text:span></text:p>
      <text:p text:style-name="P1"><text:s text:c="3"/><text:span text:style-name="T1">*/</text:span></text:p>
      <text:p text:style-name="Preformatted_20_Text"/>
      <text:p text:style-name="P1"><text:s text:c="2"/><text:span text:style-name="T1">exports.Transport = Transport;</text:span></text:p>
      <text:p text:style-name="Preformatted_20_Text"/>
      <text:p text:style-name="P1"><text:s text:c="2"/><text:span text:style-name="T1">/**</text:span></text:p>
      <text:p text:style-name="P1"><text:s text:c="3"/><text:span text:style-name="T1">* This is the transport template for all supported transport methods.</text:span></text:p>
      <text:p text:style-name="P1"><text:s text:c="3"/><text:span text:style-name="T1">*</text:span></text:p>
      <text:p text:style-name="P1"><text:s text:c="3"/><text:span text:style-name="T1">* @constructor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function Transport (socket, sessid) {</text:span></text:p>
      <text:p text:style-name="P1"><text:s text:c="4"/><text:span text:style-name="T1">this.socket = socket;</text:span></text:p>
      <text:p text:style-name="P1"><text:s text:c="4"/><text:span text:style-name="T1">this.sessid = sessid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Apply EventEmitter mixin.</text:span></text:p>
      <text:p text:style-name="P1"><text:s text:c="3"/><text:span text:style-name="T1">*/</text:span></text:p>
      <text:p text:style-name="Preformatted_20_Text"/>
      <text:p text:style-name="P1"><text:soft-page-break/><text:s text:c="2"/><text:span text:style-name="T1">io.util.mixin(Transport, io.EventEmitter);</text:span></text:p>
      <text:p text:style-name="Preformatted_20_Text"/>
      <text:p text:style-name="Preformatted_20_Text"/>
      <text:p text:style-name="P1"><text:s text:c="2"/><text:span text:style-name="T1">/**</text:span></text:p>
      <text:p text:style-name="P1"><text:s text:c="3"/><text:span text:style-name="T1">* Indicates whether heartbeats is enabled for this transport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Transport.prototype.heartbeats = function () {</text:span></text:p>
      <text:p text:style-name="P1"><text:s text:c="4"/><text:span text:style-name="T1">return true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Handles the response from the server. When a new response is received</text:span></text:p>
      <text:p text:style-name="P1"><text:s text:c="3"/><text:span text:style-name="T1">* it will automatically update the timeout, decode the message and</text:span></text:p>
      <text:p text:style-name="P1"><text:s text:c="3"/><text:span text:style-name="T1">* forwards the response to the onMessage function for further processing.</text:span></text:p>
      <text:p text:style-name="P1"><text:s text:c="3"/><text:span text:style-name="T1">*</text:span></text:p>
      <text:p text:style-name="P1"><text:s text:c="3"/><text:span text:style-name="T1">* @param {String} data Response from the server.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Transport.prototype.onData = function (data) {</text:span></text:p>
      <text:p text:style-name="P1"><text:s text:c="4"/><text:span text:style-name="T1">this.clearCloseTimeout();</text:span></text:p>
      <text:p text:style-name="Preformatted_20_Text"/>
      <text:p text:style-name="P1"><text:s text:c="4"/><text:span text:style-name="T1">// If the connection in currently open (or in a reopening state) reset the close</text:span></text:p>
      <text:p text:style-name="P1"><text:s text:c="4"/><text:span text:style-name="T1">// timeout since we have just received data. This check is necessary so</text:span></text:p>
      <text:p text:style-name="P1"><text:s text:c="4"/><text:span text:style-name="T1">// that we don't reset the timeout on an explicitly disconnected connection.</text:span></text:p>
      <text:p text:style-name="P1"><text:s text:c="4"/><text:span text:style-name="T1">if (this.socket.connected || this.socket.connecting || this.socket.reconnecting) {</text:span></text:p>
      <text:p text:style-name="P1"><text:s text:c="6"/><text:span text:style-name="T1">this.setCloseTimeout();</text:span></text:p>
      <text:p text:style-name="P1"><text:s text:c="4"/><text:span text:style-name="T1">}</text:span></text:p>
      <text:p text:style-name="Preformatted_20_Text"/>
      <text:p text:style-name="P1"><text:s text:c="4"/><text:span text:style-name="T1">if (data !== '') {</text:span></text:p>
      <text:p text:style-name="P1"><text:s text:c="6"/><text:span text:style-name="T1">// todo: we should only do decodePayload for xhr transports</text:span></text:p>
      <text:p text:style-name="P1"><text:s text:c="6"/><text:span text:style-name="T1">var msgs = io.parser.decodePayload(data);</text:span></text:p>
      <text:p text:style-name="Preformatted_20_Text"/>
      <text:p text:style-name="P1"><text:s text:c="6"/><text:span text:style-name="T1">if (msgs &amp;&amp; msgs.length) {</text:span></text:p>
      <text:p text:style-name="P1"><text:s text:c="8"/><text:span text:style-name="T1">for (var i = 0, l = msgs.length; i &lt; l; i++) {</text:span></text:p>
      <text:p text:style-name="P1"><text:s text:c="10"/><text:span text:style-name="T1">this.onPacket(msgs[i]);</text:span></text:p>
      <text:p text:style-name="P1"><text:s text:c="8"/><text:span text:style-name="T1">}</text:span></text:p>
      <text:p text:style-name="P1"><text:s text:c="6"/><text:span text:style-name="T1">}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Handles packets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Transport.prototype.onPacket = function (packet) {</text:span></text:p>
      <text:p text:style-name="P1"><text:s text:c="4"/><text:span text:style-name="T1">this.socket.setHeartbeatTimeout();</text:span></text:p>
      <text:p text:style-name="Preformatted_20_Text"/>
      <text:p text:style-name="P1"><text:s text:c="4"/><text:span text:style-name="T1">if (packet.type == 'heartbeat') {</text:span></text:p>
      <text:p text:style-name="P1"><text:soft-page-break/><text:s text:c="6"/><text:span text:style-name="T1">return this.onHeartbeat();</text:span></text:p>
      <text:p text:style-name="P1"><text:s text:c="4"/><text:span text:style-name="T1">}</text:span></text:p>
      <text:p text:style-name="Preformatted_20_Text"/>
      <text:p text:style-name="P1"><text:s text:c="4"/><text:span text:style-name="T1">if (packet.type == 'connect' &amp;&amp; packet.endpoint == '') {</text:span></text:p>
      <text:p text:style-name="P1"><text:s text:c="6"/><text:span text:style-name="T1">this.onConnect();</text:span></text:p>
      <text:p text:style-name="P1"><text:s text:c="4"/><text:span text:style-name="T1">}</text:span></text:p>
      <text:p text:style-name="Preformatted_20_Text"/>
      <text:p text:style-name="P1"><text:s text:c="4"/><text:span text:style-name="T1">if (packet.type == 'error' &amp;&amp; packet.advice == 'reconnect') {</text:span></text:p>
      <text:p text:style-name="P1"><text:s text:c="6"/><text:span text:style-name="T1">this.isOpen = false;</text:span></text:p>
      <text:p text:style-name="P1"><text:s text:c="4"/><text:span text:style-name="T1">}</text:span></text:p>
      <text:p text:style-name="Preformatted_20_Text"/>
      <text:p text:style-name="P1"><text:s text:c="4"/><text:span text:style-name="T1">this.socket.onPacket(packet);</text:span></text:p>
      <text:p text:style-name="Preformatted_20_Text"/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Sets close timeout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Transport.prototype.setCloseTimeout = function () {</text:span></text:p>
      <text:p text:style-name="P1"><text:s text:c="4"/><text:span text:style-name="T1">if (!this.closeTimeout) {</text:span></text:p>
      <text:p text:style-name="P1"><text:s text:c="6"/><text:span text:style-name="T1">var self = this;</text:span></text:p>
      <text:p text:style-name="Preformatted_20_Text"/>
      <text:p text:style-name="P1"><text:s text:c="6"/><text:span text:style-name="T1">this.closeTimeout = setTimeout(function () {</text:span></text:p>
      <text:p text:style-name="P1"><text:s text:c="8"/><text:span text:style-name="T1">self.onDisconnect();</text:span></text:p>
      <text:p text:style-name="P1"><text:s text:c="6"/><text:span text:style-name="T1">}, this.socket.closeTimeout);</text:span></text:p>
      <text:p text:style-name="P1"><text:s text:c="4"/><text:span text:style-name="T1">}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alled when transport disconnects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Transport.prototype.onDisconnect = function () {</text:span></text:p>
      <text:p text:style-name="P1"><text:s text:c="4"/><text:span text:style-name="T1">if (this.isOpen) this.close();</text:span></text:p>
      <text:p text:style-name="P1"><text:s text:c="4"/><text:span text:style-name="T1">this.clearTimeouts();</text:span></text:p>
      <text:p text:style-name="P1"><text:s text:c="4"/><text:span text:style-name="T1">this.socket.onDisconnect();</text:span></text:p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alled when transport connects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Transport.prototype.onConnect = function () {</text:span></text:p>
      <text:p text:style-name="P1"><text:s text:c="4"/><text:span text:style-name="T1">this.socket.onConnect();</text:span></text:p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lears close timeout</text:span></text:p>
      <text:p text:style-name="P1"><text:soft-page-break/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Transport.prototype.clearCloseTimeout = function () {</text:span></text:p>
      <text:p text:style-name="P1"><text:s text:c="4"/><text:span text:style-name="T1">if (this.closeTimeout) {</text:span></text:p>
      <text:p text:style-name="P1"><text:s text:c="6"/><text:span text:style-name="T1">clearTimeout(this.closeTimeout);</text:span></text:p>
      <text:p text:style-name="P1"><text:s text:c="6"/><text:span text:style-name="T1">this.closeTimeout = null;</text:span></text:p>
      <text:p text:style-name="P1"><text:s text:c="4"/><text:span text:style-name="T1">}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lear timeouts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Transport.prototype.clearTimeouts = function () {</text:span></text:p>
      <text:p text:style-name="P1"><text:s text:c="4"/><text:span text:style-name="T1">this.clearCloseTimeout();</text:span></text:p>
      <text:p text:style-name="Preformatted_20_Text"/>
      <text:p text:style-name="P1"><text:s text:c="4"/><text:span text:style-name="T1">if (this.reopenTimeout) {</text:span></text:p>
      <text:p text:style-name="P1"><text:s text:c="6"/><text:span text:style-name="T1">clearTimeout(this.reopenTimeout);</text:span></text:p>
      <text:p text:style-name="P1"><text:s text:c="4"/><text:span text:style-name="T1">}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Sends a packet</text:span></text:p>
      <text:p text:style-name="P1"><text:s text:c="3"/><text:span text:style-name="T1">*</text:span></text:p>
      <text:p text:style-name="P1"><text:s text:c="3"/><text:span text:style-name="T1">* @param {Object} packet object.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Transport.prototype.packet = function (packet) {</text:span></text:p>
      <text:p text:style-name="P1"><text:s text:c="4"/><text:span text:style-name="T1">this.send(io.parser.encodePacket(packet)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Send the received heartbeat message back to server. So the server</text:span></text:p>
      <text:p text:style-name="P1"><text:s text:c="3"/><text:span text:style-name="T1">* knows we are still connected.</text:span></text:p>
      <text:p text:style-name="P1"><text:s text:c="3"/><text:span text:style-name="T1">*</text:span></text:p>
      <text:p text:style-name="P1"><text:s text:c="3"/><text:span text:style-name="T1">* @param {String} heartbeat Heartbeat response from the server.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Transport.prototype.onHeartbeat = function (heartbeat) {</text:span></text:p>
      <text:p text:style-name="P1"><text:s text:c="4"/><text:span text:style-name="T1">this.packet({ type: 'heartbeat' }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alled when the transport opens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Transport.prototype.onOpen = function () {</text:span></text:p>
      <text:p text:style-name="P1"><text:s text:c="4"/><text:span text:style-name="T1">this.isOpen = true;</text:span></text:p>
      <text:p text:style-name="P1"><text:s text:c="4"/><text:span text:style-name="T1">this.clearCloseTimeout();</text:span></text:p>
      <text:p text:style-name="P1"><text:s text:c="4"/><text:span text:style-name="T1">this.socket.onOpen();</text:span></text:p>
      <text:p text:style-name="P1"><text:soft-page-break/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Notifies the base when the connection with the Socket.IO server</text:span></text:p>
      <text:p text:style-name="P1"><text:s text:c="3"/><text:span text:style-name="T1">* has been disconnected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Transport.prototype.onClose = function () {</text:span></text:p>
      <text:p text:style-name="P1"><text:s text:c="4"/><text:span text:style-name="T1">var self = this;</text:span></text:p>
      <text:p text:style-name="Preformatted_20_Text"/>
      <text:p text:style-name="P1"><text:s text:c="4"/><text:span text:style-name="T1">/* FIXME: reopen delay causing a infinit loop</text:span></text:p>
      <text:p text:style-name="P1"><text:s text:c="4"/><text:span text:style-name="T1">this.reopenTimeout = setTimeout(function () {</text:span></text:p>
      <text:p text:style-name="P1"><text:s text:c="6"/><text:span text:style-name="T1">self.open();</text:span></text:p>
      <text:p text:style-name="P1"><text:s text:c="4"/><text:span text:style-name="T1">}, this.socket.options['reopen delay']);*/</text:span></text:p>
      <text:p text:style-name="Preformatted_20_Text"/>
      <text:p text:style-name="P1"><text:s text:c="4"/><text:span text:style-name="T1">this.isOpen = false;</text:span></text:p>
      <text:p text:style-name="P1"><text:s text:c="4"/><text:span text:style-name="T1">this.socket.onClose();</text:span></text:p>
      <text:p text:style-name="P1"><text:s text:c="4"/><text:span text:style-name="T1">this.onDisconnect(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Generates a connection url based on the Socket.IO URL Protocol.</text:span></text:p>
      <text:p text:style-name="P1"><text:s text:c="3"/><text:span text:style-name="T1">* See &lt;https://github.com/learnboost/socket.io-node/&gt; for more details.</text:span></text:p>
      <text:p text:style-name="P1"><text:s text:c="3"/><text:span text:style-name="T1">*</text:span></text:p>
      <text:p text:style-name="P1"><text:s text:c="3"/><text:span text:style-name="T1">* @returns {String} Connection url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Transport.prototype.prepareUrl = function () {</text:span></text:p>
      <text:p text:style-name="P1"><text:s text:c="4"/><text:span text:style-name="T1">var options = this.socket.options;</text:span></text:p>
      <text:p text:style-name="Preformatted_20_Text"/>
      <text:p text:style-name="P1"><text:s text:c="4"/><text:span text:style-name="T1">return this.scheme() + '://'</text:span></text:p>
      <text:p text:style-name="P1"><text:s text:c="6"/><text:span text:style-name="T1">+ options.host + ':' + options.port + '/'</text:span></text:p>
      <text:p text:style-name="P1"><text:s text:c="6"/><text:span text:style-name="T1">+ options.resource + '/' + io.protocol</text:span></text:p>
      <text:p text:style-name="P1"><text:s text:c="6"/><text:span text:style-name="T1">+ '/' + this.name + '/' + this.sessid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hecks if the transport is ready to start a connection.</text:span></text:p>
      <text:p text:style-name="P1"><text:s text:c="3"/><text:span text:style-name="T1">*</text:span></text:p>
      <text:p text:style-name="P1"><text:s text:c="3"/><text:span text:style-name="T1">* @param {Socket} socket The socket instance that needs a transport</text:span></text:p>
      <text:p text:style-name="P1"><text:s text:c="3"/><text:span text:style-name="T1">* @param {Function} fn The callback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Transport.prototype.ready = function (socket, fn) {</text:span></text:p>
      <text:p text:style-name="P1"><text:s text:c="4"/><text:span text:style-name="T1">fn.call(this);</text:span></text:p>
      <text:p text:style-name="P1"><text:s text:c="2"/><text:span text:style-name="T1">};</text:span></text:p>
      <text:p text:style-name="P2">})(</text:p>
      <text:p text:style-name="P1"><text:s text:c="4"/><text:span text:style-name="T1">'undefined' != typeof io ? io : module.exports</text:span></text:p>
      <text:p text:style-name="P1"><text:s text:c="2"/><text:span text:style-name="T1">, 'undefined' != typeof io ? io : module.parent.exports</text:span></text:p>
      <text:p text:style-name="P2">);</text:p>
      <text:p text:style-name="P2">/**</text:p>
      <text:p text:style-name="P1"><text:s/><text:span text:style-name="T1">* socket.io</text:span></text:p>
      <text:p text:style-name="P1"><text:s/><text:span text:style-name="T1">* Copyright(c) 2011 LearnBoost &lt;dev@learnboost.com&gt;</text:span></text:p>
      <text:p text:style-name="P1"><text:s/><text:span text:style-name="T1">* MIT Licensed</text:span></text:p>
      <text:p text:style-name="P1"><text:soft-page-break/><text:s/><text:span text:style-name="T1">*/</text:span></text:p>
      <text:p text:style-name="Preformatted_20_Text"/>
      <text:p text:style-name="P2">(function (exports, io, global) {</text:p>
      <text:p text:style-name="Preformatted_20_Text"/>
      <text:p text:style-name="P1"><text:s text:c="2"/><text:span text:style-name="T1">/**</text:span></text:p>
      <text:p text:style-name="P1"><text:s text:c="3"/><text:span text:style-name="T1">* Expose constructor.</text:span></text:p>
      <text:p text:style-name="P1"><text:s text:c="3"/><text:span text:style-name="T1">*/</text:span></text:p>
      <text:p text:style-name="Preformatted_20_Text"/>
      <text:p text:style-name="P1"><text:s text:c="2"/><text:span text:style-name="T1">exports.Socket = Socket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reate a new `Socket.IO client` which can establish a persistent</text:span></text:p>
      <text:p text:style-name="P1"><text:s text:c="3"/><text:span text:style-name="T1">* connection with a Socket.IO enabled server.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function Socket (options) {</text:span></text:p>
      <text:p text:style-name="P1"><text:s text:c="4"/><text:span text:style-name="T1">this.options = {</text:span></text:p>
      <text:p text:style-name="P1"><text:s text:c="8"/><text:span text:style-name="T1">port: 80</text:span></text:p>
      <text:p text:style-name="P1"><text:s text:c="6"/><text:span text:style-name="T1">, secure: false</text:span></text:p>
      <text:p text:style-name="P1"><text:s text:c="6"/><text:span text:style-name="T1">, document: 'document' in global ? document : false</text:span></text:p>
      <text:p text:style-name="P1"><text:s text:c="6"/><text:span text:style-name="T1">, resource: 'socket.io'</text:span></text:p>
      <text:p text:style-name="P1"><text:s text:c="6"/><text:span text:style-name="T1">, transports: io.transports</text:span></text:p>
      <text:p text:style-name="P1"><text:s text:c="6"/><text:span text:style-name="T1">, 'connect timeout': 10000</text:span></text:p>
      <text:p text:style-name="P1"><text:s text:c="6"/><text:span text:style-name="T1">, 'try multiple transports': true</text:span></text:p>
      <text:p text:style-name="P1"><text:s text:c="6"/><text:span text:style-name="T1">, 'reconnect': true</text:span></text:p>
      <text:p text:style-name="P1"><text:s text:c="6"/><text:span text:style-name="T1">, 'reconnection delay': 500</text:span></text:p>
      <text:p text:style-name="P1"><text:s text:c="6"/><text:span text:style-name="T1">, 'reconnection limit': Infinity</text:span></text:p>
      <text:p text:style-name="P1"><text:s text:c="6"/><text:span text:style-name="T1">, 'reopen delay': 3000</text:span></text:p>
      <text:p text:style-name="P1"><text:s text:c="6"/><text:span text:style-name="T1">, 'max reconnection attempts': 10</text:span></text:p>
      <text:p text:style-name="P1"><text:s text:c="6"/><text:span text:style-name="T1">, 'sync disconnect on unload': false</text:span></text:p>
      <text:p text:style-name="P1"><text:s text:c="6"/><text:span text:style-name="T1">, 'auto connect': true</text:span></text:p>
      <text:p text:style-name="P1"><text:s text:c="6"/><text:span text:style-name="T1">, 'flash policy port': 10843</text:span></text:p>
      <text:p text:style-name="P1"><text:s text:c="6"/><text:span text:style-name="T1">, 'manualFlush': false</text:span></text:p>
      <text:p text:style-name="P1"><text:s text:c="4"/><text:span text:style-name="T1">};</text:span></text:p>
      <text:p text:style-name="Preformatted_20_Text"/>
      <text:p text:style-name="P1"><text:s text:c="4"/><text:span text:style-name="T1">io.util.merge(this.options, options);</text:span></text:p>
      <text:p text:style-name="Preformatted_20_Text"/>
      <text:p text:style-name="P1"><text:s text:c="4"/><text:span text:style-name="T1">this.connected = false;</text:span></text:p>
      <text:p text:style-name="P1"><text:s text:c="4"/><text:span text:style-name="T1">this.open = false;</text:span></text:p>
      <text:p text:style-name="P1"><text:s text:c="4"/><text:span text:style-name="T1">this.connecting = false;</text:span></text:p>
      <text:p text:style-name="P1"><text:s text:c="4"/><text:span text:style-name="T1">this.reconnecting = false;</text:span></text:p>
      <text:p text:style-name="P1"><text:s text:c="4"/><text:span text:style-name="T1">this.namespaces = {};</text:span></text:p>
      <text:p text:style-name="P1"><text:s text:c="4"/><text:span text:style-name="T1">this.buffer = [];</text:span></text:p>
      <text:p text:style-name="P1"><text:s text:c="4"/><text:span text:style-name="T1">this.doBuffer = false;</text:span></text:p>
      <text:p text:style-name="Preformatted_20_Text"/>
      <text:p text:style-name="P1"><text:s text:c="4"/><text:span text:style-name="T1">if (this.options['sync disconnect on unload'] &amp;&amp;</text:span></text:p>
      <text:p text:style-name="P1"><text:s text:c="8"/><text:span text:style-name="T1">(!this.isXDomain() || io.util.ua.hasCORS)) {</text:span></text:p>
      <text:p text:style-name="P1"><text:s text:c="6"/><text:span text:style-name="T1">var self = this;</text:span></text:p>
      <text:p text:style-name="P1"><text:s text:c="6"/><text:span text:style-name="T1">io.util.on(global, 'beforeunload', function () {</text:span></text:p>
      <text:p text:style-name="P1"><text:s text:c="8"/><text:span text:style-name="T1">self.disconnectSync();</text:span></text:p>
      <text:p text:style-name="P1"><text:s text:c="6"/><text:span text:style-name="T1">}, false);</text:span></text:p>
      <text:p text:style-name="P1"><text:s text:c="4"/><text:span text:style-name="T1">}</text:span></text:p>
      <text:p text:style-name="Preformatted_20_Text"/>
      <text:p text:style-name="P1"><text:s text:c="4"/><text:span text:style-name="T1">if (this.options['auto connect']) {</text:span></text:p>
      <text:p text:style-name="P1"><text:s text:c="6"/><text:span text:style-name="T1">this.connect();</text:span></text:p>
      <text:p text:style-name="P1"><text:s text:c="4"/><text:span text:style-name="T1">}</text:span></text:p>
      <text:p text:style-name="P2"><text:soft-page-break/>};</text:p>
      <text:p text:style-name="Preformatted_20_Text"/>
      <text:p text:style-name="P1"><text:s text:c="2"/><text:span text:style-name="T1">/**</text:span></text:p>
      <text:p text:style-name="P1"><text:s text:c="3"/><text:span text:style-name="T1">* Apply EventEmitter mixin.</text:span></text:p>
      <text:p text:style-name="P1"><text:s text:c="3"/><text:span text:style-name="T1">*/</text:span></text:p>
      <text:p text:style-name="Preformatted_20_Text"/>
      <text:p text:style-name="P1"><text:s text:c="2"/><text:span text:style-name="T1">io.util.mixin(Socket, io.EventEmitter);</text:span></text:p>
      <text:p text:style-name="Preformatted_20_Text"/>
      <text:p text:style-name="P1"><text:s text:c="2"/><text:span text:style-name="T1">/**</text:span></text:p>
      <text:p text:style-name="P1"><text:s text:c="3"/><text:span text:style-name="T1">* Returns a namespace listener/emitter for this socket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of = function (name) {</text:span></text:p>
      <text:p text:style-name="P1"><text:s text:c="4"/><text:span text:style-name="T1">if (!this.namespaces[name]) {</text:span></text:p>
      <text:p text:style-name="P1"><text:s text:c="6"/><text:span text:style-name="T1">this.namespaces[name] = new io.SocketNamespace(this, name);</text:span></text:p>
      <text:p text:style-name="Preformatted_20_Text"/>
      <text:p text:style-name="P1"><text:s text:c="6"/><text:span text:style-name="T1">if (name !== '') {</text:span></text:p>
      <text:p text:style-name="P1"><text:s text:c="8"/><text:span text:style-name="T1">this.namespaces[name].packet({ type: 'connect' });</text:span></text:p>
      <text:p text:style-name="P1"><text:s text:c="6"/><text:span text:style-name="T1">}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this.namespaces[name]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Emits the given event to the Socket and all namespaces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publish = function () {</text:span></text:p>
      <text:p text:style-name="P1"><text:s text:c="4"/><text:span text:style-name="T1">this.emit.apply(this, arguments);</text:span></text:p>
      <text:p text:style-name="Preformatted_20_Text"/>
      <text:p text:style-name="P1"><text:s text:c="4"/><text:span text:style-name="T1">var nsp;</text:span></text:p>
      <text:p text:style-name="Preformatted_20_Text"/>
      <text:p text:style-name="P1"><text:s text:c="4"/><text:span text:style-name="T1">for (var i in this.namespaces) {</text:span></text:p>
      <text:p text:style-name="P1"><text:s text:c="6"/><text:span text:style-name="T1">if (this.namespaces.hasOwnProperty(i)) {</text:span></text:p>
      <text:p text:style-name="P1"><text:s text:c="8"/><text:span text:style-name="T1">nsp = this.of(i);</text:span></text:p>
      <text:p text:style-name="P1"><text:s text:c="8"/><text:span text:style-name="T1">nsp.$emit.apply(nsp, arguments);</text:span></text:p>
      <text:p text:style-name="P1"><text:s text:c="6"/><text:span text:style-name="T1">}</text:span></text:p>
      <text:p text:style-name="P1"><text:s text:c="4"/><text:span text:style-name="T1">}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Performs the handshake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function empty () { };</text:span></text:p>
      <text:p text:style-name="Preformatted_20_Text"/>
      <text:p text:style-name="P1"><text:s text:c="2"/><text:span text:style-name="T1">Socket.prototype.handshake = function (fn) {</text:span></text:p>
      <text:p text:style-name="P1"><text:s text:c="4"/><text:span text:style-name="T1">var self = this</text:span></text:p>
      <text:p text:style-name="P1"><text:s text:c="6"/><text:span text:style-name="T1">, options = this.options;</text:span></text:p>
      <text:p text:style-name="Preformatted_20_Text"/>
      <text:p text:style-name="P1"><text:s text:c="4"/><text:span text:style-name="T1">function complete (data) {</text:span></text:p>
      <text:p text:style-name="P1"><text:soft-page-break/><text:s text:c="6"/><text:span text:style-name="T1">if (data instanceof Error) {</text:span></text:p>
      <text:p text:style-name="P1"><text:s text:c="8"/><text:span text:style-name="T1">self.connecting = false;</text:span></text:p>
      <text:p text:style-name="P1"><text:s text:c="8"/><text:span text:style-name="T1">self.onError(data.message);</text:span></text:p>
      <text:p text:style-name="P1"><text:s text:c="6"/><text:span text:style-name="T1">} else {</text:span></text:p>
      <text:p text:style-name="P1"><text:s text:c="8"/><text:span text:style-name="T1">fn.apply(null, data.split(':'));</text:span></text:p>
      <text:p text:style-name="P1"><text:s text:c="6"/><text:span text:style-name="T1">}</text:span></text:p>
      <text:p text:style-name="P1"><text:s text:c="4"/><text:span text:style-name="T1">};</text:span></text:p>
      <text:p text:style-name="Preformatted_20_Text"/>
      <text:p text:style-name="P1"><text:s text:c="4"/><text:span text:style-name="T1">var url = [</text:span></text:p>
      <text:p text:style-name="P1"><text:s text:c="10"/><text:span text:style-name="T1">'http' + (options.secure ? 's' : '') + ':/'</text:span></text:p>
      <text:p text:style-name="P1"><text:s text:c="8"/><text:span text:style-name="T1">, options.host + ':' + options.port</text:span></text:p>
      <text:p text:style-name="P1"><text:s text:c="8"/><text:span text:style-name="T1">, options.resource</text:span></text:p>
      <text:p text:style-name="P1"><text:s text:c="8"/><text:span text:style-name="T1">, io.protocol</text:span></text:p>
      <text:p text:style-name="P1"><text:s text:c="8"/><text:span text:style-name="T1">, io.util.query(this.options.query, 't=' + +new Date)</text:span></text:p>
      <text:p text:style-name="P1"><text:s text:c="6"/><text:span text:style-name="T1">].join('/');</text:span></text:p>
      <text:p text:style-name="Preformatted_20_Text"/>
      <text:p text:style-name="P1"><text:s text:c="4"/><text:span text:style-name="T1">if (this.isXDomain() &amp;&amp; !io.util.ua.hasCORS) {</text:span></text:p>
      <text:p text:style-name="P1"><text:s text:c="6"/><text:span text:style-name="T1">var insertAt = document.getElementsByTagName('script')[0]</text:span></text:p>
      <text:p text:style-name="P1"><text:s text:c="8"/><text:span text:style-name="T1">, script = document.createElement('script');</text:span></text:p>
      <text:p text:style-name="Preformatted_20_Text"/>
      <text:p text:style-name="P1"><text:s text:c="6"/><text:span text:style-name="T1">script.src = url + '&amp;jsonp=' + io.j.length;</text:span></text:p>
      <text:p text:style-name="P1"><text:s text:c="6"/><text:span text:style-name="T1">insertAt.parentNode.insertBefore(script, insertAt);</text:span></text:p>
      <text:p text:style-name="Preformatted_20_Text"/>
      <text:p text:style-name="P1"><text:s text:c="6"/><text:span text:style-name="T1">io.j.push(function (data) {</text:span></text:p>
      <text:p text:style-name="P1"><text:s text:c="8"/><text:span text:style-name="T1">complete(data);</text:span></text:p>
      <text:p text:style-name="P1"><text:s text:c="8"/><text:span text:style-name="T1">script.parentNode.removeChild(script);</text:span></text:p>
      <text:p text:style-name="P1"><text:s text:c="6"/><text:span text:style-name="T1">});</text:span></text:p>
      <text:p text:style-name="P1"><text:s text:c="4"/><text:span text:style-name="T1">} else {</text:span></text:p>
      <text:p text:style-name="P1"><text:s text:c="6"/><text:span text:style-name="T1">var xhr = io.util.request();</text:span></text:p>
      <text:p text:style-name="Preformatted_20_Text"/>
      <text:p text:style-name="P1"><text:s text:c="6"/><text:span text:style-name="T1">xhr.open('GET', url, true);</text:span></text:p>
      <text:p text:style-name="P1"><text:s text:c="6"/><text:span text:style-name="T1">if (this.isXDomain()) {</text:span></text:p>
      <text:p text:style-name="P1"><text:s text:c="8"/><text:span text:style-name="T1">xhr.withCredentials = true;</text:span></text:p>
      <text:p text:style-name="P1"><text:s text:c="6"/><text:span text:style-name="T1">}</text:span></text:p>
      <text:p text:style-name="P1"><text:s text:c="6"/><text:span text:style-name="T1">xhr.onreadystatechange = function () {</text:span></text:p>
      <text:p text:style-name="P1"><text:s text:c="8"/><text:span text:style-name="T1">if (xhr.readyState == 4) {</text:span></text:p>
      <text:p text:style-name="P1"><text:s text:c="10"/><text:span text:style-name="T1">xhr.onreadystatechange = empty;</text:span></text:p>
      <text:p text:style-name="Preformatted_20_Text"/>
      <text:p text:style-name="P1"><text:s text:c="10"/><text:span text:style-name="T1">if (xhr.status == 200) {</text:span></text:p>
      <text:p text:style-name="P1"><text:s text:c="12"/><text:span text:style-name="T1">complete(xhr.responseText);</text:span></text:p>
      <text:p text:style-name="P1"><text:s text:c="10"/><text:span text:style-name="T1">} else if (xhr.status == 403) {</text:span></text:p>
      <text:p text:style-name="P1"><text:s text:c="12"/><text:span text:style-name="T1">self.onError(xhr.responseText);</text:span></text:p>
      <text:p text:style-name="P1"><text:s text:c="10"/><text:span text:style-name="T1">} else {</text:span></text:p>
      <text:p text:style-name="P1"><text:s text:c="12"/><text:span text:style-name="T1">self.connecting = false; <text:s text:c="11"/></text:span></text:p>
      <text:p text:style-name="P1"><text:s text:c="12"/><text:span text:style-name="T1">!self.reconnecting &amp;&amp; self.onError(xhr.responseText);</text:span></text:p>
      <text:p text:style-name="P1"><text:s text:c="10"/><text:span text:style-name="T1">}</text:span></text:p>
      <text:p text:style-name="P1"><text:s text:c="8"/><text:span text:style-name="T1">}</text:span></text:p>
      <text:p text:style-name="P1"><text:s text:c="6"/><text:span text:style-name="T1">};</text:span></text:p>
      <text:p text:style-name="P1"><text:s text:c="6"/><text:span text:style-name="T1">xhr.send(null);</text:span></text:p>
      <text:p text:style-name="P1"><text:s text:c="4"/><text:span text:style-name="T1">}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Find an available transport based on the options supplied in the constructor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oft-page-break/><text:s text:c="2"/><text:span text:style-name="T1">Socket.prototype.getTransport = function (override) {</text:span></text:p>
      <text:p text:style-name="P1"><text:s text:c="4"/><text:span text:style-name="T1">var transports = override || this.transports, match;</text:span></text:p>
      <text:p text:style-name="Preformatted_20_Text"/>
      <text:p text:style-name="P1"><text:s text:c="4"/><text:span text:style-name="T1">for (var i = 0, transport; transport = transports[i]; i++) {</text:span></text:p>
      <text:p text:style-name="P1"><text:s text:c="6"/><text:span text:style-name="T1">if (io.Transport[transport]</text:span></text:p>
      <text:p text:style-name="P1"><text:s text:c="8"/><text:span text:style-name="T1">&amp;&amp; io.Transport[transport].check(this)</text:span></text:p>
      <text:p text:style-name="P1"><text:s text:c="8"/><text:span text:style-name="T1">&amp;&amp; (!this.isXDomain() || io.Transport[transport].xdomainCheck(this))) {</text:span></text:p>
      <text:p text:style-name="P1"><text:s text:c="8"/><text:span text:style-name="T1">return new io.Transport[transport](this, this.sessionid);</text:span></text:p>
      <text:p text:style-name="P1"><text:s text:c="6"/><text:span text:style-name="T1">}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null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onnects to the server.</text:span></text:p>
      <text:p text:style-name="P1"><text:s text:c="3"/><text:span text:style-name="T1">*</text:span></text:p>
      <text:p text:style-name="P1"><text:s text:c="3"/><text:span text:style-name="T1">* @param {Function} [fn] Callback.</text:span></text:p>
      <text:p text:style-name="P1"><text:s text:c="3"/><text:span text:style-name="T1">* @returns {io.Socket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connect = function (fn) {</text:span></text:p>
      <text:p text:style-name="P1"><text:s text:c="4"/><text:span text:style-name="T1">if (this.connecting) {</text:span></text:p>
      <text:p text:style-name="P1"><text:s text:c="6"/><text:span text:style-name="T1">return this;</text:span></text:p>
      <text:p text:style-name="P1"><text:s text:c="4"/><text:span text:style-name="T1">}</text:span></text:p>
      <text:p text:style-name="Preformatted_20_Text"/>
      <text:p text:style-name="P1"><text:s text:c="4"/><text:span text:style-name="T1">var self = this;</text:span></text:p>
      <text:p text:style-name="P1"><text:s text:c="4"/><text:span text:style-name="T1">self.connecting = true;</text:span></text:p>
      <text:p text:style-name="P1"><text:s text:c="4"/></text:p>
      <text:p text:style-name="P1"><text:s text:c="4"/><text:span text:style-name="T1">this.handshake(function (sid, heartbeat, close, transports) {</text:span></text:p>
      <text:p text:style-name="P1"><text:s text:c="6"/><text:span text:style-name="T1">self.sessionid = sid;</text:span></text:p>
      <text:p text:style-name="P1"><text:s text:c="6"/><text:span text:style-name="T1">self.closeTimeout = close * 1000;</text:span></text:p>
      <text:p text:style-name="P1"><text:s text:c="6"/><text:span text:style-name="T1">self.heartbeatTimeout = heartbeat * 1000;</text:span></text:p>
      <text:p text:style-name="P1"><text:s text:c="6"/><text:span text:style-name="T1">if(!self.transports)</text:span></text:p>
      <text:p text:style-name="P1"><text:s text:c="10"/><text:span text:style-name="T1">self.transports = self.origTransports = (transports ? io.util.intersect(</text:span></text:p>
      <text:p text:style-name="P1"><text:s text:c="14"/><text:span text:style-name="T1">transports.split(',')</text:span></text:p>
      <text:p text:style-name="P1"><text:s text:c="12"/><text:span text:style-name="T1">, self.options.transports</text:span></text:p>
      <text:p text:style-name="P1"><text:s text:c="10"/><text:span text:style-name="T1">) : self.options.transports);</text:span></text:p>
      <text:p text:style-name="Preformatted_20_Text"/>
      <text:p text:style-name="P1"><text:s text:c="6"/><text:span text:style-name="T1">self.setHeartbeatTimeout();</text:span></text:p>
      <text:p text:style-name="Preformatted_20_Text"/>
      <text:p text:style-name="P1"><text:s text:c="6"/><text:span text:style-name="T1">function connect (transports){</text:span></text:p>
      <text:p text:style-name="P1"><text:s text:c="8"/><text:span text:style-name="T1">if (self.transport) self.transport.clearTimeouts();</text:span></text:p>
      <text:p text:style-name="Preformatted_20_Text"/>
      <text:p text:style-name="P1"><text:s text:c="8"/><text:span text:style-name="T1">self.transport = self.getTransport(transports);</text:span></text:p>
      <text:p text:style-name="P1"><text:s text:c="8"/><text:span text:style-name="T1">if (!self.transport) return self.publish('connect_failed');</text:span></text:p>
      <text:p text:style-name="Preformatted_20_Text"/>
      <text:p text:style-name="P1"><text:s text:c="8"/><text:span text:style-name="T1">// once the transport is ready</text:span></text:p>
      <text:p text:style-name="P1"><text:s text:c="8"/><text:span text:style-name="T1">self.transport.ready(self, function () {</text:span></text:p>
      <text:p text:style-name="P1"><text:s text:c="10"/><text:span text:style-name="T1">self.connecting = true;</text:span></text:p>
      <text:p text:style-name="P1"><text:s text:c="10"/><text:span text:style-name="T1">self.publish('connecting', self.transport.name);</text:span></text:p>
      <text:p text:style-name="P1"><text:s text:c="10"/><text:span text:style-name="T1">self.transport.open();</text:span></text:p>
      <text:p text:style-name="Preformatted_20_Text"/>
      <text:p text:style-name="P1"><text:s text:c="10"/><text:span text:style-name="T1">if (self.options['connect timeout']) {</text:span></text:p>
      <text:p text:style-name="P1"><text:s text:c="12"/><text:span text:style-name="T1">self.connectTimeoutTimer = setTimeout(function () {</text:span></text:p>
      <text:p text:style-name="P1"><text:s text:c="14"/><text:span text:style-name="T1">if (!self.connected) {</text:span></text:p>
      <text:p text:style-name="P1"><text:s text:c="16"/><text:span text:style-name="T1">self.connecting = false;</text:span></text:p>
      <text:p text:style-name="Preformatted_20_Text"><text:soft-page-break/></text:p>
      <text:p text:style-name="P1"><text:s text:c="16"/><text:span text:style-name="T1">if (self.options['try multiple transports']) {</text:span></text:p>
      <text:p text:style-name="P1"><text:s text:c="18"/><text:span text:style-name="T1">var remaining = self.transports;</text:span></text:p>
      <text:p text:style-name="Preformatted_20_Text"/>
      <text:p text:style-name="P1"><text:s text:c="18"/><text:span text:style-name="T1">while (remaining.length &gt; 0 &amp;&amp; remaining.splice(0,1)[0] !=</text:span></text:p>
      <text:p text:style-name="P1"><text:s text:c="25"/><text:span text:style-name="T1">self.transport.name) {}</text:span></text:p>
      <text:p text:style-name="Preformatted_20_Text"/>
      <text:p text:style-name="P1"><text:s text:c="20"/><text:span text:style-name="T1">if (remaining.length){</text:span></text:p>
      <text:p text:style-name="P1"><text:s text:c="22"/><text:span text:style-name="T1">connect(remaining);</text:span></text:p>
      <text:p text:style-name="P1"><text:s text:c="20"/><text:span text:style-name="T1">} else {</text:span></text:p>
      <text:p text:style-name="P1"><text:s text:c="22"/><text:span text:style-name="T1">self.publish('connect_failed');</text:span></text:p>
      <text:p text:style-name="P1"><text:s text:c="20"/><text:span text:style-name="T1">}</text:span></text:p>
      <text:p text:style-name="P1"><text:s text:c="16"/><text:span text:style-name="T1">}</text:span></text:p>
      <text:p text:style-name="P1"><text:s text:c="14"/><text:span text:style-name="T1">}</text:span></text:p>
      <text:p text:style-name="P1"><text:s text:c="12"/><text:span text:style-name="T1">}, self.options['connect timeout']);</text:span></text:p>
      <text:p text:style-name="P1"><text:s text:c="10"/><text:span text:style-name="T1">}</text:span></text:p>
      <text:p text:style-name="P1"><text:s text:c="8"/><text:span text:style-name="T1">});</text:span></text:p>
      <text:p text:style-name="P1"><text:s text:c="6"/><text:span text:style-name="T1">}</text:span></text:p>
      <text:p text:style-name="Preformatted_20_Text"/>
      <text:p text:style-name="P1"><text:s text:c="6"/><text:span text:style-name="T1">connect(self.transports);</text:span></text:p>
      <text:p text:style-name="Preformatted_20_Text"/>
      <text:p text:style-name="P1"><text:s text:c="6"/><text:span text:style-name="T1">self.once('connect', function (){</text:span></text:p>
      <text:p text:style-name="P1"><text:s text:c="8"/><text:span text:style-name="T1">clearTimeout(self.connectTimeoutTimer);</text:span></text:p>
      <text:p text:style-name="Preformatted_20_Text"/>
      <text:p text:style-name="P1"><text:s text:c="8"/><text:span text:style-name="T1">fn &amp;&amp; typeof fn == 'function' &amp;&amp; fn();</text:span></text:p>
      <text:p text:style-name="P1"><text:s text:c="6"/><text:span text:style-name="T1">});</text:span></text:p>
      <text:p text:style-name="P1"><text:s text:c="4"/><text:span text:style-name="T1">});</text:span></text:p>
      <text:p text:style-name="Preformatted_20_Text"/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lears and sets a new heartbeat timeout using the value given by the</text:span></text:p>
      <text:p text:style-name="P1"><text:s text:c="3"/><text:span text:style-name="T1">* server during the handshake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setHeartbeatTimeout = function () {</text:span></text:p>
      <text:p text:style-name="P1"><text:s text:c="4"/><text:span text:style-name="T1">clearTimeout(this.heartbeatTimeoutTimer);</text:span></text:p>
      <text:p text:style-name="P1"><text:s text:c="4"/><text:span text:style-name="T1">if(this.transport &amp;&amp; !this.transport.heartbeats()) return;</text:span></text:p>
      <text:p text:style-name="Preformatted_20_Text"/>
      <text:p text:style-name="P1"><text:s text:c="4"/><text:span text:style-name="T1">var self = this;</text:span></text:p>
      <text:p text:style-name="P1"><text:s text:c="4"/><text:span text:style-name="T1">this.heartbeatTimeoutTimer = setTimeout(function () {</text:span></text:p>
      <text:p text:style-name="P1"><text:s text:c="6"/><text:span text:style-name="T1">self.transport.onClose();</text:span></text:p>
      <text:p text:style-name="P1"><text:s text:c="4"/><text:span text:style-name="T1">}, this.heartbeatTimeout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Sends a message.</text:span></text:p>
      <text:p text:style-name="P1"><text:s text:c="3"/><text:span text:style-name="T1">*</text:span></text:p>
      <text:p text:style-name="P1"><text:s text:c="3"/><text:span text:style-name="T1">* @param {Object} data packet.</text:span></text:p>
      <text:p text:style-name="P1"><text:s text:c="3"/><text:span text:style-name="T1">* @returns {io.Socket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packet = function (data) {</text:span></text:p>
      <text:p text:style-name="P1"><text:s text:c="4"/><text:span text:style-name="T1">if (this.connected &amp;&amp; !this.doBuffer) {</text:span></text:p>
      <text:p text:style-name="P1"><text:soft-page-break/><text:s text:c="6"/><text:span text:style-name="T1">this.transport.packet(data);</text:span></text:p>
      <text:p text:style-name="P1"><text:s text:c="4"/><text:span text:style-name="T1">} else {</text:span></text:p>
      <text:p text:style-name="P1"><text:s text:c="6"/><text:span text:style-name="T1">this.buffer.push(data);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Sets buffer state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setBuffer = function (v) {</text:span></text:p>
      <text:p text:style-name="P1"><text:s text:c="4"/><text:span text:style-name="T1">this.doBuffer = v;</text:span></text:p>
      <text:p text:style-name="Preformatted_20_Text"/>
      <text:p text:style-name="P1"><text:s text:c="4"/><text:span text:style-name="T1">if (!v &amp;&amp; this.connected &amp;&amp; this.buffer.length) {</text:span></text:p>
      <text:p text:style-name="P1"><text:s text:c="6"/><text:span text:style-name="T1">if (!this.options['manualFlush']) {</text:span></text:p>
      <text:p text:style-name="P1"><text:s text:c="8"/><text:span text:style-name="T1">this.flushBuffer();</text:span></text:p>
      <text:p text:style-name="P1"><text:s text:c="6"/><text:span text:style-name="T1">}</text:span></text:p>
      <text:p text:style-name="P1"><text:s text:c="4"/><text:span text:style-name="T1">}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Flushes the buffer data over the wire.</text:span></text:p>
      <text:p text:style-name="P1"><text:s text:c="3"/><text:span text:style-name="T1">* To be invoked manually when 'manualFlush' is set to true.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flushBuffer = function() {</text:span></text:p>
      <text:p text:style-name="P1"><text:s text:c="4"/><text:span text:style-name="T1">this.transport.payload(this.buffer);</text:span></text:p>
      <text:p text:style-name="P1"><text:s text:c="4"/><text:span text:style-name="T1">this.buffer = [];</text:span></text:p>
      <text:p text:style-name="P1"><text:s text:c="2"/><text:span text:style-name="T1">};</text:span></text:p>
      <text:p text:style-name="P1"><text:s text:c="2"/></text:p>
      <text:p text:style-name="Preformatted_20_Text"/>
      <text:p text:style-name="P1"><text:s text:c="2"/><text:span text:style-name="T1">/**</text:span></text:p>
      <text:p text:style-name="P1"><text:s text:c="3"/><text:span text:style-name="T1">* Disconnect the established connect.</text:span></text:p>
      <text:p text:style-name="P1"><text:s text:c="3"/><text:span text:style-name="T1">*</text:span></text:p>
      <text:p text:style-name="P1"><text:s text:c="3"/><text:span text:style-name="T1">* @returns {io.Socket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disconnect = function () {</text:span></text:p>
      <text:p text:style-name="P1"><text:s text:c="4"/><text:span text:style-name="T1">if (this.connected || this.connecting) {</text:span></text:p>
      <text:p text:style-name="P1"><text:s text:c="6"/><text:span text:style-name="T1">if (this.open) {</text:span></text:p>
      <text:p text:style-name="P1"><text:s text:c="8"/><text:span text:style-name="T1">this.of('').packet({ type: 'disconnect' });</text:span></text:p>
      <text:p text:style-name="P1"><text:s text:c="6"/><text:span text:style-name="T1">}</text:span></text:p>
      <text:p text:style-name="Preformatted_20_Text"/>
      <text:p text:style-name="P1"><text:s text:c="6"/><text:span text:style-name="T1">// handle disconnection immediately</text:span></text:p>
      <text:p text:style-name="P1"><text:s text:c="6"/><text:span text:style-name="T1">this.onDisconnect('booted');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oft-page-break/><text:s text:c="3"/><text:span text:style-name="T1">* Disconnects the socket with a sync XHR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disconnectSync = function () {</text:span></text:p>
      <text:p text:style-name="P1"><text:s text:c="4"/><text:span text:style-name="T1">// ensure disconnection</text:span></text:p>
      <text:p text:style-name="P1"><text:s text:c="4"/><text:span text:style-name="T1">var xhr = io.util.request();</text:span></text:p>
      <text:p text:style-name="P1"><text:s text:c="4"/><text:span text:style-name="T1">var uri = [</text:span></text:p>
      <text:p text:style-name="P1"><text:s text:c="8"/><text:span text:style-name="T1">'http' + (this.options.secure ? 's' : '') + ':/'</text:span></text:p>
      <text:p text:style-name="P1"><text:s text:c="6"/><text:span text:style-name="T1">, this.options.host + ':' + this.options.port</text:span></text:p>
      <text:p text:style-name="P1"><text:s text:c="6"/><text:span text:style-name="T1">, this.options.resource</text:span></text:p>
      <text:p text:style-name="P1"><text:s text:c="6"/><text:span text:style-name="T1">, io.protocol</text:span></text:p>
      <text:p text:style-name="P1"><text:s text:c="6"/><text:span text:style-name="T1">, ''</text:span></text:p>
      <text:p text:style-name="P1"><text:s text:c="6"/><text:span text:style-name="T1">, this.sessionid</text:span></text:p>
      <text:p text:style-name="P1"><text:s text:c="4"/><text:span text:style-name="T1">].join('/') + '/?disconnect=1';</text:span></text:p>
      <text:p text:style-name="Preformatted_20_Text"/>
      <text:p text:style-name="P1"><text:s text:c="4"/><text:span text:style-name="T1">xhr.open('GET', uri, false);</text:span></text:p>
      <text:p text:style-name="P1"><text:s text:c="4"/><text:span text:style-name="T1">xhr.send(null);</text:span></text:p>
      <text:p text:style-name="Preformatted_20_Text"/>
      <text:p text:style-name="P1"><text:s text:c="4"/><text:span text:style-name="T1">// handle disconnection immediately</text:span></text:p>
      <text:p text:style-name="P1"><text:s text:c="4"/><text:span text:style-name="T1">this.onDisconnect('booted'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heck if we need to use cross domain enabled transports. Cross domain would</text:span></text:p>
      <text:p text:style-name="P1"><text:s text:c="3"/><text:span text:style-name="T1">* be a different port or different domain name.</text:span></text:p>
      <text:p text:style-name="P1"><text:s text:c="3"/><text:span text:style-name="T1">*</text:span></text:p>
      <text:p text:style-name="P1"><text:s text:c="3"/><text:span text:style-name="T1">* @returns {Boolean}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isXDomain = function () {</text:span></text:p>
      <text:p text:style-name="Preformatted_20_Text"/>
      <text:p text:style-name="P1"><text:s text:c="4"/><text:span text:style-name="T1">var port = global.location.port ||</text:span></text:p>
      <text:p text:style-name="P1"><text:s text:c="6"/><text:span text:style-name="T1">('https:' == global.location.protocol ? 443 : 80);</text:span></text:p>
      <text:p text:style-name="Preformatted_20_Text"/>
      <text:p text:style-name="P1"><text:s text:c="4"/><text:span text:style-name="T1">return this.options.host !== global.location.hostname </text:span></text:p>
      <text:p text:style-name="P1"><text:s text:c="6"/><text:span text:style-name="T1">|| this.options.port != port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alled upon handshake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onConnect = function () {</text:span></text:p>
      <text:p text:style-name="P1"><text:s text:c="4"/><text:span text:style-name="T1">if (!this.connected) {</text:span></text:p>
      <text:p text:style-name="P1"><text:s text:c="6"/><text:span text:style-name="T1">this.connected = true;</text:span></text:p>
      <text:p text:style-name="P1"><text:s text:c="6"/><text:span text:style-name="T1">this.connecting = false;</text:span></text:p>
      <text:p text:style-name="P1"><text:s text:c="6"/><text:span text:style-name="T1">if (!this.doBuffer) {</text:span></text:p>
      <text:p text:style-name="P1"><text:s text:c="8"/><text:span text:style-name="T1">// make sure to flush the buffer</text:span></text:p>
      <text:p text:style-name="P1"><text:s text:c="8"/><text:span text:style-name="T1">this.setBuffer(false);</text:span></text:p>
      <text:p text:style-name="P1"><text:s text:c="6"/><text:span text:style-name="T1">}</text:span></text:p>
      <text:p text:style-name="P1"><text:s text:c="6"/><text:span text:style-name="T1">this.emit('connect');</text:span></text:p>
      <text:p text:style-name="P1"><text:s text:c="4"/><text:span text:style-name="T1">}</text:span></text:p>
      <text:p text:style-name="P1"><text:s text:c="2"/><text:span text:style-name="T1">};</text:span></text:p>
      <text:p text:style-name="Preformatted_20_Text"><text:soft-page-break/></text:p>
      <text:p text:style-name="P1"><text:s text:c="2"/><text:span text:style-name="T1">/**</text:span></text:p>
      <text:p text:style-name="P1"><text:s text:c="3"/><text:span text:style-name="T1">* Called when the transport opens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onOpen = function () {</text:span></text:p>
      <text:p text:style-name="P1"><text:s text:c="4"/><text:span text:style-name="T1">this.open = true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alled when the transport closes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onClose = function () {</text:span></text:p>
      <text:p text:style-name="P1"><text:s text:c="4"/><text:span text:style-name="T1">this.open = false;</text:span></text:p>
      <text:p text:style-name="P1"><text:s text:c="4"/><text:span text:style-name="T1">clearTimeout(this.heartbeatTimeoutTimer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alled when the transport first opens a connection</text:span></text:p>
      <text:p text:style-name="P1"><text:s text:c="3"/><text:span text:style-name="T1">*</text:span></text:p>
      <text:p text:style-name="P1"><text:s text:c="3"/><text:span text:style-name="T1">* @param text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onPacket = function (packet) {</text:span></text:p>
      <text:p text:style-name="P1"><text:s text:c="4"/><text:span text:style-name="T1">this.of(packet.endpoint).onPacket(packet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Handles an error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onError = function (err) {</text:span></text:p>
      <text:p text:style-name="P1"><text:s text:c="4"/><text:span text:style-name="T1">if (err &amp;&amp; err.advice) {</text:span></text:p>
      <text:p text:style-name="P1"><text:s text:c="6"/><text:span text:style-name="T1">if (err.advice === 'reconnect' &amp;&amp; (this.connected || this.connecting)) {</text:span></text:p>
      <text:p text:style-name="P1"><text:s text:c="8"/><text:span text:style-name="T1">this.disconnect();</text:span></text:p>
      <text:p text:style-name="P1"><text:s text:c="8"/><text:span text:style-name="T1">if (this.options.reconnect) {</text:span></text:p>
      <text:p text:style-name="P1"><text:s text:c="10"/><text:span text:style-name="T1">this.reconnect();</text:span></text:p>
      <text:p text:style-name="P1"><text:s text:c="8"/><text:span text:style-name="T1">}</text:span></text:p>
      <text:p text:style-name="P1"><text:s text:c="6"/><text:span text:style-name="T1">}</text:span></text:p>
      <text:p text:style-name="P1"><text:s text:c="4"/><text:span text:style-name="T1">}</text:span></text:p>
      <text:p text:style-name="Preformatted_20_Text"/>
      <text:p text:style-name="P1"><text:s text:c="4"/><text:span text:style-name="T1">this.publish('error', err &amp;&amp; err.reason ? err.reason : err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alled when the transport disconnects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onDisconnect = function (reason) {</text:span></text:p>
      <text:p text:style-name="P1"><text:soft-page-break/><text:s text:c="4"/><text:span text:style-name="T1">var wasConnected = this.connected</text:span></text:p>
      <text:p text:style-name="P1"><text:s text:c="6"/><text:span text:style-name="T1">, wasConnecting = this.connecting;</text:span></text:p>
      <text:p text:style-name="Preformatted_20_Text"/>
      <text:p text:style-name="P1"><text:s text:c="4"/><text:span text:style-name="T1">this.connected = false;</text:span></text:p>
      <text:p text:style-name="P1"><text:s text:c="4"/><text:span text:style-name="T1">this.connecting = false;</text:span></text:p>
      <text:p text:style-name="P1"><text:s text:c="4"/><text:span text:style-name="T1">this.open = false;</text:span></text:p>
      <text:p text:style-name="Preformatted_20_Text"/>
      <text:p text:style-name="P1"><text:s text:c="4"/><text:span text:style-name="T1">if (wasConnected || wasConnecting) {</text:span></text:p>
      <text:p text:style-name="P1"><text:s text:c="6"/><text:span text:style-name="T1">this.transport.close();</text:span></text:p>
      <text:p text:style-name="P1"><text:s text:c="6"/><text:span text:style-name="T1">this.transport.clearTimeouts();</text:span></text:p>
      <text:p text:style-name="P1"><text:s text:c="6"/><text:span text:style-name="T1">if (wasConnected) {</text:span></text:p>
      <text:p text:style-name="P1"><text:s text:c="8"/><text:span text:style-name="T1">this.publish('disconnect', reason);</text:span></text:p>
      <text:p text:style-name="Preformatted_20_Text"/>
      <text:p text:style-name="P1"><text:s text:c="8"/><text:span text:style-name="T1">if ('booted' != reason &amp;&amp; this.options.reconnect &amp;&amp; !this.reconnecting) {</text:span></text:p>
      <text:p text:style-name="P1"><text:s text:c="10"/><text:span text:style-name="T1">this.reconnect();</text:span></text:p>
      <text:p text:style-name="P1"><text:s text:c="8"/><text:span text:style-name="T1">}</text:span></text:p>
      <text:p text:style-name="P1"><text:s text:c="6"/><text:span text:style-name="T1">}</text:span></text:p>
      <text:p text:style-name="P1"><text:s text:c="4"/><text:span text:style-name="T1">}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alled upon reconnection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.prototype.reconnect = function () {</text:span></text:p>
      <text:p text:style-name="P1"><text:s text:c="4"/><text:span text:style-name="T1">this.reconnecting = true;</text:span></text:p>
      <text:p text:style-name="P1"><text:s text:c="4"/><text:span text:style-name="T1">this.reconnectionAttempts = 0;</text:span></text:p>
      <text:p text:style-name="P1"><text:s text:c="4"/><text:span text:style-name="T1">this.reconnectionDelay = this.options['reconnection delay'];</text:span></text:p>
      <text:p text:style-name="Preformatted_20_Text"/>
      <text:p text:style-name="P1"><text:s text:c="4"/><text:span text:style-name="T1">var self = this</text:span></text:p>
      <text:p text:style-name="P1"><text:s text:c="6"/><text:span text:style-name="T1">, maxAttempts = this.options['max reconnection attempts']</text:span></text:p>
      <text:p text:style-name="P1"><text:s text:c="6"/><text:span text:style-name="T1">, tryMultiple = this.options['try multiple transports']</text:span></text:p>
      <text:p text:style-name="P1"><text:s text:c="6"/><text:span text:style-name="T1">, limit = this.options['reconnection limit'];</text:span></text:p>
      <text:p text:style-name="Preformatted_20_Text"/>
      <text:p text:style-name="P1"><text:s text:c="4"/><text:span text:style-name="T1">function reset () {</text:span></text:p>
      <text:p text:style-name="P1"><text:s text:c="6"/><text:span text:style-name="T1">if (self.connected) {</text:span></text:p>
      <text:p text:style-name="P1"><text:s text:c="8"/><text:span text:style-name="T1">for (var i in self.namespaces) {</text:span></text:p>
      <text:p text:style-name="P1"><text:s text:c="10"/><text:span text:style-name="T1">if (self.namespaces.hasOwnProperty(i) &amp;&amp; '' !== i) {</text:span></text:p>
      <text:p text:style-name="P1"><text:s text:c="14"/><text:span text:style-name="T1">self.namespaces[i].packet({ type: 'connect' });</text:span></text:p>
      <text:p text:style-name="P1"><text:s text:c="10"/><text:span text:style-name="T1">}</text:span></text:p>
      <text:p text:style-name="P1"><text:s text:c="8"/><text:span text:style-name="T1">}</text:span></text:p>
      <text:p text:style-name="P1"><text:s text:c="8"/><text:span text:style-name="T1">self.publish('reconnect', self.transport.name, self.reconnectionAttempts);</text:span></text:p>
      <text:p text:style-name="P1"><text:s text:c="6"/><text:span text:style-name="T1">}</text:span></text:p>
      <text:p text:style-name="Preformatted_20_Text"/>
      <text:p text:style-name="P1"><text:s text:c="6"/><text:span text:style-name="T1">clearTimeout(self.reconnectionTimer);</text:span></text:p>
      <text:p text:style-name="Preformatted_20_Text"/>
      <text:p text:style-name="P1"><text:s text:c="6"/><text:span text:style-name="T1">self.removeListener('connect_failed', maybeReconnect);</text:span></text:p>
      <text:p text:style-name="P1"><text:s text:c="6"/><text:span text:style-name="T1">self.removeListener('connect', maybeReconnect);</text:span></text:p>
      <text:p text:style-name="Preformatted_20_Text"/>
      <text:p text:style-name="P1"><text:s text:c="6"/><text:span text:style-name="T1">self.reconnecting = false;</text:span></text:p>
      <text:p text:style-name="Preformatted_20_Text"/>
      <text:p text:style-name="P1"><text:s text:c="6"/><text:span text:style-name="T1">delete self.reconnectionAttempts;</text:span></text:p>
      <text:p text:style-name="P1"><text:s text:c="6"/><text:span text:style-name="T1">delete self.reconnectionDelay;</text:span></text:p>
      <text:p text:style-name="P1"><text:s text:c="6"/><text:span text:style-name="T1">delete self.reconnectionTimer;</text:span></text:p>
      <text:p text:style-name="P1"><text:s text:c="6"/><text:span text:style-name="T1">delete self.redoTransports;</text:span></text:p>
      <text:p text:style-name="Preformatted_20_Text"/>
      <text:p text:style-name="P1"><text:soft-page-break/><text:s text:c="6"/><text:span text:style-name="T1">self.options['try multiple transports'] = tryMultiple;</text:span></text:p>
      <text:p text:style-name="P1"><text:s text:c="4"/><text:span text:style-name="T1">};</text:span></text:p>
      <text:p text:style-name="Preformatted_20_Text"/>
      <text:p text:style-name="P1"><text:s text:c="4"/><text:span text:style-name="T1">function maybeReconnect () {</text:span></text:p>
      <text:p text:style-name="P1"><text:s text:c="6"/><text:span text:style-name="T1">if (!self.reconnecting) {</text:span></text:p>
      <text:p text:style-name="P1"><text:s text:c="8"/><text:span text:style-name="T1">return;</text:span></text:p>
      <text:p text:style-name="P1"><text:s text:c="6"/><text:span text:style-name="T1">}</text:span></text:p>
      <text:p text:style-name="Preformatted_20_Text"/>
      <text:p text:style-name="P1"><text:s text:c="6"/><text:span text:style-name="T1">if (self.connected) {</text:span></text:p>
      <text:p text:style-name="P1"><text:s text:c="8"/><text:span text:style-name="T1">return reset();</text:span></text:p>
      <text:p text:style-name="P1"><text:s text:c="6"/><text:span text:style-name="T1">};</text:span></text:p>
      <text:p text:style-name="Preformatted_20_Text"/>
      <text:p text:style-name="P1"><text:s text:c="6"/><text:span text:style-name="T1">if (self.connecting &amp;&amp; self.reconnecting) {</text:span></text:p>
      <text:p text:style-name="P1"><text:s text:c="8"/><text:span text:style-name="T1">return self.reconnectionTimer = setTimeout(maybeReconnect, 1000);</text:span></text:p>
      <text:p text:style-name="P1"><text:s text:c="6"/><text:span text:style-name="T1">}</text:span></text:p>
      <text:p text:style-name="Preformatted_20_Text"/>
      <text:p text:style-name="P1"><text:s text:c="6"/><text:span text:style-name="T1">if (self.reconnectionAttempts++ &gt;= maxAttempts) {</text:span></text:p>
      <text:p text:style-name="P1"><text:s text:c="8"/><text:span text:style-name="T1">if (!self.redoTransports) {</text:span></text:p>
      <text:p text:style-name="P1"><text:s text:c="10"/><text:span text:style-name="T1">self.on('connect_failed', maybeReconnect);</text:span></text:p>
      <text:p text:style-name="P1"><text:s text:c="10"/><text:span text:style-name="T1">self.options['try multiple transports'] = true;</text:span></text:p>
      <text:p text:style-name="P1"><text:s text:c="10"/><text:span text:style-name="T1">self.transports = self.origTransports;</text:span></text:p>
      <text:p text:style-name="P1"><text:s text:c="10"/><text:span text:style-name="T1">self.transport = self.getTransport();</text:span></text:p>
      <text:p text:style-name="P1"><text:s text:c="10"/><text:span text:style-name="T1">self.redoTransports = true;</text:span></text:p>
      <text:p text:style-name="P1"><text:s text:c="10"/><text:span text:style-name="T1">self.connect();</text:span></text:p>
      <text:p text:style-name="P1"><text:s text:c="8"/><text:span text:style-name="T1">} else {</text:span></text:p>
      <text:p text:style-name="P1"><text:s text:c="10"/><text:span text:style-name="T1">self.publish('reconnect_failed');</text:span></text:p>
      <text:p text:style-name="P1"><text:s text:c="10"/><text:span text:style-name="T1">reset();</text:span></text:p>
      <text:p text:style-name="P1"><text:s text:c="8"/><text:span text:style-name="T1">}</text:span></text:p>
      <text:p text:style-name="P1"><text:s text:c="6"/><text:span text:style-name="T1">} else {</text:span></text:p>
      <text:p text:style-name="P1"><text:s text:c="8"/><text:span text:style-name="T1">if (self.reconnectionDelay &lt; limit) {</text:span></text:p>
      <text:p text:style-name="P1"><text:s text:c="10"/><text:span text:style-name="T1">self.reconnectionDelay *= 2; // exponential back off</text:span></text:p>
      <text:p text:style-name="P1"><text:s text:c="8"/><text:span text:style-name="T1">}</text:span></text:p>
      <text:p text:style-name="Preformatted_20_Text"/>
      <text:p text:style-name="P1"><text:s text:c="8"/><text:span text:style-name="T1">self.connect();</text:span></text:p>
      <text:p text:style-name="P1"><text:s text:c="8"/><text:span text:style-name="T1">self.publish('reconnecting', self.reconnectionDelay, self.reconnectionAttempts);</text:span></text:p>
      <text:p text:style-name="P1"><text:s text:c="8"/><text:span text:style-name="T1">self.reconnectionTimer = setTimeout(maybeReconnect, self.reconnectionDelay);</text:span></text:p>
      <text:p text:style-name="P1"><text:s text:c="6"/><text:span text:style-name="T1">}</text:span></text:p>
      <text:p text:style-name="P1"><text:s text:c="4"/><text:span text:style-name="T1">};</text:span></text:p>
      <text:p text:style-name="Preformatted_20_Text"/>
      <text:p text:style-name="P1"><text:s text:c="4"/><text:span text:style-name="T1">this.options['try multiple transports'] = false;</text:span></text:p>
      <text:p text:style-name="P1"><text:s text:c="4"/><text:span text:style-name="T1">this.reconnectionTimer = setTimeout(maybeReconnect, this.reconnectionDelay);</text:span></text:p>
      <text:p text:style-name="Preformatted_20_Text"/>
      <text:p text:style-name="P1"><text:s text:c="4"/><text:span text:style-name="T1">this.on('connect', maybeReconnect);</text:span></text:p>
      <text:p text:style-name="P1"><text:s text:c="2"/><text:span text:style-name="T1">};</text:span></text:p>
      <text:p text:style-name="Preformatted_20_Text"/>
      <text:p text:style-name="P2">})(</text:p>
      <text:p text:style-name="P1"><text:s text:c="4"/><text:span text:style-name="T1">'undefined' != typeof io ? io : module.exports</text:span></text:p>
      <text:p text:style-name="P1"><text:s text:c="2"/><text:span text:style-name="T1">, 'undefined' != typeof io ? io : module.parent.exports</text:span></text:p>
      <text:p text:style-name="P1"><text:s text:c="2"/><text:span text:style-name="T1">, this</text:span></text:p>
      <text:p text:style-name="P2">);</text:p>
      <text:p text:style-name="P2">/**</text:p>
      <text:p text:style-name="P1"><text:s/><text:span text:style-name="T1">* socket.io</text:span></text:p>
      <text:p text:style-name="P1"><text:s/><text:span text:style-name="T1">* Copyright(c) 2011 LearnBoost &lt;dev@learnboost.com&gt;</text:span></text:p>
      <text:p text:style-name="P1"><text:s/><text:span text:style-name="T1">* MIT Licensed</text:span></text:p>
      <text:p text:style-name="P1"><text:s/><text:span text:style-name="T1">*/</text:span></text:p>
      <text:p text:style-name="Preformatted_20_Text"/>
      <text:p text:style-name="P2"><text:soft-page-break/>(function (exports, io) {</text:p>
      <text:p text:style-name="Preformatted_20_Text"/>
      <text:p text:style-name="P1"><text:s text:c="2"/><text:span text:style-name="T1">/**</text:span></text:p>
      <text:p text:style-name="P1"><text:s text:c="3"/><text:span text:style-name="T1">* Expose constructor.</text:span></text:p>
      <text:p text:style-name="P1"><text:s text:c="3"/><text:span text:style-name="T1">*/</text:span></text:p>
      <text:p text:style-name="Preformatted_20_Text"/>
      <text:p text:style-name="P1"><text:s text:c="2"/><text:span text:style-name="T1">exports.SocketNamespace = SocketNamespace;</text:span></text:p>
      <text:p text:style-name="Preformatted_20_Text"/>
      <text:p text:style-name="P1"><text:s text:c="2"/><text:span text:style-name="T1">/**</text:span></text:p>
      <text:p text:style-name="P1"><text:s text:c="3"/><text:span text:style-name="T1">* Socket namespace constructor.</text:span></text:p>
      <text:p text:style-name="P1"><text:s text:c="3"/><text:span text:style-name="T1">*</text:span></text:p>
      <text:p text:style-name="P1"><text:s text:c="3"/><text:span text:style-name="T1">* @constructor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function SocketNamespace (socket, name) {</text:span></text:p>
      <text:p text:style-name="P1"><text:s text:c="4"/><text:span text:style-name="T1">this.socket = socket;</text:span></text:p>
      <text:p text:style-name="P1"><text:s text:c="4"/><text:span text:style-name="T1">this.name = name || '';</text:span></text:p>
      <text:p text:style-name="P1"><text:s text:c="4"/><text:span text:style-name="T1">this.flags = {};</text:span></text:p>
      <text:p text:style-name="P1"><text:s text:c="4"/><text:span text:style-name="T1">this.json = new Flag(this, 'json');</text:span></text:p>
      <text:p text:style-name="P1"><text:s text:c="4"/><text:span text:style-name="T1">this.ackPackets = 0;</text:span></text:p>
      <text:p text:style-name="P1"><text:s text:c="4"/><text:span text:style-name="T1">this.acks = {}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Apply EventEmitter mixin.</text:span></text:p>
      <text:p text:style-name="P1"><text:s text:c="3"/><text:span text:style-name="T1">*/</text:span></text:p>
      <text:p text:style-name="Preformatted_20_Text"/>
      <text:p text:style-name="P1"><text:s text:c="2"/><text:span text:style-name="T1">io.util.mixin(SocketNamespace, io.EventEmitter)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opies emit since we override it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Namespace.prototype.$emit = io.EventEmitter.prototype.emit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reates a new namespace, by proxying the request to the socket. This</text:span></text:p>
      <text:p text:style-name="P1"><text:s text:c="3"/><text:span text:style-name="T1">* allows us to use the synax as we do on the server.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Namespace.prototype.of = function () {</text:span></text:p>
      <text:p text:style-name="P1"><text:s text:c="4"/><text:span text:style-name="T1">return this.socket.of.apply(this.socket, arguments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Sends a packet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Namespace.prototype.packet = function (packet) {</text:span></text:p>
      <text:p text:style-name="P1"><text:s text:c="4"/><text:span text:style-name="T1">packet.endpoint = this.name;</text:span></text:p>
      <text:p text:style-name="P1"><text:s text:c="4"/><text:span text:style-name="T1">this.socket.packet(packet);</text:span></text:p>
      <text:p text:style-name="P1"><text:soft-page-break/><text:s text:c="4"/><text:span text:style-name="T1">this.flags = {};</text:span></text:p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Sends a message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Namespace.prototype.send = function (data, fn) {</text:span></text:p>
      <text:p text:style-name="P1"><text:s text:c="4"/><text:span text:style-name="T1">var packet = {</text:span></text:p>
      <text:p text:style-name="P1"><text:s text:c="8"/><text:span text:style-name="T1">type: this.flags.json ? 'json' : 'message'</text:span></text:p>
      <text:p text:style-name="P1"><text:s text:c="6"/><text:span text:style-name="T1">, data: data</text:span></text:p>
      <text:p text:style-name="P1"><text:s text:c="4"/><text:span text:style-name="T1">};</text:span></text:p>
      <text:p text:style-name="Preformatted_20_Text"/>
      <text:p text:style-name="P1"><text:s text:c="4"/><text:span text:style-name="T1">if ('function' == typeof fn) {</text:span></text:p>
      <text:p text:style-name="P1"><text:s text:c="6"/><text:span text:style-name="T1">packet.id = ++this.ackPackets;</text:span></text:p>
      <text:p text:style-name="P1"><text:s text:c="6"/><text:span text:style-name="T1">packet.ack = true;</text:span></text:p>
      <text:p text:style-name="P1"><text:s text:c="6"/><text:span text:style-name="T1">this.acks[packet.id] = fn;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this.packet(packet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Emits an event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1"><text:s text:c="2"/></text:p>
      <text:p text:style-name="P1"><text:s text:c="2"/><text:span text:style-name="T1">SocketNamespace.prototype.emit = function (name) {</text:span></text:p>
      <text:p text:style-name="P1"><text:s text:c="4"/><text:span text:style-name="T1">var args = Array.prototype.slice.call(arguments, 1)</text:span></text:p>
      <text:p text:style-name="P1"><text:s text:c="6"/><text:span text:style-name="T1">, lastArg = args[args.length - 1]</text:span></text:p>
      <text:p text:style-name="P1"><text:s text:c="6"/><text:span text:style-name="T1">, packet = {</text:span></text:p>
      <text:p text:style-name="P1"><text:s text:c="12"/><text:span text:style-name="T1">type: 'event'</text:span></text:p>
      <text:p text:style-name="P1"><text:s text:c="10"/><text:span text:style-name="T1">, name: name</text:span></text:p>
      <text:p text:style-name="P1"><text:s text:c="8"/><text:span text:style-name="T1">};</text:span></text:p>
      <text:p text:style-name="Preformatted_20_Text"/>
      <text:p text:style-name="P1"><text:s text:c="4"/><text:span text:style-name="T1">if ('function' == typeof lastArg) {</text:span></text:p>
      <text:p text:style-name="P1"><text:s text:c="6"/><text:span text:style-name="T1">packet.id = ++this.ackPackets;</text:span></text:p>
      <text:p text:style-name="P1"><text:s text:c="6"/><text:span text:style-name="T1">packet.ack = 'data';</text:span></text:p>
      <text:p text:style-name="P1"><text:s text:c="6"/><text:span text:style-name="T1">this.acks[packet.id] = lastArg;</text:span></text:p>
      <text:p text:style-name="P1"><text:s text:c="6"/><text:span text:style-name="T1">args = args.slice(0, args.length - 1);</text:span></text:p>
      <text:p text:style-name="P1"><text:s text:c="4"/><text:span text:style-name="T1">}</text:span></text:p>
      <text:p text:style-name="Preformatted_20_Text"/>
      <text:p text:style-name="P1"><text:s text:c="4"/><text:span text:style-name="T1">packet.args = args;</text:span></text:p>
      <text:p text:style-name="Preformatted_20_Text"/>
      <text:p text:style-name="P1"><text:s text:c="4"/><text:span text:style-name="T1">return this.packet(packet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Disconnects the namespace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Namespace.prototype.disconnect = function () {</text:span></text:p>
      <text:p text:style-name="P1"><text:soft-page-break/><text:s text:c="4"/><text:span text:style-name="T1">if (this.name === '') {</text:span></text:p>
      <text:p text:style-name="P1"><text:s text:c="6"/><text:span text:style-name="T1">this.socket.disconnect();</text:span></text:p>
      <text:p text:style-name="P1"><text:s text:c="4"/><text:span text:style-name="T1">} else {</text:span></text:p>
      <text:p text:style-name="P1"><text:s text:c="6"/><text:span text:style-name="T1">this.packet({ type: 'disconnect' });</text:span></text:p>
      <text:p text:style-name="P1"><text:s text:c="6"/><text:span text:style-name="T1">this.$emit('disconnect');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Handles a packet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SocketNamespace.prototype.onPacket = function (packet) {</text:span></text:p>
      <text:p text:style-name="P1"><text:s text:c="4"/><text:span text:style-name="T1">var self = this;</text:span></text:p>
      <text:p text:style-name="Preformatted_20_Text"/>
      <text:p text:style-name="P1"><text:s text:c="4"/><text:span text:style-name="T1">function ack () {</text:span></text:p>
      <text:p text:style-name="P1"><text:s text:c="6"/><text:span text:style-name="T1">self.packet({</text:span></text:p>
      <text:p text:style-name="P1"><text:s text:c="10"/><text:span text:style-name="T1">type: 'ack'</text:span></text:p>
      <text:p text:style-name="P1"><text:s text:c="8"/><text:span text:style-name="T1">, args: io.util.toArray(arguments)</text:span></text:p>
      <text:p text:style-name="P1"><text:s text:c="8"/><text:span text:style-name="T1">, ackId: packet.id</text:span></text:p>
      <text:p text:style-name="P1"><text:s text:c="6"/><text:span text:style-name="T1">});</text:span></text:p>
      <text:p text:style-name="P1"><text:s text:c="4"/><text:span text:style-name="T1">};</text:span></text:p>
      <text:p text:style-name="Preformatted_20_Text"/>
      <text:p text:style-name="P1"><text:s text:c="4"/><text:span text:style-name="T1">switch (packet.type) {</text:span></text:p>
      <text:p text:style-name="P1"><text:s text:c="6"/><text:span text:style-name="T1">case 'connect':</text:span></text:p>
      <text:p text:style-name="P1"><text:s text:c="8"/><text:span text:style-name="T1">this.$emit('connect');</text:span></text:p>
      <text:p text:style-name="P1"><text:s text:c="8"/><text:span text:style-name="T1">break;</text:span></text:p>
      <text:p text:style-name="Preformatted_20_Text"/>
      <text:p text:style-name="P1"><text:s text:c="6"/><text:span text:style-name="T1">case 'disconnect':</text:span></text:p>
      <text:p text:style-name="P1"><text:s text:c="8"/><text:span text:style-name="T1">if (this.name === '') {</text:span></text:p>
      <text:p text:style-name="P1"><text:s text:c="10"/><text:span text:style-name="T1">this.socket.onDisconnect(packet.reason || 'booted');</text:span></text:p>
      <text:p text:style-name="P1"><text:s text:c="8"/><text:span text:style-name="T1">} else {</text:span></text:p>
      <text:p text:style-name="P1"><text:s text:c="10"/><text:span text:style-name="T1">this.$emit('disconnect', packet.reason);</text:span></text:p>
      <text:p text:style-name="P1"><text:s text:c="8"/><text:span text:style-name="T1">}</text:span></text:p>
      <text:p text:style-name="P1"><text:s text:c="8"/><text:span text:style-name="T1">break;</text:span></text:p>
      <text:p text:style-name="Preformatted_20_Text"/>
      <text:p text:style-name="P1"><text:s text:c="6"/><text:span text:style-name="T1">case 'message':</text:span></text:p>
      <text:p text:style-name="P1"><text:s text:c="6"/><text:span text:style-name="T1">case 'json':</text:span></text:p>
      <text:p text:style-name="P1"><text:s text:c="8"/><text:span text:style-name="T1">var params = ['message', packet.data];</text:span></text:p>
      <text:p text:style-name="Preformatted_20_Text"/>
      <text:p text:style-name="P1"><text:s text:c="8"/><text:span text:style-name="T1">if (packet.ack == 'data') {</text:span></text:p>
      <text:p text:style-name="P1"><text:s text:c="10"/><text:span text:style-name="T1">params.push(ack);</text:span></text:p>
      <text:p text:style-name="P1"><text:s text:c="8"/><text:span text:style-name="T1">} else if (packet.ack) {</text:span></text:p>
      <text:p text:style-name="P1"><text:s text:c="10"/><text:span text:style-name="T1">this.packet({ type: 'ack', ackId: packet.id });</text:span></text:p>
      <text:p text:style-name="P1"><text:s text:c="8"/><text:span text:style-name="T1">}</text:span></text:p>
      <text:p text:style-name="Preformatted_20_Text"/>
      <text:p text:style-name="P1"><text:s text:c="8"/><text:span text:style-name="T1">this.$emit.apply(this, params);</text:span></text:p>
      <text:p text:style-name="P1"><text:s text:c="8"/><text:span text:style-name="T1">break;</text:span></text:p>
      <text:p text:style-name="Preformatted_20_Text"/>
      <text:p text:style-name="P1"><text:s text:c="6"/><text:span text:style-name="T1">case 'event':</text:span></text:p>
      <text:p text:style-name="P1"><text:s text:c="8"/><text:span text:style-name="T1">var params = [packet.name].concat(packet.args);</text:span></text:p>
      <text:p text:style-name="Preformatted_20_Text"/>
      <text:p text:style-name="P1"><text:s text:c="8"/><text:span text:style-name="T1">if (packet.ack == 'data')</text:span></text:p>
      <text:p text:style-name="P1"><text:s text:c="10"/><text:span text:style-name="T1">params.push(ack);</text:span></text:p>
      <text:p text:style-name="Preformatted_20_Text"><text:soft-page-break/></text:p>
      <text:p text:style-name="P1"><text:s text:c="8"/><text:span text:style-name="T1">this.$emit.apply(this, params);</text:span></text:p>
      <text:p text:style-name="P1"><text:s text:c="8"/><text:span text:style-name="T1">break;</text:span></text:p>
      <text:p text:style-name="Preformatted_20_Text"/>
      <text:p text:style-name="P1"><text:s text:c="6"/><text:span text:style-name="T1">case 'ack':</text:span></text:p>
      <text:p text:style-name="P1"><text:s text:c="8"/><text:span text:style-name="T1">if (this.acks[packet.ackId]) {</text:span></text:p>
      <text:p text:style-name="P1"><text:s text:c="10"/><text:span text:style-name="T1">this.acks[packet.ackId].apply(this, packet.args);</text:span></text:p>
      <text:p text:style-name="P1"><text:s text:c="10"/><text:span text:style-name="T1">delete this.acks[packet.ackId];</text:span></text:p>
      <text:p text:style-name="P1"><text:s text:c="8"/><text:span text:style-name="T1">}</text:span></text:p>
      <text:p text:style-name="P1"><text:s text:c="8"/><text:span text:style-name="T1">break;</text:span></text:p>
      <text:p text:style-name="Preformatted_20_Text"/>
      <text:p text:style-name="P1"><text:s text:c="6"/><text:span text:style-name="T1">case 'error':</text:span></text:p>
      <text:p text:style-name="P1"><text:s text:c="8"/><text:span text:style-name="T1">if (packet.advice){</text:span></text:p>
      <text:p text:style-name="P1"><text:s text:c="10"/><text:span text:style-name="T1">this.socket.onError(packet);</text:span></text:p>
      <text:p text:style-name="P1"><text:s text:c="8"/><text:span text:style-name="T1">} else {</text:span></text:p>
      <text:p text:style-name="P1"><text:s text:c="10"/><text:span text:style-name="T1">if (packet.reason == 'unauthorized') {</text:span></text:p>
      <text:p text:style-name="P1"><text:s text:c="12"/><text:span text:style-name="T1">this.$emit('connect_failed', packet.reason);</text:span></text:p>
      <text:p text:style-name="P1"><text:s text:c="10"/><text:span text:style-name="T1">} else {</text:span></text:p>
      <text:p text:style-name="P1"><text:s text:c="12"/><text:span text:style-name="T1">this.$emit('error', packet.reason);</text:span></text:p>
      <text:p text:style-name="P1"><text:s text:c="10"/><text:span text:style-name="T1">}</text:span></text:p>
      <text:p text:style-name="P1"><text:s text:c="8"/><text:span text:style-name="T1">}</text:span></text:p>
      <text:p text:style-name="P1"><text:s text:c="8"/><text:span text:style-name="T1">break;</text:span></text:p>
      <text:p text:style-name="P1"><text:s text:c="4"/><text:span text:style-name="T1">}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Flag interface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function Flag (nsp, name) {</text:span></text:p>
      <text:p text:style-name="P1"><text:s text:c="4"/><text:span text:style-name="T1">this.namespace = nsp;</text:span></text:p>
      <text:p text:style-name="P1"><text:s text:c="4"/><text:span text:style-name="T1">this.name = name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Send a message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Flag.prototype.send = function () {</text:span></text:p>
      <text:p text:style-name="P1"><text:s text:c="4"/><text:span text:style-name="T1">this.namespace.flags[this.name] = true;</text:span></text:p>
      <text:p text:style-name="P1"><text:s text:c="4"/><text:span text:style-name="T1">this.namespace.send.apply(this.namespace, arguments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Emit an event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Flag.prototype.emit = function () {</text:span></text:p>
      <text:p text:style-name="P1"><text:s text:c="4"/><text:span text:style-name="T1">this.namespace.flags[this.name] = true;</text:span></text:p>
      <text:p text:style-name="P1"><text:s text:c="4"/><text:span text:style-name="T1">this.namespace.emit.apply(this.namespace, arguments);</text:span></text:p>
      <text:p text:style-name="P1"><text:s text:c="2"/><text:span text:style-name="T1">};</text:span></text:p>
      <text:p text:style-name="Preformatted_20_Text"/>
      <text:p text:style-name="P2"><text:soft-page-break/>})(</text:p>
      <text:p text:style-name="P1"><text:s text:c="4"/><text:span text:style-name="T1">'undefined' != typeof io ? io : module.exports</text:span></text:p>
      <text:p text:style-name="P1"><text:s text:c="2"/><text:span text:style-name="T1">, 'undefined' != typeof io ? io : module.parent.exports</text:span></text:p>
      <text:p text:style-name="P2">);</text:p>
      <text:p text:style-name="Preformatted_20_Text"/>
      <text:p text:style-name="P2">/**</text:p>
      <text:p text:style-name="P1"><text:s/><text:span text:style-name="T1">* socket.io</text:span></text:p>
      <text:p text:style-name="P1"><text:s/><text:span text:style-name="T1">* Copyright(c) 2011 LearnBoost &lt;dev@learnboost.com&gt;</text:span></text:p>
      <text:p text:style-name="P1"><text:s/><text:span text:style-name="T1">* MIT Licensed</text:span></text:p>
      <text:p text:style-name="P1"><text:s/><text:span text:style-name="T1">*/</text:span></text:p>
      <text:p text:style-name="Preformatted_20_Text"/>
      <text:p text:style-name="P2">(function (exports, io, global) {</text:p>
      <text:p text:style-name="Preformatted_20_Text"/>
      <text:p text:style-name="P1"><text:s text:c="2"/><text:span text:style-name="T1">/**</text:span></text:p>
      <text:p text:style-name="P1"><text:s text:c="3"/><text:span text:style-name="T1">* Expose constructor.</text:span></text:p>
      <text:p text:style-name="P1"><text:s text:c="3"/><text:span text:style-name="T1">*/</text:span></text:p>
      <text:p text:style-name="Preformatted_20_Text"/>
      <text:p text:style-name="P1"><text:s text:c="2"/><text:span text:style-name="T1">exports.websocket = WS;</text:span></text:p>
      <text:p text:style-name="Preformatted_20_Text"/>
      <text:p text:style-name="P1"><text:s text:c="2"/><text:span text:style-name="T1">/**</text:span></text:p>
      <text:p text:style-name="P1"><text:s text:c="3"/><text:span text:style-name="T1">* The WebSocket transport uses the HTML5 WebSocket API to establish an</text:span></text:p>
      <text:p text:style-name="P1"><text:s text:c="3"/><text:span text:style-name="T1">* persistent connection with the Socket.IO server. This transport will also</text:span></text:p>
      <text:p text:style-name="P1"><text:s text:c="3"/><text:span text:style-name="T1">* be inherited by the FlashSocket fallback as it provides a API compatible</text:span></text:p>
      <text:p text:style-name="P1"><text:s text:c="3"/><text:span text:style-name="T1">* polyfill for the WebSockets.</text:span></text:p>
      <text:p text:style-name="P1"><text:s text:c="3"/><text:span text:style-name="T1">*</text:span></text:p>
      <text:p text:style-name="P1"><text:s text:c="3"/><text:span text:style-name="T1">* @constructor</text:span></text:p>
      <text:p text:style-name="P1"><text:s text:c="3"/><text:span text:style-name="T1">* @extends {io.Transport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function WS (socket) {</text:span></text:p>
      <text:p text:style-name="P1"><text:s text:c="4"/><text:span text:style-name="T1">io.Transport.apply(this, arguments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Inherits from Transport.</text:span></text:p>
      <text:p text:style-name="P1"><text:s text:c="3"/><text:span text:style-name="T1">*/</text:span></text:p>
      <text:p text:style-name="Preformatted_20_Text"/>
      <text:p text:style-name="P1"><text:s text:c="2"/><text:span text:style-name="T1">io.util.inherit(WS, io.Transport);</text:span></text:p>
      <text:p text:style-name="Preformatted_20_Text"/>
      <text:p text:style-name="P1"><text:s text:c="2"/><text:span text:style-name="T1">/**</text:span></text:p>
      <text:p text:style-name="P1"><text:s text:c="3"/><text:span text:style-name="T1">* Transport name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WS.prototype.name = 'websocket';</text:span></text:p>
      <text:p text:style-name="Preformatted_20_Text"/>
      <text:p text:style-name="P1"><text:s text:c="2"/><text:span text:style-name="T1">/**</text:span></text:p>
      <text:p text:style-name="P1"><text:s text:c="3"/><text:span text:style-name="T1">* Initializes a new `WebSocket` connection with the Socket.IO server. We attach</text:span></text:p>
      <text:p text:style-name="P1"><text:s text:c="3"/><text:span text:style-name="T1">* all the appropriate listeners to handle the responses from the server.</text:span></text:p>
      <text:p text:style-name="P1"><text:s text:c="3"/><text:span text:style-name="T1">*</text:span></text:p>
      <text:p text:style-name="P1"><text:s text:c="3"/><text:span text:style-name="T1">* @returns {Transport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WS.prototype.open = function () {</text:span></text:p>
      <text:p text:style-name="P1"><text:s text:c="4"/><text:span text:style-name="T1">var query = io.util.query(this.socket.options.query)</text:span></text:p>
      <text:p text:style-name="P1"><text:soft-page-break/><text:s text:c="6"/><text:span text:style-name="T1">, self = this</text:span></text:p>
      <text:p text:style-name="P1"><text:s text:c="6"/><text:span text:style-name="T1">, Socket</text:span></text:p>
      <text:p text:style-name="Preformatted_20_Text"/>
      <text:p text:style-name="Preformatted_20_Text"/>
      <text:p text:style-name="P1"><text:s text:c="4"/><text:span text:style-name="T1">if (!Socket) {</text:span></text:p>
      <text:p text:style-name="P1"><text:s text:c="6"/><text:span text:style-name="T1">Socket = global.MozWebSocket || global.WebSocket;</text:span></text:p>
      <text:p text:style-name="P1"><text:s text:c="4"/><text:span text:style-name="T1">}</text:span></text:p>
      <text:p text:style-name="Preformatted_20_Text"/>
      <text:p text:style-name="P1"><text:s text:c="4"/><text:span text:style-name="T1">this.websocket = new Socket(this.prepareUrl() + query);</text:span></text:p>
      <text:p text:style-name="Preformatted_20_Text"/>
      <text:p text:style-name="P1"><text:s text:c="4"/><text:span text:style-name="T1">this.websocket.onopen = function () {</text:span></text:p>
      <text:p text:style-name="P1"><text:s text:c="6"/><text:span text:style-name="T1">self.onOpen();</text:span></text:p>
      <text:p text:style-name="P1"><text:s text:c="6"/><text:span text:style-name="T1">self.socket.setBuffer(false);</text:span></text:p>
      <text:p text:style-name="P1"><text:s text:c="4"/><text:span text:style-name="T1">};</text:span></text:p>
      <text:p text:style-name="P1"><text:s text:c="4"/><text:span text:style-name="T1">this.websocket.onmessage = function (ev) {</text:span></text:p>
      <text:p text:style-name="P1"><text:s text:c="6"/><text:span text:style-name="T1">self.onData(ev.data);</text:span></text:p>
      <text:p text:style-name="P1"><text:s text:c="4"/><text:span text:style-name="T1">};</text:span></text:p>
      <text:p text:style-name="P1"><text:s text:c="4"/><text:span text:style-name="T1">this.websocket.onclose = function () {</text:span></text:p>
      <text:p text:style-name="P1"><text:s text:c="6"/><text:span text:style-name="T1">self.onClose();</text:span></text:p>
      <text:p text:style-name="P1"><text:s text:c="6"/><text:span text:style-name="T1">self.socket.setBuffer(true);</text:span></text:p>
      <text:p text:style-name="P1"><text:s text:c="4"/><text:span text:style-name="T1">};</text:span></text:p>
      <text:p text:style-name="P1"><text:s text:c="4"/><text:span text:style-name="T1">this.websocket.onerror = function (e) {</text:span></text:p>
      <text:p text:style-name="P1"><text:s text:c="6"/><text:span text:style-name="T1">self.onError(e);</text:span></text:p>
      <text:p text:style-name="P1"><text:s text:c="4"/><text:span text:style-name="T1">};</text:span></text:p>
      <text:p text:style-name="Preformatted_20_Text"/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Send a message to the Socket.IO server. The message will automatically be</text:span></text:p>
      <text:p text:style-name="P1"><text:s text:c="3"/><text:span text:style-name="T1">* encoded in the correct message format.</text:span></text:p>
      <text:p text:style-name="P1"><text:s text:c="3"/><text:span text:style-name="T1">*</text:span></text:p>
      <text:p text:style-name="P1"><text:s text:c="3"/><text:span text:style-name="T1">* @returns {Transport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// Do to a bug in the current IDevices browser, we need to wrap the send in a </text:span></text:p>
      <text:p text:style-name="P1"><text:s text:c="2"/><text:span text:style-name="T1">// setTimeout, when they resume from sleeping the browser will crash if </text:span></text:p>
      <text:p text:style-name="P1"><text:s text:c="2"/><text:span text:style-name="T1">// we don't allow the browser time to detect the socket has been closed</text:span></text:p>
      <text:p text:style-name="P1"><text:s text:c="2"/><text:span text:style-name="T1">if (io.util.ua.iDevice) {</text:span></text:p>
      <text:p text:style-name="P1"><text:s text:c="4"/><text:span text:style-name="T1">WS.prototype.send = function (data) {</text:span></text:p>
      <text:p text:style-name="P1"><text:s text:c="6"/><text:span text:style-name="T1">var self = this;</text:span></text:p>
      <text:p text:style-name="P1"><text:s text:c="6"/><text:span text:style-name="T1">setTimeout(function() {</text:span></text:p>
      <text:p text:style-name="P1"><text:s text:c="9"/><text:span text:style-name="T1">self.websocket.send(data);</text:span></text:p>
      <text:p text:style-name="P1"><text:s text:c="6"/><text:span text:style-name="T1">},0);</text:span></text:p>
      <text:p text:style-name="P1"><text:s text:c="6"/><text:span text:style-name="T1">return this;</text:span></text:p>
      <text:p text:style-name="P1"><text:s text:c="4"/><text:span text:style-name="T1">};</text:span></text:p>
      <text:p text:style-name="P1"><text:s text:c="2"/><text:span text:style-name="T1">} else {</text:span></text:p>
      <text:p text:style-name="P1"><text:s text:c="4"/><text:span text:style-name="T1">WS.prototype.send = function (data) {</text:span></text:p>
      <text:p text:style-name="P1"><text:s text:c="6"/><text:span text:style-name="T1">this.websocket.send(data);</text:span></text:p>
      <text:p text:style-name="P1"><text:s text:c="6"/><text:span text:style-name="T1">return this;</text:span></text:p>
      <text:p text:style-name="P1"><text:s text:c="4"/><text:span text:style-name="T1">};</text:span></text:p>
      <text:p text:style-name="P1"><text:s text:c="2"/><text:span text:style-name="T1">}</text:span></text:p>
      <text:p text:style-name="Preformatted_20_Text"/>
      <text:p text:style-name="P1"><text:s text:c="2"/><text:span text:style-name="T1">/**</text:span></text:p>
      <text:p text:style-name="P1"><text:s text:c="3"/><text:span text:style-name="T1">* Payload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oft-page-break/><text:s text:c="3"/><text:span text:style-name="T1">*/</text:span></text:p>
      <text:p text:style-name="Preformatted_20_Text"/>
      <text:p text:style-name="P1"><text:s text:c="2"/><text:span text:style-name="T1">WS.prototype.payload = function (arr) {</text:span></text:p>
      <text:p text:style-name="P1"><text:s text:c="4"/><text:span text:style-name="T1">for (var i = 0, l = arr.length; i &lt; l; i++) {</text:span></text:p>
      <text:p text:style-name="P1"><text:s text:c="6"/><text:span text:style-name="T1">this.packet(arr[i]);</text:span></text:p>
      <text:p text:style-name="P1"><text:s text:c="4"/><text:span text:style-name="T1">}</text:span></text:p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Disconnect the established `WebSocket` connection.</text:span></text:p>
      <text:p text:style-name="P1"><text:s text:c="3"/><text:span text:style-name="T1">*</text:span></text:p>
      <text:p text:style-name="P1"><text:s text:c="3"/><text:span text:style-name="T1">* @returns {Transport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WS.prototype.close = function () {</text:span></text:p>
      <text:p text:style-name="P1"><text:s text:c="4"/><text:span text:style-name="T1">this.websocket.close();</text:span></text:p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Handle the errors that `WebSocket` might be giving when we</text:span></text:p>
      <text:p text:style-name="P1"><text:s text:c="3"/><text:span text:style-name="T1">* are attempting to connect or send messages.</text:span></text:p>
      <text:p text:style-name="P1"><text:s text:c="3"/><text:span text:style-name="T1">*</text:span></text:p>
      <text:p text:style-name="P1"><text:s text:c="3"/><text:span text:style-name="T1">* @param {Error} e The error.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WS.prototype.onError = function (e) {</text:span></text:p>
      <text:p text:style-name="P1"><text:s text:c="4"/><text:span text:style-name="T1">this.socket.onError(e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Returns the appropriate scheme for the URI generation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1"><text:s text:c="2"/><text:span text:style-name="T1">WS.prototype.scheme = function () {</text:span></text:p>
      <text:p text:style-name="P1"><text:s text:c="4"/><text:span text:style-name="T1">return this.socket.options.secure ? 'wss' : 'ws'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hecks if the browser has support for native `WebSockets` and that</text:span></text:p>
      <text:p text:style-name="P1"><text:s text:c="3"/><text:span text:style-name="T1">* it's not the polyfill created for the FlashSocket transport.</text:span></text:p>
      <text:p text:style-name="P1"><text:s text:c="3"/><text:span text:style-name="T1">*</text:span></text:p>
      <text:p text:style-name="P1"><text:s text:c="3"/><text:span text:style-name="T1">* @return {Boolean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WS.check = function () {</text:span></text:p>
      <text:p text:style-name="P1"><text:s text:c="4"/><text:span text:style-name="T1">return ('WebSocket' in global &amp;&amp; !('__addTask' in WebSocket))</text:span></text:p>
      <text:p text:style-name="P1"><text:s text:c="10"/><text:span text:style-name="T1">|| 'MozWebSocket' in global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heck if the `WebSocket` transport support cross domain communications.</text:span></text:p>
      <text:p text:style-name="P1"><text:s text:c="3"/><text:span text:style-name="T1">*</text:span></text:p>
      <text:p text:style-name="P1"><text:soft-page-break/><text:s text:c="3"/><text:span text:style-name="T1">* @returns {Boolean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WS.xdomainCheck = function () {</text:span></text:p>
      <text:p text:style-name="P1"><text:s text:c="4"/><text:span text:style-name="T1">return true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Add the transport to your public io.transports array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io.transports.push('websocket');</text:span></text:p>
      <text:p text:style-name="Preformatted_20_Text"/>
      <text:p text:style-name="P2">})(</text:p>
      <text:p text:style-name="P1"><text:s text:c="4"/><text:span text:style-name="T1">'undefined' != typeof io ? io.Transport : module.exports</text:span></text:p>
      <text:p text:style-name="P1"><text:s text:c="2"/><text:span text:style-name="T1">, 'undefined' != typeof io ? io : module.parent.exports</text:span></text:p>
      <text:p text:style-name="P1"><text:s text:c="2"/><text:span text:style-name="T1">, this</text:span></text:p>
      <text:p text:style-name="P2">);</text:p>
      <text:p text:style-name="Preformatted_20_Text"/>
      <text:p text:style-name="P2">/**</text:p>
      <text:p text:style-name="P1"><text:s/><text:span text:style-name="T1">* socket.io</text:span></text:p>
      <text:p text:style-name="P1"><text:s/><text:span text:style-name="T1">* Copyright(c) 2011 LearnBoost &lt;dev@learnboost.com&gt;</text:span></text:p>
      <text:p text:style-name="P1"><text:s/><text:span text:style-name="T1">* MIT Licensed</text:span></text:p>
      <text:p text:style-name="P1"><text:s/><text:span text:style-name="T1">*/</text:span></text:p>
      <text:p text:style-name="Preformatted_20_Text"/>
      <text:p text:style-name="P2">(function (exports, io, global) {</text:p>
      <text:p text:style-name="Preformatted_20_Text"/>
      <text:p text:style-name="P1"><text:s text:c="2"/><text:span text:style-name="T1">/**</text:span></text:p>
      <text:p text:style-name="P1"><text:s text:c="3"/><text:span text:style-name="T1">* Expose constructor.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exports.XHR = XHR;</text:span></text:p>
      <text:p text:style-name="Preformatted_20_Text"/>
      <text:p text:style-name="P1"><text:s text:c="2"/><text:span text:style-name="T1">/**</text:span></text:p>
      <text:p text:style-name="P1"><text:s text:c="3"/><text:span text:style-name="T1">* XHR constructor</text:span></text:p>
      <text:p text:style-name="P1"><text:s text:c="3"/><text:span text:style-name="T1">*</text:span></text:p>
      <text:p text:style-name="P1"><text:s text:c="3"/><text:span text:style-name="T1">* @costructor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function XHR (socket) {</text:span></text:p>
      <text:p text:style-name="P1"><text:s text:c="4"/><text:span text:style-name="T1">if (!socket) return;</text:span></text:p>
      <text:p text:style-name="Preformatted_20_Text"/>
      <text:p text:style-name="P1"><text:s text:c="4"/><text:span text:style-name="T1">io.Transport.apply(this, arguments);</text:span></text:p>
      <text:p text:style-name="P1"><text:s text:c="4"/><text:span text:style-name="T1">this.sendBuffer = []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Inherits from Transport.</text:span></text:p>
      <text:p text:style-name="P1"><text:s text:c="3"/><text:span text:style-name="T1">*/</text:span></text:p>
      <text:p text:style-name="Preformatted_20_Text"/>
      <text:p text:style-name="P1"><text:s text:c="2"/><text:span text:style-name="T1">io.util.inherit(XHR, io.Transport);</text:span></text:p>
      <text:p text:style-name="Preformatted_20_Text"/>
      <text:p text:style-name="P1"><text:soft-page-break/><text:s text:c="2"/><text:span text:style-name="T1">/**</text:span></text:p>
      <text:p text:style-name="P1"><text:s text:c="3"/><text:span text:style-name="T1">* Establish a connection</text:span></text:p>
      <text:p text:style-name="P1"><text:s text:c="3"/><text:span text:style-name="T1">*</text:span></text:p>
      <text:p text:style-name="P1"><text:s text:c="3"/><text:span text:style-name="T1">* @returns {Transport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XHR.prototype.open = function () {</text:span></text:p>
      <text:p text:style-name="P1"><text:s text:c="4"/><text:span text:style-name="T1">this.socket.setBuffer(false);</text:span></text:p>
      <text:p text:style-name="P1"><text:s text:c="4"/><text:span text:style-name="T1">this.onOpen();</text:span></text:p>
      <text:p text:style-name="P1"><text:s text:c="4"/><text:span text:style-name="T1">this.get();</text:span></text:p>
      <text:p text:style-name="Preformatted_20_Text"/>
      <text:p text:style-name="P1"><text:s text:c="4"/><text:span text:style-name="T1">// we need to make sure the request succeeds since we have no indication</text:span></text:p>
      <text:p text:style-name="P1"><text:s text:c="4"/><text:span text:style-name="T1">// whether the request opened or not until it succeeded.</text:span></text:p>
      <text:p text:style-name="P1"><text:s text:c="4"/><text:span text:style-name="T1">this.setCloseTimeout();</text:span></text:p>
      <text:p text:style-name="Preformatted_20_Text"/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heck if we need to send data to the Socket.IO server, if we have data in our</text:span></text:p>
      <text:p text:style-name="P1"><text:s text:c="3"/><text:span text:style-name="T1">* buffer we encode it and forward it to the `post` method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XHR.prototype.payload = function (payload) {</text:span></text:p>
      <text:p text:style-name="P1"><text:s text:c="4"/><text:span text:style-name="T1">var msgs = [];</text:span></text:p>
      <text:p text:style-name="Preformatted_20_Text"/>
      <text:p text:style-name="P1"><text:s text:c="4"/><text:span text:style-name="T1">for (var i = 0, l = payload.length; i &lt; l; i++) {</text:span></text:p>
      <text:p text:style-name="P1"><text:s text:c="6"/><text:span text:style-name="T1">msgs.push(io.parser.encodePacket(payload[i]));</text:span></text:p>
      <text:p text:style-name="P1"><text:s text:c="4"/><text:span text:style-name="T1">}</text:span></text:p>
      <text:p text:style-name="Preformatted_20_Text"/>
      <text:p text:style-name="P1"><text:s text:c="4"/><text:span text:style-name="T1">this.send(io.parser.encodePayload(msgs)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Send data to the Socket.IO server.</text:span></text:p>
      <text:p text:style-name="P1"><text:s text:c="3"/><text:span text:style-name="T1">*</text:span></text:p>
      <text:p text:style-name="P1"><text:s text:c="3"/><text:span text:style-name="T1">* @param data The message</text:span></text:p>
      <text:p text:style-name="P1"><text:s text:c="3"/><text:span text:style-name="T1">* @returns {Transport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XHR.prototype.send = function (data) {</text:span></text:p>
      <text:p text:style-name="P1"><text:s text:c="4"/><text:span text:style-name="T1">this.post(data);</text:span></text:p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Posts a encoded message to the Socket.IO server.</text:span></text:p>
      <text:p text:style-name="P1"><text:s text:c="3"/><text:span text:style-name="T1">*</text:span></text:p>
      <text:p text:style-name="P1"><text:s text:c="3"/><text:span text:style-name="T1">* @param {String} data A encoded message.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function empty () { };</text:span></text:p>
      <text:p text:style-name="Preformatted_20_Text"/>
      <text:p text:style-name="P1"><text:soft-page-break/><text:s text:c="2"/><text:span text:style-name="T1">XHR.prototype.post = function (data) {</text:span></text:p>
      <text:p text:style-name="P1"><text:s text:c="4"/><text:span text:style-name="T1">var self = this;</text:span></text:p>
      <text:p text:style-name="P1"><text:s text:c="4"/><text:span text:style-name="T1">this.socket.setBuffer(true);</text:span></text:p>
      <text:p text:style-name="Preformatted_20_Text"/>
      <text:p text:style-name="P1"><text:s text:c="4"/><text:span text:style-name="T1">function stateChange () {</text:span></text:p>
      <text:p text:style-name="P1"><text:s text:c="6"/><text:span text:style-name="T1">if (this.readyState == 4) {</text:span></text:p>
      <text:p text:style-name="P1"><text:s text:c="8"/><text:span text:style-name="T1">this.onreadystatechange = empty;</text:span></text:p>
      <text:p text:style-name="P1"><text:s text:c="8"/><text:span text:style-name="T1">self.posting = false;</text:span></text:p>
      <text:p text:style-name="Preformatted_20_Text"/>
      <text:p text:style-name="P1"><text:s text:c="8"/><text:span text:style-name="T1">if (this.status == 200){</text:span></text:p>
      <text:p text:style-name="P1"><text:s text:c="10"/><text:span text:style-name="T1">self.socket.setBuffer(false);</text:span></text:p>
      <text:p text:style-name="P1"><text:s text:c="8"/><text:span text:style-name="T1">} else {</text:span></text:p>
      <text:p text:style-name="P1"><text:s text:c="10"/><text:span text:style-name="T1">self.onClose();</text:span></text:p>
      <text:p text:style-name="P1"><text:s text:c="8"/><text:span text:style-name="T1">}</text:span></text:p>
      <text:p text:style-name="P1"><text:s text:c="6"/><text:span text:style-name="T1">}</text:span></text:p>
      <text:p text:style-name="P1"><text:s text:c="4"/><text:span text:style-name="T1">}</text:span></text:p>
      <text:p text:style-name="Preformatted_20_Text"/>
      <text:p text:style-name="P1"><text:s text:c="4"/><text:span text:style-name="T1">function onload () {</text:span></text:p>
      <text:p text:style-name="P1"><text:s text:c="6"/><text:span text:style-name="T1">this.onload = empty;</text:span></text:p>
      <text:p text:style-name="P1"><text:s text:c="6"/><text:span text:style-name="T1">self.socket.setBuffer(false);</text:span></text:p>
      <text:p text:style-name="P1"><text:s text:c="4"/><text:span text:style-name="T1">};</text:span></text:p>
      <text:p text:style-name="Preformatted_20_Text"/>
      <text:p text:style-name="P1"><text:s text:c="4"/><text:span text:style-name="T1">this.sendXHR = this.request('POST');</text:span></text:p>
      <text:p text:style-name="Preformatted_20_Text"/>
      <text:p text:style-name="P1"><text:s text:c="4"/><text:span text:style-name="T1">if (global.XDomainRequest &amp;&amp; this.sendXHR instanceof XDomainRequest) {</text:span></text:p>
      <text:p text:style-name="P1"><text:s text:c="6"/><text:span text:style-name="T1">this.sendXHR.onload = this.sendXHR.onerror = onload;</text:span></text:p>
      <text:p text:style-name="P1"><text:s text:c="4"/><text:span text:style-name="T1">} else {</text:span></text:p>
      <text:p text:style-name="P1"><text:s text:c="6"/><text:span text:style-name="T1">this.sendXHR.onreadystatechange = stateChange;</text:span></text:p>
      <text:p text:style-name="P1"><text:s text:c="4"/><text:span text:style-name="T1">}</text:span></text:p>
      <text:p text:style-name="Preformatted_20_Text"/>
      <text:p text:style-name="P1"><text:s text:c="4"/><text:span text:style-name="T1">this.sendXHR.send(data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Disconnects the established `XHR` connection.</text:span></text:p>
      <text:p text:style-name="P1"><text:s text:c="3"/><text:span text:style-name="T1">*</text:span></text:p>
      <text:p text:style-name="P1"><text:s text:c="3"/><text:span text:style-name="T1">* @returns {Transport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XHR.prototype.close = function () {</text:span></text:p>
      <text:p text:style-name="P1"><text:s text:c="4"/><text:span text:style-name="T1">this.onClose();</text:span></text:p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Generates a configured XHR request</text:span></text:p>
      <text:p text:style-name="P1"><text:s text:c="3"/><text:span text:style-name="T1">*</text:span></text:p>
      <text:p text:style-name="P1"><text:s text:c="3"/><text:span text:style-name="T1">* @param {String} url The url that needs to be requested.</text:span></text:p>
      <text:p text:style-name="P1"><text:s text:c="3"/><text:span text:style-name="T1">* @param {String} method The method the request should use.</text:span></text:p>
      <text:p text:style-name="P1"><text:s text:c="3"/><text:span text:style-name="T1">* @returns {XMLHttpRequest}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XHR.prototype.request = function (method) {</text:span></text:p>
      <text:p text:style-name="P1"><text:s text:c="4"/><text:span text:style-name="T1">var req = io.util.request(this.socket.isXDomain())</text:span></text:p>
      <text:p text:style-name="P1"><text:s text:c="6"/><text:span text:style-name="T1">, query = io.util.query(this.socket.options.query, 't=' + +new Date);</text:span></text:p>
      <text:p text:style-name="Preformatted_20_Text"/>
      <text:p text:style-name="P1"><text:soft-page-break/><text:s text:c="4"/><text:span text:style-name="T1">req.open(method || 'GET', this.prepareUrl() + query, true);</text:span></text:p>
      <text:p text:style-name="Preformatted_20_Text"/>
      <text:p text:style-name="P1"><text:s text:c="4"/><text:span text:style-name="T1">if (method == 'POST') {</text:span></text:p>
      <text:p text:style-name="P1"><text:s text:c="6"/><text:span text:style-name="T1">try {</text:span></text:p>
      <text:p text:style-name="P1"><text:s text:c="8"/><text:span text:style-name="T1">if (req.setRequestHeader) {</text:span></text:p>
      <text:p text:style-name="P1"><text:s text:c="10"/><text:span text:style-name="T1">req.setRequestHeader('Content-type', 'text/plain;charset=UTF-8');</text:span></text:p>
      <text:p text:style-name="P1"><text:s text:c="8"/><text:span text:style-name="T1">} else {</text:span></text:p>
      <text:p text:style-name="P1"><text:s text:c="10"/><text:span text:style-name="T1">// XDomainRequest</text:span></text:p>
      <text:p text:style-name="P1"><text:s text:c="10"/><text:span text:style-name="T1">req.contentType = 'text/plain';</text:span></text:p>
      <text:p text:style-name="P1"><text:s text:c="8"/><text:span text:style-name="T1">}</text:span></text:p>
      <text:p text:style-name="P1"><text:s text:c="6"/><text:span text:style-name="T1">} catch (e) {}</text:span></text:p>
      <text:p text:style-name="P1"><text:s text:c="4"/><text:span text:style-name="T1">}</text:span></text:p>
      <text:p text:style-name="Preformatted_20_Text"/>
      <text:p text:style-name="P1"><text:s text:c="4"/><text:span text:style-name="T1">return req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Returns the scheme to use for the transport URLs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XHR.prototype.scheme = function () {</text:span></text:p>
      <text:p text:style-name="P1"><text:s text:c="4"/><text:span text:style-name="T1">return this.socket.options.secure ? 'https' : 'http'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heck if the XHR transports are supported</text:span></text:p>
      <text:p text:style-name="P1"><text:s text:c="3"/><text:span text:style-name="T1">*</text:span></text:p>
      <text:p text:style-name="P1"><text:s text:c="3"/><text:span text:style-name="T1">* @param {Boolean} xdomain Check if we support cross domain requests.</text:span></text:p>
      <text:p text:style-name="P1"><text:s text:c="3"/><text:span text:style-name="T1">* @returns {Boolean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XHR.check = function (socket, xdomain) {</text:span></text:p>
      <text:p text:style-name="P1"><text:s text:c="4"/><text:span text:style-name="T1">try {</text:span></text:p>
      <text:p text:style-name="P1"><text:s text:c="6"/><text:span text:style-name="T1">var request = io.util.request(xdomain),</text:span></text:p>
      <text:p text:style-name="P1"><text:s text:c="10"/><text:span text:style-name="T1">usesXDomReq = (global.XDomainRequest &amp;&amp; request instanceof XDomainRequest),</text:span></text:p>
      <text:p text:style-name="P1"><text:s text:c="10"/><text:span text:style-name="T1">socketProtocol = (socket &amp;&amp; socket.options &amp;&amp; socket.options.secure ? 'https:' : 'http:'),</text:span></text:p>
      <text:p text:style-name="P1"><text:s text:c="10"/><text:span text:style-name="T1">isXProtocol = (global.location &amp;&amp; socketProtocol != global.location.protocol);</text:span></text:p>
      <text:p text:style-name="P1"><text:s text:c="6"/><text:span text:style-name="T1">if (request &amp;&amp; !(usesXDomReq &amp;&amp; isXProtocol)) {</text:span></text:p>
      <text:p text:style-name="P1"><text:s text:c="8"/><text:span text:style-name="T1">return true;</text:span></text:p>
      <text:p text:style-name="P1"><text:s text:c="6"/><text:span text:style-name="T1">}</text:span></text:p>
      <text:p text:style-name="P1"><text:s text:c="4"/><text:span text:style-name="T1">} catch(e) {}</text:span></text:p>
      <text:p text:style-name="Preformatted_20_Text"/>
      <text:p text:style-name="P1"><text:s text:c="4"/><text:span text:style-name="T1">return false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heck if the XHR transport supports cross domain requests.</text:span></text:p>
      <text:p text:style-name="P1"><text:s text:c="3"/><text:span text:style-name="T1">*</text:span></text:p>
      <text:p text:style-name="P1"><text:s text:c="3"/><text:span text:style-name="T1">* @returns {Boolean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oft-page-break/><text:s text:c="2"/><text:span text:style-name="T1">XHR.xdomainCheck = function (socket) {</text:span></text:p>
      <text:p text:style-name="P1"><text:s text:c="4"/><text:span text:style-name="T1">return XHR.check(socket, true);</text:span></text:p>
      <text:p text:style-name="P1"><text:s text:c="2"/><text:span text:style-name="T1">};</text:span></text:p>
      <text:p text:style-name="Preformatted_20_Text"/>
      <text:p text:style-name="P2">})(</text:p>
      <text:p text:style-name="P1"><text:s text:c="4"/><text:span text:style-name="T1">'undefined' != typeof io ? io.Transport : module.exports</text:span></text:p>
      <text:p text:style-name="P1"><text:s text:c="2"/><text:span text:style-name="T1">, 'undefined' != typeof io ? io : module.parent.exports</text:span></text:p>
      <text:p text:style-name="P1"><text:s text:c="2"/><text:span text:style-name="T1">, this</text:span></text:p>
      <text:p text:style-name="P2">);</text:p>
      <text:p text:style-name="P2">/**</text:p>
      <text:p text:style-name="P1"><text:s/><text:span text:style-name="T1">* socket.io</text:span></text:p>
      <text:p text:style-name="P1"><text:s/><text:span text:style-name="T1">* Copyright(c) 2011 LearnBoost &lt;dev@learnboost.com&gt;</text:span></text:p>
      <text:p text:style-name="P1"><text:s/><text:span text:style-name="T1">* MIT Licensed</text:span></text:p>
      <text:p text:style-name="P1"><text:s/><text:span text:style-name="T1">*/</text:span></text:p>
      <text:p text:style-name="Preformatted_20_Text"/>
      <text:p text:style-name="P2">(function (exports, io) {</text:p>
      <text:p text:style-name="Preformatted_20_Text"/>
      <text:p text:style-name="P1"><text:s text:c="2"/><text:span text:style-name="T1">/**</text:span></text:p>
      <text:p text:style-name="P1"><text:s text:c="3"/><text:span text:style-name="T1">* Expose constructor.</text:span></text:p>
      <text:p text:style-name="P1"><text:s text:c="3"/><text:span text:style-name="T1">*/</text:span></text:p>
      <text:p text:style-name="Preformatted_20_Text"/>
      <text:p text:style-name="P1"><text:s text:c="2"/><text:span text:style-name="T1">exports.htmlfile = HTMLFile;</text:span></text:p>
      <text:p text:style-name="Preformatted_20_Text"/>
      <text:p text:style-name="P1"><text:s text:c="2"/><text:span text:style-name="T1">/**</text:span></text:p>
      <text:p text:style-name="P1"><text:s text:c="3"/><text:span text:style-name="T1">* The HTMLFile transport creates a `forever iframe` based transport</text:span></text:p>
      <text:p text:style-name="P1"><text:s text:c="3"/><text:span text:style-name="T1">* for Internet Explorer. Regular forever iframe implementations will </text:span></text:p>
      <text:p text:style-name="P1"><text:s text:c="3"/><text:span text:style-name="T1">* continuously trigger the browsers buzy indicators. If the forever iframe</text:span></text:p>
      <text:p text:style-name="P1"><text:s text:c="3"/><text:span text:style-name="T1">* is created inside a `htmlfile` these indicators will not be trigged.</text:span></text:p>
      <text:p text:style-name="P1"><text:s text:c="3"/><text:span text:style-name="T1">*</text:span></text:p>
      <text:p text:style-name="P1"><text:s text:c="3"/><text:span text:style-name="T1">* @constructor</text:span></text:p>
      <text:p text:style-name="P1"><text:s text:c="3"/><text:span text:style-name="T1">* @extends {io.Transport.XHR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function HTMLFile (socket) {</text:span></text:p>
      <text:p text:style-name="P1"><text:s text:c="4"/><text:span text:style-name="T1">io.Transport.XHR.apply(this, arguments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Inherits from XHR transport.</text:span></text:p>
      <text:p text:style-name="P1"><text:s text:c="3"/><text:span text:style-name="T1">*/</text:span></text:p>
      <text:p text:style-name="Preformatted_20_Text"/>
      <text:p text:style-name="P1"><text:s text:c="2"/><text:span text:style-name="T1">io.util.inherit(HTMLFile, io.Transport.XHR);</text:span></text:p>
      <text:p text:style-name="Preformatted_20_Text"/>
      <text:p text:style-name="P1"><text:s text:c="2"/><text:span text:style-name="T1">/**</text:span></text:p>
      <text:p text:style-name="P1"><text:s text:c="3"/><text:span text:style-name="T1">* Transport name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HTMLFile.prototype.name = 'htmlfile'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reates a new Ac...eX `htmlfile` with a forever loading iframe</text:span></text:p>
      <text:p text:style-name="P1"><text:s text:c="3"/><text:span text:style-name="T1">* that can be used to listen to messages. Inside the generated</text:span></text:p>
      <text:p text:style-name="P1"><text:s text:c="3"/><text:span text:style-name="T1">* `htmlfile` a reference will be made to the HTMLFile transport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oft-page-break/><text:s text:c="3"/><text:span text:style-name="T1">*/</text:span></text:p>
      <text:p text:style-name="Preformatted_20_Text"/>
      <text:p text:style-name="P1"><text:s text:c="2"/><text:span text:style-name="T1">HTMLFile.prototype.get = function () {</text:span></text:p>
      <text:p text:style-name="P1"><text:s text:c="4"/><text:span text:style-name="T1">this.doc = new window[(['Active'].concat('Object').join('X'))]('htmlfile');</text:span></text:p>
      <text:p text:style-name="P1"><text:s text:c="4"/><text:span text:style-name="T1">this.doc.open();</text:span></text:p>
      <text:p text:style-name="P1"><text:s text:c="4"/><text:span text:style-name="T1">this.doc.write('&lt;html&gt;&lt;/html&gt;');</text:span></text:p>
      <text:p text:style-name="P1"><text:s text:c="4"/><text:span text:style-name="T1">this.doc.close();</text:span></text:p>
      <text:p text:style-name="P1"><text:s text:c="4"/><text:span text:style-name="T1">this.doc.parentWindow.s = this;</text:span></text:p>
      <text:p text:style-name="Preformatted_20_Text"/>
      <text:p text:style-name="P1"><text:s text:c="4"/><text:span text:style-name="T1">var iframeC = this.doc.createElement('div');</text:span></text:p>
      <text:p text:style-name="P1"><text:s text:c="4"/><text:span text:style-name="T1">iframeC.className = 'socketio';</text:span></text:p>
      <text:p text:style-name="Preformatted_20_Text"/>
      <text:p text:style-name="P1"><text:s text:c="4"/><text:span text:style-name="T1">this.doc.body.appendChild(iframeC);</text:span></text:p>
      <text:p text:style-name="P1"><text:s text:c="4"/><text:span text:style-name="T1">this.iframe = this.doc.createElement('iframe');</text:span></text:p>
      <text:p text:style-name="Preformatted_20_Text"/>
      <text:p text:style-name="P1"><text:s text:c="4"/><text:span text:style-name="T1">iframeC.appendChild(this.iframe);</text:span></text:p>
      <text:p text:style-name="Preformatted_20_Text"/>
      <text:p text:style-name="P1"><text:s text:c="4"/><text:span text:style-name="T1">var self = this</text:span></text:p>
      <text:p text:style-name="P1"><text:s text:c="6"/><text:span text:style-name="T1">, query = io.util.query(this.socket.options.query, 't='+ +new Date);</text:span></text:p>
      <text:p text:style-name="Preformatted_20_Text"/>
      <text:p text:style-name="P1"><text:s text:c="4"/><text:span text:style-name="T1">this.iframe.src = this.prepareUrl() + query;</text:span></text:p>
      <text:p text:style-name="Preformatted_20_Text"/>
      <text:p text:style-name="P1"><text:s text:c="4"/><text:span text:style-name="T1">io.util.on(window, 'unload', function () {</text:span></text:p>
      <text:p text:style-name="P1"><text:s text:c="6"/><text:span text:style-name="T1">self.destroy();</text:span></text:p>
      <text:p text:style-name="P1"><text:s text:c="4"/><text:span text:style-name="T1">}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The Socket.IO server will write script tags inside the forever</text:span></text:p>
      <text:p text:style-name="P1"><text:s text:c="3"/><text:span text:style-name="T1">* iframe, this function will be used as callback for the incoming</text:span></text:p>
      <text:p text:style-name="P1"><text:s text:c="3"/><text:span text:style-name="T1">* information.</text:span></text:p>
      <text:p text:style-name="P1"><text:s text:c="3"/><text:span text:style-name="T1">*</text:span></text:p>
      <text:p text:style-name="P1"><text:s text:c="3"/><text:span text:style-name="T1">* @param {String} data The message</text:span></text:p>
      <text:p text:style-name="P1"><text:s text:c="3"/><text:span text:style-name="T1">* @param {document} doc Reference to the context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HTMLFile.prototype._ = function (data, doc) {</text:span></text:p>
      <text:p text:style-name="P1"><text:s text:c="4"/><text:span text:style-name="T1">// unescape all forward slashes. see GH-1251</text:span></text:p>
      <text:p text:style-name="P1"><text:s text:c="4"/><text:span text:style-name="T1">data = data.replace(/\\\//g, '/');</text:span></text:p>
      <text:p text:style-name="P1"><text:s text:c="4"/><text:span text:style-name="T1">this.onData(data);</text:span></text:p>
      <text:p text:style-name="P1"><text:s text:c="4"/><text:span text:style-name="T1">try {</text:span></text:p>
      <text:p text:style-name="P1"><text:s text:c="6"/><text:span text:style-name="T1">var script = doc.getElementsByTagName('script')[0];</text:span></text:p>
      <text:p text:style-name="P1"><text:s text:c="6"/><text:span text:style-name="T1">script.parentNode.removeChild(script);</text:span></text:p>
      <text:p text:style-name="P1"><text:s text:c="4"/><text:span text:style-name="T1">} catch (e) { }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Destroy the established connection, iframe and `htmlfile`.</text:span></text:p>
      <text:p text:style-name="P1"><text:s text:c="3"/><text:span text:style-name="T1">* And calls the `CollectGarbage` function of Internet Explorer</text:span></text:p>
      <text:p text:style-name="P1"><text:s text:c="3"/><text:span text:style-name="T1">* to release the memory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HTMLFile.prototype.destroy = function () {</text:span></text:p>
      <text:p text:style-name="P1"><text:s text:c="4"/><text:span text:style-name="T1">if (this.iframe){</text:span></text:p>
      <text:p text:style-name="P1"><text:s text:c="6"/><text:span text:style-name="T1">try {</text:span></text:p>
      <text:p text:style-name="P1"><text:soft-page-break/><text:s text:c="8"/><text:span text:style-name="T1">this.iframe.src = 'about:blank';</text:span></text:p>
      <text:p text:style-name="P1"><text:s text:c="6"/><text:span text:style-name="T1">} catch(e){}</text:span></text:p>
      <text:p text:style-name="Preformatted_20_Text"/>
      <text:p text:style-name="P1"><text:s text:c="6"/><text:span text:style-name="T1">this.doc = null;</text:span></text:p>
      <text:p text:style-name="P1"><text:s text:c="6"/><text:span text:style-name="T1">this.iframe.parentNode.removeChild(this.iframe);</text:span></text:p>
      <text:p text:style-name="P1"><text:s text:c="6"/><text:span text:style-name="T1">this.iframe = null;</text:span></text:p>
      <text:p text:style-name="Preformatted_20_Text"/>
      <text:p text:style-name="P1"><text:s text:c="6"/><text:span text:style-name="T1">CollectGarbage();</text:span></text:p>
      <text:p text:style-name="P1"><text:s text:c="4"/><text:span text:style-name="T1">}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Disconnects the established connection.</text:span></text:p>
      <text:p text:style-name="P1"><text:s text:c="3"/><text:span text:style-name="T1">*</text:span></text:p>
      <text:p text:style-name="P1"><text:s text:c="3"/><text:span text:style-name="T1">* @returns {Transport} Chaining.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HTMLFile.prototype.close = function () {</text:span></text:p>
      <text:p text:style-name="P1"><text:s text:c="4"/><text:span text:style-name="T1">this.destroy();</text:span></text:p>
      <text:p text:style-name="P1"><text:s text:c="4"/><text:span text:style-name="T1">return io.Transport.XHR.prototype.close.call(this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hecks if the browser supports this transport. The browser</text:span></text:p>
      <text:p text:style-name="P1"><text:s text:c="3"/><text:span text:style-name="T1">* must have an `Ac...eXObject` implementation.</text:span></text:p>
      <text:p text:style-name="P1"><text:s text:c="3"/><text:span text:style-name="T1">*</text:span></text:p>
      <text:p text:style-name="P1"><text:s text:c="3"/><text:span text:style-name="T1">* @return {Boolean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HTMLFile.check = function (socket) {</text:span></text:p>
      <text:p text:style-name="P1"><text:s text:c="4"/><text:span text:style-name="T1">if (typeof window != "undefined" &amp;&amp; (['Active'].concat('Object').join('X')) in window){</text:span></text:p>
      <text:p text:style-name="P1"><text:s text:c="6"/><text:span text:style-name="T1">try {</text:span></text:p>
      <text:p text:style-name="P1"><text:s text:c="8"/><text:span text:style-name="T1">var a = new window[(['Active'].concat('Object').join('X'))]('htmlfile');</text:span></text:p>
      <text:p text:style-name="P1"><text:s text:c="8"/><text:span text:style-name="T1">return a &amp;&amp; io.Transport.XHR.check(socket);</text:span></text:p>
      <text:p text:style-name="P1"><text:s text:c="6"/><text:span text:style-name="T1">} catch(e){}</text:span></text:p>
      <text:p text:style-name="P1"><text:s text:c="4"/><text:span text:style-name="T1">}</text:span></text:p>
      <text:p text:style-name="P1"><text:s text:c="4"/><text:span text:style-name="T1">return false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heck if cross domain requests are supported.</text:span></text:p>
      <text:p text:style-name="P1"><text:s text:c="3"/><text:span text:style-name="T1">*</text:span></text:p>
      <text:p text:style-name="P1"><text:s text:c="3"/><text:span text:style-name="T1">* @returns {Boolean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HTMLFile.xdomainCheck = function () {</text:span></text:p>
      <text:p text:style-name="P1"><text:s text:c="4"/><text:span text:style-name="T1">// we can probably do handling for sub-domains, we should</text:span></text:p>
      <text:p text:style-name="P1"><text:s text:c="4"/><text:span text:style-name="T1">// test that it's cross domain but a subdomain here</text:span></text:p>
      <text:p text:style-name="P1"><text:s text:c="4"/><text:span text:style-name="T1">return false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Add the transport to your public io.transports array.</text:span></text:p>
      <text:p text:style-name="P1"><text:s text:c="3"/><text:span text:style-name="T1">*</text:span></text:p>
      <text:p text:style-name="P1"><text:soft-page-break/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io.transports.push('htmlfile');</text:span></text:p>
      <text:p text:style-name="Preformatted_20_Text"/>
      <text:p text:style-name="P2">})(</text:p>
      <text:p text:style-name="P1"><text:s text:c="4"/><text:span text:style-name="T1">'undefined' != typeof io ? io.Transport : module.exports</text:span></text:p>
      <text:p text:style-name="P1"><text:s text:c="2"/><text:span text:style-name="T1">, 'undefined' != typeof io ? io : module.parent.exports</text:span></text:p>
      <text:p text:style-name="P2">);</text:p>
      <text:p text:style-name="Preformatted_20_Text"/>
      <text:p text:style-name="P2">/**</text:p>
      <text:p text:style-name="P1"><text:s/><text:span text:style-name="T1">* socket.io</text:span></text:p>
      <text:p text:style-name="P1"><text:s/><text:span text:style-name="T1">* Copyright(c) 2011 LearnBoost &lt;dev@learnboost.com&gt;</text:span></text:p>
      <text:p text:style-name="P1"><text:s/><text:span text:style-name="T1">* MIT Licensed</text:span></text:p>
      <text:p text:style-name="P1"><text:s/><text:span text:style-name="T1">*/</text:span></text:p>
      <text:p text:style-name="Preformatted_20_Text"/>
      <text:p text:style-name="P2">(function (exports, io, global) {</text:p>
      <text:p text:style-name="Preformatted_20_Text"/>
      <text:p text:style-name="P1"><text:s text:c="2"/><text:span text:style-name="T1">/**</text:span></text:p>
      <text:p text:style-name="P1"><text:s text:c="3"/><text:span text:style-name="T1">* Expose constructor.</text:span></text:p>
      <text:p text:style-name="P1"><text:s text:c="3"/><text:span text:style-name="T1">*/</text:span></text:p>
      <text:p text:style-name="Preformatted_20_Text"/>
      <text:p text:style-name="P1"><text:s text:c="2"/><text:span text:style-name="T1">exports['xhr-polling'] = XHRPolling;</text:span></text:p>
      <text:p text:style-name="Preformatted_20_Text"/>
      <text:p text:style-name="P1"><text:s text:c="2"/><text:span text:style-name="T1">/**</text:span></text:p>
      <text:p text:style-name="P1"><text:s text:c="3"/><text:span text:style-name="T1">* The XHR-polling transport uses long polling XHR requests to create a</text:span></text:p>
      <text:p text:style-name="P1"><text:s text:c="3"/><text:span text:style-name="T1">* "persistent" connection with the server.</text:span></text:p>
      <text:p text:style-name="P1"><text:s text:c="3"/><text:span text:style-name="T1">*</text:span></text:p>
      <text:p text:style-name="P1"><text:s text:c="3"/><text:span text:style-name="T1">* @constructor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function XHRPolling () {</text:span></text:p>
      <text:p text:style-name="P1"><text:s text:c="4"/><text:span text:style-name="T1">io.Transport.XHR.apply(this, arguments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Inherits from XHR transport.</text:span></text:p>
      <text:p text:style-name="P1"><text:s text:c="3"/><text:span text:style-name="T1">*/</text:span></text:p>
      <text:p text:style-name="Preformatted_20_Text"/>
      <text:p text:style-name="P1"><text:s text:c="2"/><text:span text:style-name="T1">io.util.inherit(XHRPolling, io.Transport.XHR);</text:span></text:p>
      <text:p text:style-name="Preformatted_20_Text"/>
      <text:p text:style-name="P1"><text:s text:c="2"/><text:span text:style-name="T1">/**</text:span></text:p>
      <text:p text:style-name="P1"><text:s text:c="3"/><text:span text:style-name="T1">* Merge the properties from XHR transport</text:span></text:p>
      <text:p text:style-name="P1"><text:s text:c="3"/><text:span text:style-name="T1">*/</text:span></text:p>
      <text:p text:style-name="Preformatted_20_Text"/>
      <text:p text:style-name="P1"><text:s text:c="2"/><text:span text:style-name="T1">io.util.merge(XHRPolling, io.Transport.XHR);</text:span></text:p>
      <text:p text:style-name="Preformatted_20_Text"/>
      <text:p text:style-name="P1"><text:s text:c="2"/><text:span text:style-name="T1">/**</text:span></text:p>
      <text:p text:style-name="P1"><text:s text:c="3"/><text:span text:style-name="T1">* Transport name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XHRPolling.prototype.name = 'xhr-polling';</text:span></text:p>
      <text:p text:style-name="Preformatted_20_Text"/>
      <text:p text:style-name="P1"><text:s text:c="2"/><text:span text:style-name="T1">/**</text:span></text:p>
      <text:p text:style-name="P1"><text:s text:c="3"/><text:span text:style-name="T1">* Indicates whether heartbeats is enabled for this transport</text:span></text:p>
      <text:p text:style-name="P1"><text:soft-page-break/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XHRPolling.prototype.heartbeats = function () {</text:span></text:p>
      <text:p text:style-name="P1"><text:s text:c="4"/><text:span text:style-name="T1">return false;</text:span></text:p>
      <text:p text:style-name="P1"><text:s text:c="2"/><text:span text:style-name="T1">};</text:span></text:p>
      <text:p text:style-name="Preformatted_20_Text"/>
      <text:p text:style-name="P1"><text:s text:c="2"/><text:span text:style-name="T1">/** </text:span></text:p>
      <text:p text:style-name="P1"><text:s text:c="3"/><text:span text:style-name="T1">* Establish a connection, for iPhone and Android this will be done once the page</text:span></text:p>
      <text:p text:style-name="P1"><text:s text:c="3"/><text:span text:style-name="T1">* is loaded.</text:span></text:p>
      <text:p text:style-name="P1"><text:s text:c="3"/><text:span text:style-name="T1">*</text:span></text:p>
      <text:p text:style-name="P1"><text:s text:c="3"/><text:span text:style-name="T1">* @returns {Transport} Chaining.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XHRPolling.prototype.open = function () {</text:span></text:p>
      <text:p text:style-name="P1"><text:s text:c="4"/><text:span text:style-name="T1">var self = this;</text:span></text:p>
      <text:p text:style-name="Preformatted_20_Text"/>
      <text:p text:style-name="P1"><text:s text:c="4"/><text:span text:style-name="T1">io.Transport.XHR.prototype.open.call(self);</text:span></text:p>
      <text:p text:style-name="P1"><text:s text:c="4"/><text:span text:style-name="T1">return false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Starts a XHR request to wait for incoming messages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function empty () {};</text:span></text:p>
      <text:p text:style-name="Preformatted_20_Text"/>
      <text:p text:style-name="P1"><text:s text:c="2"/><text:span text:style-name="T1">XHRPolling.prototype.get = function () {</text:span></text:p>
      <text:p text:style-name="P1"><text:s text:c="4"/><text:span text:style-name="T1">if (!this.isOpen) return;</text:span></text:p>
      <text:p text:style-name="Preformatted_20_Text"/>
      <text:p text:style-name="P1"><text:s text:c="4"/><text:span text:style-name="T1">var self = this;</text:span></text:p>
      <text:p text:style-name="Preformatted_20_Text"/>
      <text:p text:style-name="P1"><text:s text:c="4"/><text:span text:style-name="T1">function stateChange () {</text:span></text:p>
      <text:p text:style-name="P1"><text:s text:c="6"/><text:span text:style-name="T1">if (this.readyState == 4) {</text:span></text:p>
      <text:p text:style-name="P1"><text:s text:c="8"/><text:span text:style-name="T1">this.onreadystatechange = empty;</text:span></text:p>
      <text:p text:style-name="Preformatted_20_Text"/>
      <text:p text:style-name="P1"><text:s text:c="8"/><text:span text:style-name="T1">if (this.status == 200) {</text:span></text:p>
      <text:p text:style-name="P1"><text:s text:c="10"/><text:span text:style-name="T1">self.onData(this.responseText);</text:span></text:p>
      <text:p text:style-name="P1"><text:s text:c="10"/><text:span text:style-name="T1">self.get();</text:span></text:p>
      <text:p text:style-name="P1"><text:s text:c="8"/><text:span text:style-name="T1">} else {</text:span></text:p>
      <text:p text:style-name="P1"><text:s text:c="10"/><text:span text:style-name="T1">self.onClose();</text:span></text:p>
      <text:p text:style-name="P1"><text:s text:c="8"/><text:span text:style-name="T1">}</text:span></text:p>
      <text:p text:style-name="P1"><text:s text:c="6"/><text:span text:style-name="T1">}</text:span></text:p>
      <text:p text:style-name="P1"><text:s text:c="4"/><text:span text:style-name="T1">};</text:span></text:p>
      <text:p text:style-name="Preformatted_20_Text"/>
      <text:p text:style-name="P1"><text:s text:c="4"/><text:span text:style-name="T1">function onload () {</text:span></text:p>
      <text:p text:style-name="P1"><text:s text:c="6"/><text:span text:style-name="T1">this.onload = empty;</text:span></text:p>
      <text:p text:style-name="P1"><text:s text:c="6"/><text:span text:style-name="T1">this.onerror = empty;</text:span></text:p>
      <text:p text:style-name="P1"><text:s text:c="6"/><text:span text:style-name="T1">self.retryCounter = 1;</text:span></text:p>
      <text:p text:style-name="P1"><text:s text:c="6"/><text:span text:style-name="T1">self.onData(this.responseText);</text:span></text:p>
      <text:p text:style-name="P1"><text:s text:c="6"/><text:span text:style-name="T1">self.get();</text:span></text:p>
      <text:p text:style-name="P1"><text:s text:c="4"/><text:span text:style-name="T1">};</text:span></text:p>
      <text:p text:style-name="Preformatted_20_Text"/>
      <text:p text:style-name="P1"><text:soft-page-break/><text:s text:c="4"/><text:span text:style-name="T1">function onerror () {</text:span></text:p>
      <text:p text:style-name="P1"><text:s text:c="6"/><text:span text:style-name="T1">self.retryCounter ++;</text:span></text:p>
      <text:p text:style-name="P1"><text:s text:c="6"/><text:span text:style-name="T1">if(!self.retryCounter || self.retryCounter &gt; 3) {</text:span></text:p>
      <text:p text:style-name="P1"><text:s text:c="8"/><text:span text:style-name="T1">self.onClose(); <text:s/></text:span></text:p>
      <text:p text:style-name="P1"><text:s text:c="6"/><text:span text:style-name="T1">} else {</text:span></text:p>
      <text:p text:style-name="P1"><text:s text:c="8"/><text:span text:style-name="T1">self.get();</text:span></text:p>
      <text:p text:style-name="P1"><text:s text:c="6"/><text:span text:style-name="T1">}</text:span></text:p>
      <text:p text:style-name="P1"><text:s text:c="4"/><text:span text:style-name="T1">};</text:span></text:p>
      <text:p text:style-name="Preformatted_20_Text"/>
      <text:p text:style-name="P1"><text:s text:c="4"/><text:span text:style-name="T1">this.xhr = this.request();</text:span></text:p>
      <text:p text:style-name="Preformatted_20_Text"/>
      <text:p text:style-name="P1"><text:s text:c="4"/><text:span text:style-name="T1">if (global.XDomainRequest &amp;&amp; this.xhr instanceof XDomainRequest) {</text:span></text:p>
      <text:p text:style-name="P1"><text:s text:c="6"/><text:span text:style-name="T1">this.xhr.onload = onload;</text:span></text:p>
      <text:p text:style-name="P1"><text:s text:c="6"/><text:span text:style-name="T1">this.xhr.onerror = onerror;</text:span></text:p>
      <text:p text:style-name="P1"><text:s text:c="4"/><text:span text:style-name="T1">} else {</text:span></text:p>
      <text:p text:style-name="P1"><text:s text:c="6"/><text:span text:style-name="T1">this.xhr.onreadystatechange = stateChange;</text:span></text:p>
      <text:p text:style-name="P1"><text:s text:c="4"/><text:span text:style-name="T1">}</text:span></text:p>
      <text:p text:style-name="Preformatted_20_Text"/>
      <text:p text:style-name="P1"><text:s text:c="4"/><text:span text:style-name="T1">this.xhr.send(null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Handle the unclean close behavior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XHRPolling.prototype.onClose = function () {</text:span></text:p>
      <text:p text:style-name="P1"><text:s text:c="4"/><text:span text:style-name="T1">io.Transport.XHR.prototype.onClose.call(this);</text:span></text:p>
      <text:p text:style-name="Preformatted_20_Text"/>
      <text:p text:style-name="P1"><text:s text:c="4"/><text:span text:style-name="T1">if (this.xhr) {</text:span></text:p>
      <text:p text:style-name="P1"><text:s text:c="6"/><text:span text:style-name="T1">this.xhr.onreadystatechange = this.xhr.onload = this.xhr.onerror = empty;</text:span></text:p>
      <text:p text:style-name="P1"><text:s text:c="6"/><text:span text:style-name="T1">try {</text:span></text:p>
      <text:p text:style-name="P1"><text:s text:c="8"/><text:span text:style-name="T1">this.xhr.abort();</text:span></text:p>
      <text:p text:style-name="P1"><text:s text:c="6"/><text:span text:style-name="T1">} catch(e){}</text:span></text:p>
      <text:p text:style-name="P1"><text:s text:c="6"/><text:span text:style-name="T1">this.xhr = null;</text:span></text:p>
      <text:p text:style-name="P1"><text:s text:c="4"/><text:span text:style-name="T1">}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Webkit based browsers show a infinit spinner when you start a XHR request</text:span></text:p>
      <text:p text:style-name="P1"><text:s text:c="3"/><text:span text:style-name="T1">* before the browsers onload event is called so we need to defer opening of</text:span></text:p>
      <text:p text:style-name="P1"><text:s text:c="3"/><text:span text:style-name="T1">* the transport until the onload event is called. Wrapping the cb in our</text:span></text:p>
      <text:p text:style-name="P1"><text:s text:c="3"/><text:span text:style-name="T1">* defer method solve this.</text:span></text:p>
      <text:p text:style-name="P1"><text:s text:c="3"/><text:span text:style-name="T1">*</text:span></text:p>
      <text:p text:style-name="P1"><text:s text:c="3"/><text:span text:style-name="T1">* @param {Socket} socket The socket instance that needs a transport</text:span></text:p>
      <text:p text:style-name="P1"><text:s text:c="3"/><text:span text:style-name="T1">* @param {Function} fn The callback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XHRPolling.prototype.ready = function (socket, fn) {</text:span></text:p>
      <text:p text:style-name="P1"><text:s text:c="4"/><text:span text:style-name="T1">var self = this;</text:span></text:p>
      <text:p text:style-name="Preformatted_20_Text"/>
      <text:p text:style-name="P1"><text:s text:c="4"/><text:span text:style-name="T1">io.util.defer(function () {</text:span></text:p>
      <text:p text:style-name="P1"><text:s text:c="6"/><text:span text:style-name="T1">fn.call(self);</text:span></text:p>
      <text:p text:style-name="P1"><text:s text:c="4"/><text:span text:style-name="T1">});</text:span></text:p>
      <text:p text:style-name="P1"><text:s text:c="2"/><text:span text:style-name="T1">};</text:span></text:p>
      <text:p text:style-name="Preformatted_20_Text"/>
      <text:p text:style-name="P1"><text:soft-page-break/><text:s text:c="2"/><text:span text:style-name="T1">/**</text:span></text:p>
      <text:p text:style-name="P1"><text:s text:c="3"/><text:span text:style-name="T1">* Add the transport to your public io.transports array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io.transports.push('xhr-polling');</text:span></text:p>
      <text:p text:style-name="Preformatted_20_Text"/>
      <text:p text:style-name="P2">})(</text:p>
      <text:p text:style-name="P1"><text:s text:c="4"/><text:span text:style-name="T1">'undefined' != typeof io ? io.Transport : module.exports</text:span></text:p>
      <text:p text:style-name="P1"><text:s text:c="2"/><text:span text:style-name="T1">, 'undefined' != typeof io ? io : module.parent.exports</text:span></text:p>
      <text:p text:style-name="P1"><text:s text:c="2"/><text:span text:style-name="T1">, this</text:span></text:p>
      <text:p text:style-name="P2">);</text:p>
      <text:p text:style-name="Preformatted_20_Text"/>
      <text:p text:style-name="P2">/**</text:p>
      <text:p text:style-name="P1"><text:s/><text:span text:style-name="T1">* socket.io</text:span></text:p>
      <text:p text:style-name="P1"><text:s/><text:span text:style-name="T1">* Copyright(c) 2011 LearnBoost &lt;dev@learnboost.com&gt;</text:span></text:p>
      <text:p text:style-name="P1"><text:s/><text:span text:style-name="T1">* MIT Licensed</text:span></text:p>
      <text:p text:style-name="P1"><text:s/><text:span text:style-name="T1">*/</text:span></text:p>
      <text:p text:style-name="Preformatted_20_Text"/>
      <text:p text:style-name="P2">(function (exports, io, global) {</text:p>
      <text:p text:style-name="P1"><text:s text:c="2"/><text:span text:style-name="T1">/**</text:span></text:p>
      <text:p text:style-name="P1"><text:s text:c="3"/><text:span text:style-name="T1">* There is a way to hide the loading indicator in Firefox. If you create and</text:span></text:p>
      <text:p text:style-name="P1"><text:s text:c="3"/><text:span text:style-name="T1">* remove a iframe it will stop showing the current loading indicator.</text:span></text:p>
      <text:p text:style-name="P1"><text:s text:c="3"/><text:span text:style-name="T1">* Unfortunately we can't feature detect that and UA sniffing is evil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var indicator = global.document &amp;&amp; "MozAppearance" in</text:span></text:p>
      <text:p text:style-name="P1"><text:s text:c="4"/><text:span text:style-name="T1">global.document.documentElement.style;</text:span></text:p>
      <text:p text:style-name="Preformatted_20_Text"/>
      <text:p text:style-name="P1"><text:s text:c="2"/><text:span text:style-name="T1">/**</text:span></text:p>
      <text:p text:style-name="P1"><text:s text:c="3"/><text:span text:style-name="T1">* Expose constructor.</text:span></text:p>
      <text:p text:style-name="P1"><text:s text:c="3"/><text:span text:style-name="T1">*/</text:span></text:p>
      <text:p text:style-name="Preformatted_20_Text"/>
      <text:p text:style-name="P1"><text:s text:c="2"/><text:span text:style-name="T1">exports['jsonp-polling'] = JSONPPolling;</text:span></text:p>
      <text:p text:style-name="Preformatted_20_Text"/>
      <text:p text:style-name="P1"><text:s text:c="2"/><text:span text:style-name="T1">/**</text:span></text:p>
      <text:p text:style-name="P1"><text:s text:c="3"/><text:span text:style-name="T1">* The JSONP transport creates an persistent connection by dynamically</text:span></text:p>
      <text:p text:style-name="P1"><text:s text:c="3"/><text:span text:style-name="T1">* inserting a script tag in the page. This script tag will receive the</text:span></text:p>
      <text:p text:style-name="P1"><text:s text:c="3"/><text:span text:style-name="T1">* information of the Socket.IO server. When new information is received</text:span></text:p>
      <text:p text:style-name="P1"><text:s text:c="3"/><text:span text:style-name="T1">* it creates a new script tag for the new data stream.</text:span></text:p>
      <text:p text:style-name="P1"><text:s text:c="3"/><text:span text:style-name="T1">*</text:span></text:p>
      <text:p text:style-name="P1"><text:s text:c="3"/><text:span text:style-name="T1">* @constructor</text:span></text:p>
      <text:p text:style-name="P1"><text:s text:c="3"/><text:span text:style-name="T1">* @extends {io.Transport.xhr-polling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function JSONPPolling (socket) {</text:span></text:p>
      <text:p text:style-name="P1"><text:s text:c="4"/><text:span text:style-name="T1">io.Transport['xhr-polling'].apply(this, arguments);</text:span></text:p>
      <text:p text:style-name="Preformatted_20_Text"/>
      <text:p text:style-name="P1"><text:s text:c="4"/><text:span text:style-name="T1">this.index = io.j.length;</text:span></text:p>
      <text:p text:style-name="Preformatted_20_Text"/>
      <text:p text:style-name="P1"><text:s text:c="4"/><text:span text:style-name="T1">var self = this;</text:span></text:p>
      <text:p text:style-name="Preformatted_20_Text"/>
      <text:p text:style-name="P1"><text:s text:c="4"/><text:span text:style-name="T1">io.j.push(function (msg) {</text:span></text:p>
      <text:p text:style-name="P1"><text:s text:c="6"/><text:span text:style-name="T1">self._(msg);</text:span></text:p>
      <text:p text:style-name="P1"><text:soft-page-break/><text:s text:c="4"/><text:span text:style-name="T1">}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Inherits from XHR polling transport.</text:span></text:p>
      <text:p text:style-name="P1"><text:s text:c="3"/><text:span text:style-name="T1">*/</text:span></text:p>
      <text:p text:style-name="Preformatted_20_Text"/>
      <text:p text:style-name="P1"><text:s text:c="2"/><text:span text:style-name="T1">io.util.inherit(JSONPPolling, io.Transport['xhr-polling']);</text:span></text:p>
      <text:p text:style-name="Preformatted_20_Text"/>
      <text:p text:style-name="P1"><text:s text:c="2"/><text:span text:style-name="T1">/**</text:span></text:p>
      <text:p text:style-name="P1"><text:s text:c="3"/><text:span text:style-name="T1">* Transport name</text:span></text:p>
      <text:p text:style-name="P1"><text:s text:c="3"/><text:span text:style-name="T1">*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JSONPPolling.prototype.name = 'jsonp-polling';</text:span></text:p>
      <text:p text:style-name="Preformatted_20_Text"/>
      <text:p text:style-name="P1"><text:s text:c="2"/><text:span text:style-name="T1">/**</text:span></text:p>
      <text:p text:style-name="P1"><text:s text:c="3"/><text:span text:style-name="T1">* Posts a encoded message to the Socket.IO server using an iframe.</text:span></text:p>
      <text:p text:style-name="P1"><text:s text:c="3"/><text:span text:style-name="T1">* The iframe is used because script tags can create POST based requests.</text:span></text:p>
      <text:p text:style-name="P1"><text:s text:c="3"/><text:span text:style-name="T1">* The iframe is positioned outside of the view so the user does not</text:span></text:p>
      <text:p text:style-name="P1"><text:s text:c="3"/><text:span text:style-name="T1">* notice it's existence.</text:span></text:p>
      <text:p text:style-name="P1"><text:s text:c="3"/><text:span text:style-name="T1">*</text:span></text:p>
      <text:p text:style-name="P1"><text:s text:c="3"/><text:span text:style-name="T1">* @param {String} data A encoded message.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JSONPPolling.prototype.post = function (data) {</text:span></text:p>
      <text:p text:style-name="P1"><text:s text:c="4"/><text:span text:style-name="T1">var self = this</text:span></text:p>
      <text:p text:style-name="P1"><text:s text:c="6"/><text:span text:style-name="T1">, query = io.util.query(</text:span></text:p>
      <text:p text:style-name="P1"><text:s text:c="13"/><text:span text:style-name="T1">this.socket.options.query</text:span></text:p>
      <text:p text:style-name="P1"><text:s text:c="10"/><text:span text:style-name="T1">, 't='+ (+new Date) + '&amp;i=' + this.index</text:span></text:p>
      <text:p text:style-name="P1"><text:s text:c="8"/><text:span text:style-name="T1">);</text:span></text:p>
      <text:p text:style-name="Preformatted_20_Text"/>
      <text:p text:style-name="P1"><text:s text:c="4"/><text:span text:style-name="T1">if (!this.form) {</text:span></text:p>
      <text:p text:style-name="P1"><text:s text:c="6"/><text:span text:style-name="T1">var form = document.createElement('form')</text:span></text:p>
      <text:p text:style-name="P1"><text:s text:c="8"/><text:span text:style-name="T1">, area = document.createElement('textarea')</text:span></text:p>
      <text:p text:style-name="P1"><text:s text:c="8"/><text:span text:style-name="T1">, id = this.iframeId = 'socketio_iframe_' + this.index</text:span></text:p>
      <text:p text:style-name="P1"><text:s text:c="8"/><text:span text:style-name="T1">, iframe;</text:span></text:p>
      <text:p text:style-name="Preformatted_20_Text"/>
      <text:p text:style-name="P1"><text:s text:c="6"/><text:span text:style-name="T1">form.className = 'socketio';</text:span></text:p>
      <text:p text:style-name="P1"><text:s text:c="6"/><text:span text:style-name="T1">form.style.position = 'absolute';</text:span></text:p>
      <text:p text:style-name="P1"><text:s text:c="6"/><text:span text:style-name="T1">form.style.top = '0px';</text:span></text:p>
      <text:p text:style-name="P1"><text:s text:c="6"/><text:span text:style-name="T1">form.style.left = '0px';</text:span></text:p>
      <text:p text:style-name="P1"><text:s text:c="6"/><text:span text:style-name="T1">form.style.display = 'none';</text:span></text:p>
      <text:p text:style-name="P1"><text:s text:c="6"/><text:span text:style-name="T1">form.target = id;</text:span></text:p>
      <text:p text:style-name="P1"><text:s text:c="6"/><text:span text:style-name="T1">form.method = 'POST';</text:span></text:p>
      <text:p text:style-name="P1"><text:s text:c="6"/><text:span text:style-name="T1">form.setAttribute('accept-charset', 'utf-8');</text:span></text:p>
      <text:p text:style-name="P1"><text:s text:c="6"/><text:span text:style-name="T1">area.name = 'd';</text:span></text:p>
      <text:p text:style-name="P1"><text:s text:c="6"/><text:span text:style-name="T1">form.appendChild(area);</text:span></text:p>
      <text:p text:style-name="P1"><text:s text:c="6"/><text:span text:style-name="T1">document.body.appendChild(form);</text:span></text:p>
      <text:p text:style-name="Preformatted_20_Text"/>
      <text:p text:style-name="P1"><text:s text:c="6"/><text:span text:style-name="T1">this.form = form;</text:span></text:p>
      <text:p text:style-name="P1"><text:s text:c="6"/><text:span text:style-name="T1">this.area = area;</text:span></text:p>
      <text:p text:style-name="P1"><text:s text:c="4"/><text:span text:style-name="T1">}</text:span></text:p>
      <text:p text:style-name="Preformatted_20_Text"/>
      <text:p text:style-name="P1"><text:s text:c="4"/><text:span text:style-name="T1">this.form.action = this.prepareUrl() + query;</text:span></text:p>
      <text:p text:style-name="Preformatted_20_Text"/>
      <text:p text:style-name="P1"><text:soft-page-break/><text:s text:c="4"/><text:span text:style-name="T1">function complete () {</text:span></text:p>
      <text:p text:style-name="P1"><text:s text:c="6"/><text:span text:style-name="T1">initIframe();</text:span></text:p>
      <text:p text:style-name="P1"><text:s text:c="6"/><text:span text:style-name="T1">self.socket.setBuffer(false);</text:span></text:p>
      <text:p text:style-name="P1"><text:s text:c="4"/><text:span text:style-name="T1">};</text:span></text:p>
      <text:p text:style-name="Preformatted_20_Text"/>
      <text:p text:style-name="P1"><text:s text:c="4"/><text:span text:style-name="T1">function initIframe () {</text:span></text:p>
      <text:p text:style-name="P1"><text:s text:c="6"/><text:span text:style-name="T1">if (self.iframe) {</text:span></text:p>
      <text:p text:style-name="P1"><text:s text:c="8"/><text:span text:style-name="T1">self.form.removeChild(self.iframe);</text:span></text:p>
      <text:p text:style-name="P1"><text:s text:c="6"/><text:span text:style-name="T1">}</text:span></text:p>
      <text:p text:style-name="Preformatted_20_Text"/>
      <text:p text:style-name="P1"><text:s text:c="6"/><text:span text:style-name="T1">try {</text:span></text:p>
      <text:p text:style-name="P1"><text:s text:c="8"/><text:span text:style-name="T1">// ie6 dynamic iframes with target="" support (thanks Chris Lambacher)</text:span></text:p>
      <text:p text:style-name="P1"><text:s text:c="8"/><text:span text:style-name="T1">iframe = document.createElement('&lt;iframe name="'+ self.iframeId +'"&gt;');</text:span></text:p>
      <text:p text:style-name="P1"><text:s text:c="6"/><text:span text:style-name="T1">} catch (e) {</text:span></text:p>
      <text:p text:style-name="P1"><text:s text:c="8"/><text:span text:style-name="T1">iframe = document.createElement('iframe');</text:span></text:p>
      <text:p text:style-name="P1"><text:s text:c="8"/><text:span text:style-name="T1">iframe.name = self.iframeId;</text:span></text:p>
      <text:p text:style-name="P1"><text:s text:c="6"/><text:span text:style-name="T1">}</text:span></text:p>
      <text:p text:style-name="Preformatted_20_Text"/>
      <text:p text:style-name="P1"><text:s text:c="6"/><text:span text:style-name="T1">iframe.id = self.iframeId;</text:span></text:p>
      <text:p text:style-name="Preformatted_20_Text"/>
      <text:p text:style-name="P1"><text:s text:c="6"/><text:span text:style-name="T1">self.form.appendChild(iframe);</text:span></text:p>
      <text:p text:style-name="P1"><text:s text:c="6"/><text:span text:style-name="T1">self.iframe = iframe;</text:span></text:p>
      <text:p text:style-name="P1"><text:s text:c="4"/><text:span text:style-name="T1">};</text:span></text:p>
      <text:p text:style-name="Preformatted_20_Text"/>
      <text:p text:style-name="P1"><text:s text:c="4"/><text:span text:style-name="T1">initIframe();</text:span></text:p>
      <text:p text:style-name="Preformatted_20_Text"/>
      <text:p text:style-name="P1"><text:s text:c="4"/><text:span text:style-name="T1">// we temporarily stringify until we figure out how to prevent</text:span></text:p>
      <text:p text:style-name="P1"><text:s text:c="4"/><text:span text:style-name="T1">// browsers from turning `\n` into `\r\n` in form inputs</text:span></text:p>
      <text:p text:style-name="P1"><text:s text:c="4"/><text:span text:style-name="T1">this.area.value = io.JSON.stringify(data);</text:span></text:p>
      <text:p text:style-name="Preformatted_20_Text"/>
      <text:p text:style-name="P1"><text:s text:c="4"/><text:span text:style-name="T1">try {</text:span></text:p>
      <text:p text:style-name="P1"><text:s text:c="6"/><text:span text:style-name="T1">this.form.submit();</text:span></text:p>
      <text:p text:style-name="P1"><text:s text:c="4"/><text:span text:style-name="T1">} catch(e) {}</text:span></text:p>
      <text:p text:style-name="Preformatted_20_Text"/>
      <text:p text:style-name="P1"><text:s text:c="4"/><text:span text:style-name="T1">if (this.iframe.attachEvent) {</text:span></text:p>
      <text:p text:style-name="P1"><text:s text:c="6"/><text:span text:style-name="T1">iframe.onreadystatechange = function () {</text:span></text:p>
      <text:p text:style-name="P1"><text:s text:c="8"/><text:span text:style-name="T1">if (self.iframe.readyState == 'complete') {</text:span></text:p>
      <text:p text:style-name="P1"><text:s text:c="10"/><text:span text:style-name="T1">complete();</text:span></text:p>
      <text:p text:style-name="P1"><text:s text:c="8"/><text:span text:style-name="T1">}</text:span></text:p>
      <text:p text:style-name="P1"><text:s text:c="6"/><text:span text:style-name="T1">};</text:span></text:p>
      <text:p text:style-name="P1"><text:s text:c="4"/><text:span text:style-name="T1">} else {</text:span></text:p>
      <text:p text:style-name="P1"><text:s text:c="6"/><text:span text:style-name="T1">this.iframe.onload = complete;</text:span></text:p>
      <text:p text:style-name="P1"><text:s text:c="4"/><text:span text:style-name="T1">}</text:span></text:p>
      <text:p text:style-name="Preformatted_20_Text"/>
      <text:p text:style-name="P1"><text:s text:c="4"/><text:span text:style-name="T1">this.socket.setBuffer(true)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reates a new JSONP poll that can be used to listen</text:span></text:p>
      <text:p text:style-name="P1"><text:s text:c="3"/><text:span text:style-name="T1">* for messages from the Socket.IO server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JSONPPolling.prototype.get = function () {</text:span></text:p>
      <text:p text:style-name="P1"><text:s text:c="4"/><text:span text:style-name="T1">var self = this</text:span></text:p>
      <text:p text:style-name="P1"><text:s text:c="6"/><text:span text:style-name="T1">, script = document.createElement('script')</text:span></text:p>
      <text:p text:style-name="P1"><text:s text:c="6"/><text:span text:style-name="T1">, query = io.util.query(</text:span></text:p>
      <text:p text:style-name="P1"><text:soft-page-break/><text:s text:c="13"/><text:span text:style-name="T1">this.socket.options.query</text:span></text:p>
      <text:p text:style-name="P1"><text:s text:c="10"/><text:span text:style-name="T1">, 't='+ (+new Date) + '&amp;i=' + this.index</text:span></text:p>
      <text:p text:style-name="P1"><text:s text:c="8"/><text:span text:style-name="T1">);</text:span></text:p>
      <text:p text:style-name="Preformatted_20_Text"/>
      <text:p text:style-name="P1"><text:s text:c="4"/><text:span text:style-name="T1">if (this.script) {</text:span></text:p>
      <text:p text:style-name="P1"><text:s text:c="6"/><text:span text:style-name="T1">this.script.parentNode.removeChild(this.script);</text:span></text:p>
      <text:p text:style-name="P1"><text:s text:c="6"/><text:span text:style-name="T1">this.script = null;</text:span></text:p>
      <text:p text:style-name="P1"><text:s text:c="4"/><text:span text:style-name="T1">}</text:span></text:p>
      <text:p text:style-name="Preformatted_20_Text"/>
      <text:p text:style-name="P1"><text:s text:c="4"/><text:span text:style-name="T1">script.async = true;</text:span></text:p>
      <text:p text:style-name="P1"><text:s text:c="4"/><text:span text:style-name="T1">script.src = this.prepareUrl() + query;</text:span></text:p>
      <text:p text:style-name="P1"><text:s text:c="4"/><text:span text:style-name="T1">script.onerror = function () {</text:span></text:p>
      <text:p text:style-name="P1"><text:s text:c="6"/><text:span text:style-name="T1">self.onClose();</text:span></text:p>
      <text:p text:style-name="P1"><text:s text:c="4"/><text:span text:style-name="T1">};</text:span></text:p>
      <text:p text:style-name="Preformatted_20_Text"/>
      <text:p text:style-name="P1"><text:s text:c="4"/><text:span text:style-name="T1">var insertAt = document.getElementsByTagName('script')[0];</text:span></text:p>
      <text:p text:style-name="P1"><text:s text:c="4"/><text:span text:style-name="T1">insertAt.parentNode.insertBefore(script, insertAt);</text:span></text:p>
      <text:p text:style-name="P1"><text:s text:c="4"/><text:span text:style-name="T1">this.script = script;</text:span></text:p>
      <text:p text:style-name="Preformatted_20_Text"/>
      <text:p text:style-name="P1"><text:s text:c="4"/><text:span text:style-name="T1">if (indicator) {</text:span></text:p>
      <text:p text:style-name="P1"><text:s text:c="6"/><text:span text:style-name="T1">setTimeout(function () {</text:span></text:p>
      <text:p text:style-name="P1"><text:s text:c="8"/><text:span text:style-name="T1">var iframe = document.createElement('iframe');</text:span></text:p>
      <text:p text:style-name="P1"><text:s text:c="8"/><text:span text:style-name="T1">document.body.appendChild(iframe);</text:span></text:p>
      <text:p text:style-name="P1"><text:s text:c="8"/><text:span text:style-name="T1">document.body.removeChild(iframe);</text:span></text:p>
      <text:p text:style-name="P1"><text:s text:c="6"/><text:span text:style-name="T1">}, 100);</text:span></text:p>
      <text:p text:style-name="P1"><text:s text:c="4"/><text:span text:style-name="T1">}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allback function for the incoming message stream from the Socket.IO server.</text:span></text:p>
      <text:p text:style-name="P1"><text:s text:c="3"/><text:span text:style-name="T1">*</text:span></text:p>
      <text:p text:style-name="P1"><text:s text:c="3"/><text:span text:style-name="T1">* @param {String} data The message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JSONPPolling.prototype._ = function (msg) {</text:span></text:p>
      <text:p text:style-name="P1"><text:s text:c="4"/><text:span text:style-name="T1">this.onData(msg);</text:span></text:p>
      <text:p text:style-name="P1"><text:s text:c="4"/><text:span text:style-name="T1">if (this.isOpen) {</text:span></text:p>
      <text:p text:style-name="P1"><text:s text:c="6"/><text:span text:style-name="T1">this.get();</text:span></text:p>
      <text:p text:style-name="P1"><text:s text:c="4"/><text:span text:style-name="T1">}</text:span></text:p>
      <text:p text:style-name="P1"><text:s text:c="4"/><text:span text:style-name="T1">return this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The indicator hack only works after onload</text:span></text:p>
      <text:p text:style-name="P1"><text:s text:c="3"/><text:span text:style-name="T1">*</text:span></text:p>
      <text:p text:style-name="P1"><text:s text:c="3"/><text:span text:style-name="T1">* @param {Socket} socket The socket instance that needs a transport</text:span></text:p>
      <text:p text:style-name="P1"><text:s text:c="3"/><text:span text:style-name="T1">* @param {Function} fn The callback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JSONPPolling.prototype.ready = function (socket, fn) {</text:span></text:p>
      <text:p text:style-name="P1"><text:s text:c="4"/><text:span text:style-name="T1">var self = this;</text:span></text:p>
      <text:p text:style-name="P1"><text:s text:c="4"/><text:span text:style-name="T1">if (!indicator) return fn.call(this);</text:span></text:p>
      <text:p text:style-name="Preformatted_20_Text"/>
      <text:p text:style-name="P1"><text:s text:c="4"/><text:span text:style-name="T1">io.util.load(function () {</text:span></text:p>
      <text:p text:style-name="P1"><text:s text:c="6"/><text:span text:style-name="T1">fn.call(self);</text:span></text:p>
      <text:p text:style-name="P1"><text:s text:c="4"/><text:span text:style-name="T1">});</text:span></text:p>
      <text:p text:style-name="P1"><text:soft-page-break/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hecks if browser supports this transport.</text:span></text:p>
      <text:p text:style-name="P1"><text:s text:c="3"/><text:span text:style-name="T1">*</text:span></text:p>
      <text:p text:style-name="P1"><text:s text:c="3"/><text:span text:style-name="T1">* @return {Boolean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JSONPPolling.check = function () {</text:span></text:p>
      <text:p text:style-name="P1"><text:s text:c="4"/><text:span text:style-name="T1">return 'document' in global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Check if cross domain requests are supported</text:span></text:p>
      <text:p text:style-name="P1"><text:s text:c="3"/><text:span text:style-name="T1">*</text:span></text:p>
      <text:p text:style-name="P1"><text:s text:c="3"/><text:span text:style-name="T1">* @returns {Boolean}</text:span></text:p>
      <text:p text:style-name="P1"><text:s text:c="3"/><text:span text:style-name="T1">* @api public</text:span></text:p>
      <text:p text:style-name="P1"><text:s text:c="3"/><text:span text:style-name="T1">*/</text:span></text:p>
      <text:p text:style-name="Preformatted_20_Text"/>
      <text:p text:style-name="P1"><text:s text:c="2"/><text:span text:style-name="T1">JSONPPolling.xdomainCheck = function () {</text:span></text:p>
      <text:p text:style-name="P1"><text:s text:c="4"/><text:span text:style-name="T1">return true;</text:span></text:p>
      <text:p text:style-name="P1"><text:s text:c="2"/><text:span text:style-name="T1">};</text:span></text:p>
      <text:p text:style-name="Preformatted_20_Text"/>
      <text:p text:style-name="P1"><text:s text:c="2"/><text:span text:style-name="T1">/**</text:span></text:p>
      <text:p text:style-name="P1"><text:s text:c="3"/><text:span text:style-name="T1">* Add the transport to your public io.transports array.</text:span></text:p>
      <text:p text:style-name="P1"><text:s text:c="3"/><text:span text:style-name="T1">*</text:span></text:p>
      <text:p text:style-name="P1"><text:s text:c="3"/><text:span text:style-name="T1">* @api private</text:span></text:p>
      <text:p text:style-name="P1"><text:s text:c="3"/><text:span text:style-name="T1">*/</text:span></text:p>
      <text:p text:style-name="Preformatted_20_Text"/>
      <text:p text:style-name="P1"><text:s text:c="2"/><text:span text:style-name="T1">io.transports.push('jsonp-polling');</text:span></text:p>
      <text:p text:style-name="Preformatted_20_Text"/>
      <text:p text:style-name="P2">})(</text:p>
      <text:p text:style-name="P1"><text:s text:c="4"/><text:span text:style-name="T1">'undefined' != typeof io ? io.Transport : module.exports</text:span></text:p>
      <text:p text:style-name="P1"><text:s text:c="2"/><text:span text:style-name="T1">, 'undefined' != typeof io ? io : module.parent.exports</text:span></text:p>
      <text:p text:style-name="P1"><text:s text:c="2"/><text:span text:style-name="T1">, this</text:span></text:p>
      <text:p text:style-name="P2">);</text:p>
      <text:p text:style-name="Preformatted_20_Text"/>
      <text:p text:style-name="P2">if (typeof define === "function" &amp;&amp; define.amd) {</text:p>
      <text:p text:style-name="P1"><text:s text:c="2"/><text:span text:style-name="T1">define([], function () { return io; });</text:span></text:p>
      <text:p text:style-name="P2">}</text:p>
      <text:p text:style-name="P4">})(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20:32:55.445922440</meta:creation-date>
    <dc:date>2014-03-03T20:33:19.989455080</dc:date>
    <meta:editing-duration>P0D</meta:editing-duration>
    <meta:editing-cycles>1</meta:editing-cycles>
    <meta:document-statistic meta:table-count="0" meta:image-count="0" meta:object-count="0" meta:page-count="58" meta:paragraph-count="2666" meta:word-count="9141" meta:character-count="71421" meta:non-whitespace-character-count="53074"/>
    <meta:generator>LibreOffice/4.1.3.2$Linux_X86_64 LibreOffice_project/410m0$Build-2</meta:generator>
  </office:meta>
</office:document-meta>
</file>